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" table:style-name="ta1">
        <table:shapes>
          <draw:frame draw:z-index="0" draw:style-name="gr1" draw:text-style-name="P1" svg:width="7.3in" svg:height="5.5949in" svg:x="0.4331in" svg:y="0.0417in">
            <draw:object draw:notify-on-update-of-ranges="euler.A1:euler.A1 euler.A2:euler.A366 euler.B1:euler.B1 euler.B2:euler.B366 euler.C1:euler.C1 euler.C2:euler.C366 euler.D1:euler.D1 euler.D2:euler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874" calcext:value-type="float">
            <text:p>1.0874</text:p>
          </table:table-cell>
          <table:table-cell office:value-type="float" office:value="998.9" calcext:value-type="float">
            <text:p>998.9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8243" calcext:value-type="float">
            <text:p>1.18243</text:p>
          </table:table-cell>
          <table:table-cell office:value-type="float" office:value="998.791" calcext:value-type="float">
            <text:p>998.791</text:p>
          </table:table-cell>
          <table:table-cell office:value-type="float" office:value="0.0260925" calcext:value-type="float">
            <text:p>0.02609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8575" calcext:value-type="float">
            <text:p>1.28575</text:p>
          </table:table-cell>
          <table:table-cell office:value-type="float" office:value="998.673" calcext:value-type="float">
            <text:p>998.673</text:p>
          </table:table-cell>
          <table:table-cell office:value-type="float" office:value="0.0408728" calcext:value-type="float">
            <text:p>0.04087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9808" calcext:value-type="float">
            <text:p>1.39808</text:p>
          </table:table-cell>
          <table:table-cell office:value-type="float" office:value="998.545" calcext:value-type="float">
            <text:p>998.545</text:p>
          </table:table-cell>
          <table:table-cell office:value-type="float" office:value="0.0569447" calcext:value-type="float">
            <text:p>0.056944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2021" calcext:value-type="float">
            <text:p>1.52021</text:p>
          </table:table-cell>
          <table:table-cell office:value-type="float" office:value="998.405" calcext:value-type="float">
            <text:p>998.405</text:p>
          </table:table-cell>
          <table:table-cell office:value-type="float" office:value="0.0744207" calcext:value-type="float">
            <text:p>0.074420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5298" calcext:value-type="float">
            <text:p>1.65298</text:p>
          </table:table-cell>
          <table:table-cell office:value-type="float" office:value="998.254" calcext:value-type="float">
            <text:p>998.254</text:p>
          </table:table-cell>
          <table:table-cell office:value-type="float" office:value="0.0934233" calcext:value-type="float">
            <text:p>0.09342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9733" calcext:value-type="float">
            <text:p>1.79733</text:p>
          </table:table-cell>
          <table:table-cell office:value-type="float" office:value="998.089" calcext:value-type="float">
            <text:p>998.089</text:p>
          </table:table-cell>
          <table:table-cell office:value-type="float" office:value="0.114086" calcext:value-type="float">
            <text:p>0.11408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5425" calcext:value-type="float">
            <text:p>1.95425</text:p>
          </table:table-cell>
          <table:table-cell office:value-type="float" office:value="997.909" calcext:value-type="float">
            <text:p>997.909</text:p>
          </table:table-cell>
          <table:table-cell office:value-type="float" office:value="0.136552" calcext:value-type="float">
            <text:p>0.1365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2484" calcext:value-type="float">
            <text:p>2.12484</text:p>
          </table:table-cell>
          <table:table-cell office:value-type="float" office:value="997.714" calcext:value-type="float">
            <text:p>997.714</text:p>
          </table:table-cell>
          <table:table-cell office:value-type="float" office:value="0.16098" calcext:value-type="float">
            <text:p>0.16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1028" calcext:value-type="float">
            <text:p>2.31028</text:p>
          </table:table-cell>
          <table:table-cell office:value-type="float" office:value="997.502" calcext:value-type="float">
            <text:p>997.502</text:p>
          </table:table-cell>
          <table:table-cell office:value-type="float" office:value="0.187541" calcext:value-type="float">
            <text:p>0.18754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51185" calcext:value-type="float">
            <text:p>2.51185</text:p>
          </table:table-cell>
          <table:table-cell office:value-type="float" office:value="997.272" calcext:value-type="float">
            <text:p>997.272</text:p>
          </table:table-cell>
          <table:table-cell office:value-type="float" office:value="0.216419" calcext:value-type="float">
            <text:p>0.21641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73096" calcext:value-type="float">
            <text:p>2.73096</text:p>
          </table:table-cell>
          <table:table-cell office:value-type="float" office:value="997.021" calcext:value-type="float">
            <text:p>997.021</text:p>
          </table:table-cell>
          <table:table-cell office:value-type="float" office:value="0.247818" calcext:value-type="float">
            <text:p>0.24781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9691" calcext:value-type="float">
            <text:p>2.9691</text:p>
          </table:table-cell>
          <table:table-cell office:value-type="float" office:value="996.749" calcext:value-type="float">
            <text:p>996.749</text:p>
          </table:table-cell>
          <table:table-cell office:value-type="float" office:value="0.281955" calcext:value-type="float">
            <text:p>0.28195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22793" calcext:value-type="float">
            <text:p>3.22793</text:p>
          </table:table-cell>
          <table:table-cell office:value-type="float" office:value="996.453" calcext:value-type="float">
            <text:p>996.453</text:p>
          </table:table-cell>
          <table:table-cell office:value-type="float" office:value="0.319068" calcext:value-type="float">
            <text:p>0.31906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0923" calcext:value-type="float">
            <text:p>3.50923</text:p>
          </table:table-cell>
          <table:table-cell office:value-type="float" office:value="996.131" calcext:value-type="float">
            <text:p>996.131</text:p>
          </table:table-cell>
          <table:table-cell office:value-type="float" office:value="0.359418" calcext:value-type="float">
            <text:p>0.35941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81493" calcext:value-type="float">
            <text:p>3.81493</text:p>
          </table:table-cell>
          <table:table-cell office:value-type="float" office:value="995.782" calcext:value-type="float">
            <text:p>995.782</text:p>
          </table:table-cell>
          <table:table-cell office:value-type="float" office:value="0.403283" calcext:value-type="float">
            <text:p>0.40328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14713" calcext:value-type="float">
            <text:p>4.14713</text:p>
          </table:table-cell>
          <table:table-cell office:value-type="float" office:value="995.402" calcext:value-type="float">
            <text:p>995.402</text:p>
          </table:table-cell>
          <table:table-cell office:value-type="float" office:value="0.45097" calcext:value-type="float">
            <text:p>0.4509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5081" calcext:value-type="float">
            <text:p>4.5081</text:p>
          </table:table-cell>
          <table:table-cell office:value-type="float" office:value="994.989" calcext:value-type="float">
            <text:p>994.989</text:p>
          </table:table-cell>
          <table:table-cell office:value-type="float" office:value="0.502809" calcext:value-type="float">
            <text:p>0.50280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.90029" calcext:value-type="float">
            <text:p>4.90029</text:p>
          </table:table-cell>
          <table:table-cell office:value-type="float" office:value="994.541" calcext:value-type="float">
            <text:p>994.541</text:p>
          </table:table-cell>
          <table:table-cell office:value-type="float" office:value="0.55916" calcext:value-type="float">
            <text:p>0.55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264" calcext:value-type="float">
            <text:p>5.3264</text:p>
          </table:table-cell>
          <table:table-cell office:value-type="float" office:value="994.053" calcext:value-type="float">
            <text:p>994.053</text:p>
          </table:table-cell>
          <table:table-cell office:value-type="float" office:value="0.620414" calcext:value-type="float">
            <text:p>0.62041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.78929" calcext:value-type="float">
            <text:p>5.78929</text:p>
          </table:table-cell>
          <table:table-cell office:value-type="float" office:value="993.524" calcext:value-type="float">
            <text:p>993.524</text:p>
          </table:table-cell>
          <table:table-cell office:value-type="float" office:value="0.686993" calcext:value-type="float">
            <text:p>0.68699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2921" calcext:value-type="float">
            <text:p>6.2921</text:p>
          </table:table-cell>
          <table:table-cell office:value-type="float" office:value="992.949" calcext:value-type="float">
            <text:p>992.949</text:p>
          </table:table-cell>
          <table:table-cell office:value-type="float" office:value="0.75936" calcext:value-type="float">
            <text:p>0.7593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.83822" calcext:value-type="float">
            <text:p>6.83822</text:p>
          </table:table-cell>
          <table:table-cell office:value-type="float" office:value="992.324" calcext:value-type="float">
            <text:p>992.324</text:p>
          </table:table-cell>
          <table:table-cell office:value-type="float" office:value="0.838011" calcext:value-type="float">
            <text:p>0.83801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.43132" calcext:value-type="float">
            <text:p>7.43132</text:p>
          </table:table-cell>
          <table:table-cell office:value-type="float" office:value="991.645" calcext:value-type="float">
            <text:p>991.645</text:p>
          </table:table-cell>
          <table:table-cell office:value-type="float" office:value="0.923489" calcext:value-type="float">
            <text:p>0.92348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07535" calcext:value-type="float">
            <text:p>8.07535</text:p>
          </table:table-cell>
          <table:table-cell office:value-type="float" office:value="990.908" calcext:value-type="float">
            <text:p>990.908</text:p>
          </table:table-cell>
          <table:table-cell office:value-type="float" office:value="1.01638" calcext:value-type="float">
            <text:p>1.0163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.7746" calcext:value-type="float">
            <text:p>8.7746</text:p>
          </table:table-cell>
          <table:table-cell office:value-type="float" office:value="990.108" calcext:value-type="float">
            <text:p>990.108</text:p>
          </table:table-cell>
          <table:table-cell office:value-type="float" office:value="1.11732" calcext:value-type="float">
            <text:p>1.1173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.5337" calcext:value-type="float">
            <text:p>9.5337</text:p>
          </table:table-cell>
          <table:table-cell office:value-type="float" office:value="989.239" calcext:value-type="float">
            <text:p>989.239</text:p>
          </table:table-cell>
          <table:table-cell office:value-type="float" office:value="1.227" calcext:value-type="float">
            <text:p>1.22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.3576" calcext:value-type="float">
            <text:p>10.3576</text:p>
          </table:table-cell>
          <table:table-cell office:value-type="float" office:value="988.296" calcext:value-type="float">
            <text:p>988.296</text:p>
          </table:table-cell>
          <table:table-cell office:value-type="float" office:value="1.34618" calcext:value-type="float">
            <text:p>1.3461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1.2518" calcext:value-type="float">
            <text:p>11.2518</text:p>
          </table:table-cell>
          <table:table-cell office:value-type="float" office:value="987.273" calcext:value-type="float">
            <text:p>987.273</text:p>
          </table:table-cell>
          <table:table-cell office:value-type="float" office:value="1.47565" calcext:value-type="float">
            <text:p>1.47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22" calcext:value-type="float">
            <text:p>12.222</text:p>
          </table:table-cell>
          <table:table-cell office:value-type="float" office:value="986.162" calcext:value-type="float">
            <text:p>986.162</text:p>
          </table:table-cell>
          <table:table-cell office:value-type="float" office:value="1.61629" calcext:value-type="float">
            <text:p>1.6162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3.2745" calcext:value-type="float">
            <text:p>13.2745</text:p>
          </table:table-cell>
          <table:table-cell office:value-type="float" office:value="984.956" calcext:value-type="float">
            <text:p>984.956</text:p>
          </table:table-cell>
          <table:table-cell office:value-type="float" office:value="1.76907" calcext:value-type="float">
            <text:p>1.7690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.4161" calcext:value-type="float">
            <text:p>14.4161</text:p>
          </table:table-cell>
          <table:table-cell office:value-type="float" office:value="983.649" calcext:value-type="float">
            <text:p>983.649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5.6539" calcext:value-type="float">
            <text:p>15.6539</text:p>
          </table:table-cell>
          <table:table-cell office:value-type="float" office:value="982.231" calcext:value-type="float">
            <text:p>982.231</text:p>
          </table:table-cell>
          <table:table-cell office:value-type="float" office:value="2.1152" calcext:value-type="float">
            <text:p>2.115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6.9958" calcext:value-type="float">
            <text:p>16.9958</text:p>
          </table:table-cell>
          <table:table-cell office:value-type="float" office:value="980.693" calcext:value-type="float">
            <text:p>980.693</text:p>
          </table:table-cell>
          <table:table-cell office:value-type="float" office:value="2.31088" calcext:value-type="float">
            <text:p>2.3108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8.4501" calcext:value-type="float">
            <text:p>18.4501</text:p>
          </table:table-cell>
          <table:table-cell office:value-type="float" office:value="979.027" calcext:value-type="float">
            <text:p>979.027</text:p>
          </table:table-cell>
          <table:table-cell office:value-type="float" office:value="2.52332" calcext:value-type="float">
            <text:p>2.5233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0.0258" calcext:value-type="float">
            <text:p>20.0258</text:p>
          </table:table-cell>
          <table:table-cell office:value-type="float" office:value="977.22" calcext:value-type="float">
            <text:p>977.22</text:p>
          </table:table-cell>
          <table:table-cell office:value-type="float" office:value="2.75395" calcext:value-type="float">
            <text:p>2.7539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1.7325" calcext:value-type="float">
            <text:p>21.7325</text:p>
          </table:table-cell>
          <table:table-cell office:value-type="float" office:value="975.263" calcext:value-type="float">
            <text:p>975.263</text:p>
          </table:table-cell>
          <table:table-cell office:value-type="float" office:value="3.00427" calcext:value-type="float">
            <text:p>3.0042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3.5803" calcext:value-type="float">
            <text:p>23.5803</text:p>
          </table:table-cell>
          <table:table-cell office:value-type="float" office:value="973.144" calcext:value-type="float">
            <text:p>973.144</text:p>
          </table:table-cell>
          <table:table-cell office:value-type="float" office:value="3.27593" calcext:value-type="float">
            <text:p>3.2759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5.5803" calcext:value-type="float">
            <text:p>25.5803</text:p>
          </table:table-cell>
          <table:table-cell office:value-type="float" office:value="970.849" calcext:value-type="float">
            <text:p>970.849</text:p>
          </table:table-cell>
          <table:table-cell office:value-type="float" office:value="3.57068" calcext:value-type="float">
            <text:p>3.57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744" calcext:value-type="float">
            <text:p>27.744</text:p>
          </table:table-cell>
          <table:table-cell office:value-type="float" office:value="968.366" calcext:value-type="float">
            <text:p>968.366</text:p>
          </table:table-cell>
          <table:table-cell office:value-type="float" office:value="3.89044" calcext:value-type="float">
            <text:p>3.8904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0.0838" calcext:value-type="float">
            <text:p>30.0838</text:p>
          </table:table-cell>
          <table:table-cell office:value-type="float" office:value="965.679" calcext:value-type="float">
            <text:p>965.679</text:p>
          </table:table-cell>
          <table:table-cell office:value-type="float" office:value="4.23724" calcext:value-type="float">
            <text:p>4.237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2.6129" calcext:value-type="float">
            <text:p>32.6129</text:p>
          </table:table-cell>
          <table:table-cell office:value-type="float" office:value="962.774" calcext:value-type="float">
            <text:p>962.774</text:p>
          </table:table-cell>
          <table:table-cell office:value-type="float" office:value="4.61328" calcext:value-type="float">
            <text:p>4.6132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5.3451" calcext:value-type="float">
            <text:p>35.3451</text:p>
          </table:table-cell>
          <table:table-cell office:value-type="float" office:value="959.634" calcext:value-type="float">
            <text:p>959.634</text:p>
          </table:table-cell>
          <table:table-cell office:value-type="float" office:value="5.02094" calcext:value-type="float">
            <text:p>5.020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8.2951" calcext:value-type="float">
            <text:p>38.2951</text:p>
          </table:table-cell>
          <table:table-cell office:value-type="float" office:value="956.242" calcext:value-type="float">
            <text:p>956.242</text:p>
          </table:table-cell>
          <table:table-cell office:value-type="float" office:value="5.46276" calcext:value-type="float">
            <text:p>5.4627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1.4784" calcext:value-type="float">
            <text:p>41.4784</text:p>
          </table:table-cell>
          <table:table-cell office:value-type="float" office:value="952.58" calcext:value-type="float">
            <text:p>952.58</text:p>
          </table:table-cell>
          <table:table-cell office:value-type="float" office:value="5.94145" calcext:value-type="float">
            <text:p>5.9414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4.911" calcext:value-type="float">
            <text:p>44.911</text:p>
          </table:table-cell>
          <table:table-cell office:value-type="float" office:value="948.629" calcext:value-type="float">
            <text:p>948.629</text:p>
          </table:table-cell>
          <table:table-cell office:value-type="float" office:value="6.45993" calcext:value-type="float">
            <text:p>6.4599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8.61" calcext:value-type="float">
            <text:p>48.61</text:p>
          </table:table-cell>
          <table:table-cell office:value-type="float" office:value="944.369" calcext:value-type="float">
            <text:p>944.369</text:p>
          </table:table-cell>
          <table:table-cell office:value-type="float" office:value="7.02132" calcext:value-type="float">
            <text:p>7.0213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2.593" calcext:value-type="float">
            <text:p>52.593</text:p>
          </table:table-cell>
          <table:table-cell office:value-type="float" office:value="939.778" calcext:value-type="float">
            <text:p>939.778</text:p>
          </table:table-cell>
          <table:table-cell office:value-type="float" office:value="7.62894" calcext:value-type="float">
            <text:p>7.6289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6.8782" calcext:value-type="float">
            <text:p>56.8782</text:p>
          </table:table-cell>
          <table:table-cell office:value-type="float" office:value="934.835" calcext:value-type="float">
            <text:p>934.835</text:p>
          </table:table-cell>
          <table:table-cell office:value-type="float" office:value="8.28635" calcext:value-type="float">
            <text:p>8.28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4844" calcext:value-type="float">
            <text:p>61.4844</text:p>
          </table:table-cell>
          <table:table-cell office:value-type="float" office:value="929.518" calcext:value-type="float">
            <text:p>929.518</text:p>
          </table:table-cell>
          <table:table-cell office:value-type="float" office:value="8.99733" calcext:value-type="float">
            <text:p>8.997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6.4309" calcext:value-type="float">
            <text:p>66.4309</text:p>
          </table:table-cell>
          <table:table-cell office:value-type="float" office:value="923.803" calcext:value-type="float">
            <text:p>923.803</text:p>
          </table:table-cell>
          <table:table-cell office:value-type="float" office:value="9.76589" calcext:value-type="float">
            <text:p>9.7658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1.7374" calcext:value-type="float">
            <text:p>71.7374</text:p>
          </table:table-cell>
          <table:table-cell office:value-type="float" office:value="917.666" calcext:value-type="float">
            <text:p>917.666</text:p>
          </table:table-cell>
          <table:table-cell office:value-type="float" office:value="10.5963" calcext:value-type="float">
            <text:p>10.596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7.4238" calcext:value-type="float">
            <text:p>77.4238</text:p>
          </table:table-cell>
          <table:table-cell office:value-type="float" office:value="911.083" calcext:value-type="float">
            <text:p>911.083</text:p>
          </table:table-cell>
          <table:table-cell office:value-type="float" office:value="11.493" calcext:value-type="float">
            <text:p>11.49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3.5099" calcext:value-type="float">
            <text:p>83.5099</text:p>
          </table:table-cell>
          <table:table-cell office:value-type="float" office:value="904.029" calcext:value-type="float">
            <text:p>904.029</text:p>
          </table:table-cell>
          <table:table-cell office:value-type="float" office:value="12.4608" calcext:value-type="float">
            <text:p>12.460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0.0156" calcext:value-type="float">
            <text:p>90.0156</text:p>
          </table:table-cell>
          <table:table-cell office:value-type="float" office:value="896.48" calcext:value-type="float">
            <text:p>896.48</text:p>
          </table:table-cell>
          <table:table-cell office:value-type="float" office:value="13.5047" calcext:value-type="float">
            <text:p>13.504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6.9601" calcext:value-type="float">
            <text:p>96.9601</text:p>
          </table:table-cell>
          <table:table-cell office:value-type="float" office:value="888.41" calcext:value-type="float">
            <text:p>888.41</text:p>
          </table:table-cell>
          <table:table-cell office:value-type="float" office:value="14.6299" calcext:value-type="float">
            <text:p>14.629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04.362" calcext:value-type="float">
            <text:p>104.362</text:p>
          </table:table-cell>
          <table:table-cell office:value-type="float" office:value="879.796" calcext:value-type="float">
            <text:p>879.796</text:p>
          </table:table-cell>
          <table:table-cell office:value-type="float" office:value="15.8419" calcext:value-type="float">
            <text:p>15.841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12.239" calcext:value-type="float">
            <text:p>112.239</text:p>
          </table:table-cell>
          <table:table-cell office:value-type="float" office:value="870.614" calcext:value-type="float">
            <text:p>870.614</text:p>
          </table:table-cell>
          <table:table-cell office:value-type="float" office:value="17.1464" calcext:value-type="float">
            <text:p>17.146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20.608" calcext:value-type="float">
            <text:p>120.608</text:p>
          </table:table-cell>
          <table:table-cell office:value-type="float" office:value="860.843" calcext:value-type="float">
            <text:p>860.843</text:p>
          </table:table-cell>
          <table:table-cell office:value-type="float" office:value="18.5494" calcext:value-type="float">
            <text:p>18.54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483" calcext:value-type="float">
            <text:p>129.483</text:p>
          </table:table-cell>
          <table:table-cell office:value-type="float" office:value="850.46" calcext:value-type="float">
            <text:p>850.46</text:p>
          </table:table-cell>
          <table:table-cell office:value-type="float" office:value="20.057" calcext:value-type="float">
            <text:p>20.05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38.876" calcext:value-type="float">
            <text:p>138.876</text:p>
          </table:table-cell>
          <table:table-cell office:value-type="float" office:value="839.448" calcext:value-type="float">
            <text:p>839.448</text:p>
          </table:table-cell>
          <table:table-cell office:value-type="float" office:value="21.6755" calcext:value-type="float">
            <text:p>21.675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8.798" calcext:value-type="float">
            <text:p>148.798</text:p>
          </table:table-cell>
          <table:table-cell office:value-type="float" office:value="827.79" calcext:value-type="float">
            <text:p>827.79</text:p>
          </table:table-cell>
          <table:table-cell office:value-type="float" office:value="23.4115" calcext:value-type="float">
            <text:p>23.411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59.256" calcext:value-type="float">
            <text:p>159.256</text:p>
          </table:table-cell>
          <table:table-cell office:value-type="float" office:value="815.473" calcext:value-type="float">
            <text:p>815.473</text:p>
          </table:table-cell>
          <table:table-cell office:value-type="float" office:value="25.2715" calcext:value-type="float">
            <text:p>25.27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70.252" calcext:value-type="float">
            <text:p>170.252</text:p>
          </table:table-cell>
          <table:table-cell office:value-type="float" office:value="802.486" calcext:value-type="float">
            <text:p>802.486</text:p>
          </table:table-cell>
          <table:table-cell office:value-type="float" office:value="27.2622" calcext:value-type="float">
            <text:p>27.262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81.786" calcext:value-type="float">
            <text:p>181.786</text:p>
          </table:table-cell>
          <table:table-cell office:value-type="float" office:value="788.823" calcext:value-type="float">
            <text:p>788.823</text:p>
          </table:table-cell>
          <table:table-cell office:value-type="float" office:value="29.3903" calcext:value-type="float">
            <text:p>29.390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93.854" calcext:value-type="float">
            <text:p>193.854</text:p>
          </table:table-cell>
          <table:table-cell office:value-type="float" office:value="774.484" calcext:value-type="float">
            <text:p>774.484</text:p>
          </table:table-cell>
          <table:table-cell office:value-type="float" office:value="31.6626" calcext:value-type="float">
            <text:p>31.662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06.444" calcext:value-type="float">
            <text:p>206.444</text:p>
          </table:table-cell>
          <table:table-cell office:value-type="float" office:value="759.47" calcext:value-type="float">
            <text:p>759.47</text:p>
          </table:table-cell>
          <table:table-cell office:value-type="float" office:value="34.0858" calcext:value-type="float">
            <text:p>34.085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19.543" calcext:value-type="float">
            <text:p>219.543</text:p>
          </table:table-cell>
          <table:table-cell office:value-type="float" office:value="743.791" calcext:value-type="float">
            <text:p>743.791</text:p>
          </table:table-cell>
          <table:table-cell office:value-type="float" office:value="36.6664" calcext:value-type="float">
            <text:p>36.666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33.128" calcext:value-type="float">
            <text:p>233.128</text:p>
          </table:table-cell>
          <table:table-cell office:value-type="float" office:value="727.462" calcext:value-type="float">
            <text:p>727.462</text:p>
          </table:table-cell>
          <table:table-cell office:value-type="float" office:value="39.4106" calcext:value-type="float">
            <text:p>39.4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7.173" calcext:value-type="float">
            <text:p>247.173</text:p>
          </table:table-cell>
          <table:table-cell office:value-type="float" office:value="710.503" calcext:value-type="float">
            <text:p>710.503</text:p>
          </table:table-cell>
          <table:table-cell office:value-type="float" office:value="42.3247" calcext:value-type="float">
            <text:p>42.324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61.645" calcext:value-type="float">
            <text:p>261.645</text:p>
          </table:table-cell>
          <table:table-cell office:value-type="float" office:value="692.941" calcext:value-type="float">
            <text:p>692.941</text:p>
          </table:table-cell>
          <table:table-cell office:value-type="float" office:value="45.4144" calcext:value-type="float">
            <text:p>45.414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76.505" calcext:value-type="float">
            <text:p>276.505</text:p>
          </table:table-cell>
          <table:table-cell office:value-type="float" office:value="674.81" calcext:value-type="float">
            <text:p>674.81</text:p>
          </table:table-cell>
          <table:table-cell office:value-type="float" office:value="48.685" calcext:value-type="float">
            <text:p>48.68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91.707" calcext:value-type="float">
            <text:p>291.707</text:p>
          </table:table-cell>
          <table:table-cell office:value-type="float" office:value="656.152" calcext:value-type="float">
            <text:p>656.152</text:p>
          </table:table-cell>
          <table:table-cell office:value-type="float" office:value="52.1413" calcext:value-type="float">
            <text:p>52.141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07.201" calcext:value-type="float">
            <text:p>307.201</text:p>
          </table:table-cell>
          <table:table-cell office:value-type="float" office:value="637.011" calcext:value-type="float">
            <text:p>637.011</text:p>
          </table:table-cell>
          <table:table-cell office:value-type="float" office:value="55.7876" calcext:value-type="float">
            <text:p>55.787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22.93" calcext:value-type="float">
            <text:p>322.93</text:p>
          </table:table-cell>
          <table:table-cell office:value-type="float" office:value="617.442" calcext:value-type="float">
            <text:p>617.442</text:p>
          </table:table-cell>
          <table:table-cell office:value-type="float" office:value="59.6276" calcext:value-type="float">
            <text:p>59.627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38.833" calcext:value-type="float">
            <text:p>338.833</text:p>
          </table:table-cell>
          <table:table-cell office:value-type="float" office:value="597.503" calcext:value-type="float">
            <text:p>597.503</text:p>
          </table:table-cell>
          <table:table-cell office:value-type="float" office:value="63.6642" calcext:value-type="float">
            <text:p>63.664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54.843" calcext:value-type="float">
            <text:p>354.843</text:p>
          </table:table-cell>
          <table:table-cell office:value-type="float" office:value="577.258" calcext:value-type="float">
            <text:p>577.258</text:p>
          </table:table-cell>
          <table:table-cell office:value-type="float" office:value="67.8996" calcext:value-type="float">
            <text:p>67.899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70.891" calcext:value-type="float">
            <text:p>370.891</text:p>
          </table:table-cell>
          <table:table-cell office:value-type="float" office:value="556.774" calcext:value-type="float">
            <text:p>556.774</text:p>
          </table:table-cell>
          <table:table-cell office:value-type="float" office:value="72.3352" calcext:value-type="float">
            <text:p>72.335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86.905" calcext:value-type="float">
            <text:p>386.905</text:p>
          </table:table-cell>
          <table:table-cell office:value-type="float" office:value="536.124" calcext:value-type="float">
            <text:p>536.124</text:p>
          </table:table-cell>
          <table:table-cell office:value-type="float" office:value="76.9713" calcext:value-type="float">
            <text:p>76.97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2.811" calcext:value-type="float">
            <text:p>402.811</text:p>
          </table:table-cell>
          <table:table-cell office:value-type="float" office:value="515.381" calcext:value-type="float">
            <text:p>515.381</text:p>
          </table:table-cell>
          <table:table-cell office:value-type="float" office:value="81.8076" calcext:value-type="float">
            <text:p>81.807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18.536" calcext:value-type="float">
            <text:p>418.536</text:p>
          </table:table-cell>
          <table:table-cell office:value-type="float" office:value="494.621" calcext:value-type="float">
            <text:p>494.621</text:p>
          </table:table-cell>
          <table:table-cell office:value-type="float" office:value="86.8428" calcext:value-type="float">
            <text:p>86.842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34.006" calcext:value-type="float">
            <text:p>434.006</text:p>
          </table:table-cell>
          <table:table-cell office:value-type="float" office:value="473.919" calcext:value-type="float">
            <text:p>473.919</text:p>
          </table:table-cell>
          <table:table-cell office:value-type="float" office:value="92.0745" calcext:value-type="float">
            <text:p>92.074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49.15" calcext:value-type="float">
            <text:p>449.15</text:p>
          </table:table-cell>
          <table:table-cell office:value-type="float" office:value="453.351" calcext:value-type="float">
            <text:p>453.351</text:p>
          </table:table-cell>
          <table:table-cell office:value-type="float" office:value="97.4995" calcext:value-type="float">
            <text:p>97.499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63.897" calcext:value-type="float">
            <text:p>463.897</text:p>
          </table:table-cell>
          <table:table-cell office:value-type="float" office:value="432.989" calcext:value-type="float">
            <text:p>432.989</text:p>
          </table:table-cell>
          <table:table-cell office:value-type="float" office:value="103.114" calcext:value-type="float">
            <text:p>103.11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78.185" calcext:value-type="float">
            <text:p>478.185</text:p>
          </table:table-cell>
          <table:table-cell office:value-type="float" office:value="412.902" calcext:value-type="float">
            <text:p>412.902</text:p>
          </table:table-cell>
          <table:table-cell office:value-type="float" office:value="108.913" calcext:value-type="float">
            <text:p>108.91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91.952" calcext:value-type="float">
            <text:p>491.952</text:p>
          </table:table-cell>
          <table:table-cell office:value-type="float" office:value="393.158" calcext:value-type="float">
            <text:p>393.158</text:p>
          </table:table-cell>
          <table:table-cell office:value-type="float" office:value="114.89" calcext:value-type="float">
            <text:p>114.8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05.144" calcext:value-type="float">
            <text:p>505.144</text:p>
          </table:table-cell>
          <table:table-cell office:value-type="float" office:value="373.817" calcext:value-type="float">
            <text:p>373.817</text:p>
          </table:table-cell>
          <table:table-cell office:value-type="float" office:value="121.039" calcext:value-type="float">
            <text:p>121.03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17.713" calcext:value-type="float">
            <text:p>517.713</text:p>
          </table:table-cell>
          <table:table-cell office:value-type="float" office:value="354.933" calcext:value-type="float">
            <text:p>354.933</text:p>
          </table:table-cell>
          <table:table-cell office:value-type="float" office:value="127.354" calcext:value-type="float">
            <text:p>127.35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29.617" calcext:value-type="float">
            <text:p>529.617</text:p>
          </table:table-cell>
          <table:table-cell office:value-type="float" office:value="336.558" calcext:value-type="float">
            <text:p>336.558</text:p>
          </table:table-cell>
          <table:table-cell office:value-type="float" office:value="133.825" calcext:value-type="float">
            <text:p>133.8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0.821" calcext:value-type="float">
            <text:p>540.821</text:p>
          </table:table-cell>
          <table:table-cell office:value-type="float" office:value="318.733" calcext:value-type="float">
            <text:p>318.733</text:p>
          </table:table-cell>
          <table:table-cell office:value-type="float" office:value="140.445" calcext:value-type="float">
            <text:p>140.44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551.299" calcext:value-type="float">
            <text:p>551.299</text:p>
          </table:table-cell>
          <table:table-cell office:value-type="float" office:value="301.496" calcext:value-type="float">
            <text:p>301.496</text:p>
          </table:table-cell>
          <table:table-cell office:value-type="float" office:value="147.206" calcext:value-type="float">
            <text:p>147.20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61.029" calcext:value-type="float">
            <text:p>561.029</text:p>
          </table:table-cell>
          <table:table-cell office:value-type="float" office:value="284.874" calcext:value-type="float">
            <text:p>284.874</text:p>
          </table:table-cell>
          <table:table-cell office:value-type="float" office:value="154.097" calcext:value-type="float">
            <text:p>154.09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69.998" calcext:value-type="float">
            <text:p>569.998</text:p>
          </table:table-cell>
          <table:table-cell office:value-type="float" office:value="268.892" calcext:value-type="float">
            <text:p>268.892</text:p>
          </table:table-cell>
          <table:table-cell office:value-type="float" office:value="161.11" calcext:value-type="float">
            <text:p>161.1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78.2" calcext:value-type="float">
            <text:p>578.2</text:p>
          </table:table-cell>
          <table:table-cell office:value-type="float" office:value="253.565" calcext:value-type="float">
            <text:p>253.565</text:p>
          </table:table-cell>
          <table:table-cell office:value-type="float" office:value="168.235" calcext:value-type="float">
            <text:p>168.23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85.634" calcext:value-type="float">
            <text:p>585.634</text:p>
          </table:table-cell>
          <table:table-cell office:value-type="float" office:value="238.904" calcext:value-type="float">
            <text:p>238.904</text:p>
          </table:table-cell>
          <table:table-cell office:value-type="float" office:value="175.462" calcext:value-type="float">
            <text:p>175.46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92.305" calcext:value-type="float">
            <text:p>592.305</text:p>
          </table:table-cell>
          <table:table-cell office:value-type="float" office:value="224.913" calcext:value-type="float">
            <text:p>224.913</text:p>
          </table:table-cell>
          <table:table-cell office:value-type="float" office:value="182.783" calcext:value-type="float">
            <text:p>182.78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598.222" calcext:value-type="float">
            <text:p>598.222</text:p>
          </table:table-cell>
          <table:table-cell office:value-type="float" office:value="211.591" calcext:value-type="float">
            <text:p>211.591</text:p>
          </table:table-cell>
          <table:table-cell office:value-type="float" office:value="190.186" calcext:value-type="float">
            <text:p>190.18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603.402" calcext:value-type="float">
            <text:p>603.402</text:p>
          </table:table-cell>
          <table:table-cell office:value-type="float" office:value="198.933" calcext:value-type="float">
            <text:p>198.933</text:p>
          </table:table-cell>
          <table:table-cell office:value-type="float" office:value="197.664" calcext:value-type="float">
            <text:p>197.66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607.864" calcext:value-type="float">
            <text:p>607.864</text:p>
          </table:table-cell>
          <table:table-cell office:value-type="float" office:value="186.93" calcext:value-type="float">
            <text:p>186.93</text:p>
          </table:table-cell>
          <table:table-cell office:value-type="float" office:value="205.207" calcext:value-type="float">
            <text:p>205.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1.628" calcext:value-type="float">
            <text:p>611.628</text:p>
          </table:table-cell>
          <table:table-cell office:value-type="float" office:value="175.567" calcext:value-type="float">
            <text:p>175.567</text:p>
          </table:table-cell>
          <table:table-cell office:value-type="float" office:value="212.805" calcext:value-type="float">
            <text:p>212.80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614.721" calcext:value-type="float">
            <text:p>614.721</text:p>
          </table:table-cell>
          <table:table-cell office:value-type="float" office:value="164.829" calcext:value-type="float">
            <text:p>164.829</text:p>
          </table:table-cell>
          <table:table-cell office:value-type="float" office:value="220.45" calcext:value-type="float">
            <text:p>220.4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17.169" calcext:value-type="float">
            <text:p>617.169</text:p>
          </table:table-cell>
          <table:table-cell office:value-type="float" office:value="154.696" calcext:value-type="float">
            <text:p>154.696</text:p>
          </table:table-cell>
          <table:table-cell office:value-type="float" office:value="228.134" calcext:value-type="float">
            <text:p>228.13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619.002" calcext:value-type="float">
            <text:p>619.002</text:p>
          </table:table-cell>
          <table:table-cell office:value-type="float" office:value="145.149" calcext:value-type="float">
            <text:p>145.149</text:p>
          </table:table-cell>
          <table:table-cell office:value-type="float" office:value="235.849" calcext:value-type="float">
            <text:p>235.84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20.249" calcext:value-type="float">
            <text:p>620.249</text:p>
          </table:table-cell>
          <table:table-cell office:value-type="float" office:value="136.164" calcext:value-type="float">
            <text:p>136.164</text:p>
          </table:table-cell>
          <table:table-cell office:value-type="float" office:value="243.586" calcext:value-type="float">
            <text:p>243.586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20.942" calcext:value-type="float">
            <text:p>620.942</text:p>
          </table:table-cell>
          <table:table-cell office:value-type="float" office:value="127.719" calcext:value-type="float">
            <text:p>127.719</text:p>
          </table:table-cell>
          <table:table-cell office:value-type="float" office:value="251.34" calcext:value-type="float">
            <text:p>251.3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621.111" calcext:value-type="float">
            <text:p>621.111</text:p>
          </table:table-cell>
          <table:table-cell office:value-type="float" office:value="119.788" calcext:value-type="float">
            <text:p>119.788</text:p>
          </table:table-cell>
          <table:table-cell office:value-type="float" office:value="259.101" calcext:value-type="float">
            <text:p>259.10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620.787" calcext:value-type="float">
            <text:p>620.787</text:p>
          </table:table-cell>
          <table:table-cell office:value-type="float" office:value="112.348" calcext:value-type="float">
            <text:p>112.348</text:p>
          </table:table-cell>
          <table:table-cell office:value-type="float" office:value="266.865" calcext:value-type="float">
            <text:p>266.86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20.001" calcext:value-type="float">
            <text:p>620.001</text:p>
          </table:table-cell>
          <table:table-cell office:value-type="float" office:value="105.374" calcext:value-type="float">
            <text:p>105.374</text:p>
          </table:table-cell>
          <table:table-cell office:value-type="float" office:value="274.625" calcext:value-type="float">
            <text:p>274.62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18.785" calcext:value-type="float">
            <text:p>618.785</text:p>
          </table:table-cell>
          <table:table-cell office:value-type="float" office:value="98.8403" calcext:value-type="float">
            <text:p>98.8403</text:p>
          </table:table-cell>
          <table:table-cell office:value-type="float" office:value="282.375" calcext:value-type="float">
            <text:p>282.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7.166" calcext:value-type="float">
            <text:p>617.166</text:p>
          </table:table-cell>
          <table:table-cell office:value-type="float" office:value="92.7242" calcext:value-type="float">
            <text:p>92.7242</text:p>
          </table:table-cell>
          <table:table-cell office:value-type="float" office:value="290.11" calcext:value-type="float">
            <text:p>290.11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615.174" calcext:value-type="float">
            <text:p>615.174</text:p>
          </table:table-cell>
          <table:table-cell office:value-type="float" office:value="87.0016" calcext:value-type="float">
            <text:p>87.0016</text:p>
          </table:table-cell>
          <table:table-cell office:value-type="float" office:value="297.824" calcext:value-type="float">
            <text:p>297.82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612.836" calcext:value-type="float">
            <text:p>612.836</text:p>
          </table:table-cell>
          <table:table-cell office:value-type="float" office:value="81.6495" calcext:value-type="float">
            <text:p>81.6495</text:p>
          </table:table-cell>
          <table:table-cell office:value-type="float" office:value="305.514" calcext:value-type="float">
            <text:p>305.51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610.18" calcext:value-type="float">
            <text:p>610.18</text:p>
          </table:table-cell>
          <table:table-cell office:value-type="float" office:value="76.6457" calcext:value-type="float">
            <text:p>76.6457</text:p>
          </table:table-cell>
          <table:table-cell office:value-type="float" office:value="313.175" calcext:value-type="float">
            <text:p>313.17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607.229" calcext:value-type="float">
            <text:p>607.229</text:p>
          </table:table-cell>
          <table:table-cell office:value-type="float" office:value="71.969" calcext:value-type="float">
            <text:p>71.969</text:p>
          </table:table-cell>
          <table:table-cell office:value-type="float" office:value="320.802" calcext:value-type="float">
            <text:p>320.80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604.009" calcext:value-type="float">
            <text:p>604.009</text:p>
          </table:table-cell>
          <table:table-cell office:value-type="float" office:value="67.5988" calcext:value-type="float">
            <text:p>67.5988</text:p>
          </table:table-cell>
          <table:table-cell office:value-type="float" office:value="328.392" calcext:value-type="float">
            <text:p>328.39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600.542" calcext:value-type="float">
            <text:p>600.542</text:p>
          </table:table-cell>
          <table:table-cell office:value-type="float" office:value="63.5158" calcext:value-type="float">
            <text:p>63.5158</text:p>
          </table:table-cell>
          <table:table-cell office:value-type="float" office:value="335.942" calcext:value-type="float">
            <text:p>335.94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96.85" calcext:value-type="float">
            <text:p>596.85</text:p>
          </table:table-cell>
          <table:table-cell office:value-type="float" office:value="59.7014" calcext:value-type="float">
            <text:p>59.7014</text:p>
          </table:table-cell>
          <table:table-cell office:value-type="float" office:value="343.449" calcext:value-type="float">
            <text:p>343.44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92.952" calcext:value-type="float">
            <text:p>592.952</text:p>
          </table:table-cell>
          <table:table-cell office:value-type="float" office:value="56.1381" calcext:value-type="float">
            <text:p>56.1381</text:p>
          </table:table-cell>
          <table:table-cell office:value-type="float" office:value="350.91" calcext:value-type="float">
            <text:p>350.9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88.869" calcext:value-type="float">
            <text:p>588.869</text:p>
          </table:table-cell>
          <table:table-cell office:value-type="float" office:value="52.8094" calcext:value-type="float">
            <text:p>52.8094</text:p>
          </table:table-cell>
          <table:table-cell office:value-type="float" office:value="358.322" calcext:value-type="float">
            <text:p>358.3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4.618" calcext:value-type="float">
            <text:p>584.618</text:p>
          </table:table-cell>
          <table:table-cell office:value-type="float" office:value="49.6996" calcext:value-type="float">
            <text:p>49.6996</text:p>
          </table:table-cell>
          <table:table-cell office:value-type="float" office:value="365.682" calcext:value-type="float">
            <text:p>365.682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80.216" calcext:value-type="float">
            <text:p>580.216</text:p>
          </table:table-cell>
          <table:table-cell office:value-type="float" office:value="46.7941" calcext:value-type="float">
            <text:p>46.7941</text:p>
          </table:table-cell>
          <table:table-cell office:value-type="float" office:value="372.99" calcext:value-type="float">
            <text:p>372.9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75.678" calcext:value-type="float">
            <text:p>575.678</text:p>
          </table:table-cell>
          <table:table-cell office:value-type="float" office:value="44.079" calcext:value-type="float">
            <text:p>44.079</text:p>
          </table:table-cell>
          <table:table-cell office:value-type="float" office:value="380.243" calcext:value-type="float">
            <text:p>380.24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71.02" calcext:value-type="float">
            <text:p>571.02</text:p>
          </table:table-cell>
          <table:table-cell office:value-type="float" office:value="41.5415" calcext:value-type="float">
            <text:p>41.5415</text:p>
          </table:table-cell>
          <table:table-cell office:value-type="float" office:value="387.439" calcext:value-type="float">
            <text:p>387.43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66.254" calcext:value-type="float">
            <text:p>566.254</text:p>
          </table:table-cell>
          <table:table-cell office:value-type="float" office:value="39.1694" calcext:value-type="float">
            <text:p>39.1694</text:p>
          </table:table-cell>
          <table:table-cell office:value-type="float" office:value="394.577" calcext:value-type="float">
            <text:p>394.57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61.394" calcext:value-type="float">
            <text:p>561.394</text:p>
          </table:table-cell>
          <table:table-cell office:value-type="float" office:value="36.9514" calcext:value-type="float">
            <text:p>36.9514</text:p>
          </table:table-cell>
          <table:table-cell office:value-type="float" office:value="401.655" calcext:value-type="float">
            <text:p>401.65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56.451" calcext:value-type="float">
            <text:p>556.451</text:p>
          </table:table-cell>
          <table:table-cell office:value-type="float" office:value="34.877" calcext:value-type="float">
            <text:p>34.877</text:p>
          </table:table-cell>
          <table:table-cell office:value-type="float" office:value="408.672" calcext:value-type="float">
            <text:p>408.67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51.436" calcext:value-type="float">
            <text:p>551.436</text:p>
          </table:table-cell>
          <table:table-cell office:value-type="float" office:value="32.9362" calcext:value-type="float">
            <text:p>32.9362</text:p>
          </table:table-cell>
          <table:table-cell office:value-type="float" office:value="415.628" calcext:value-type="float">
            <text:p>415.62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46.359" calcext:value-type="float">
            <text:p>546.359</text:p>
          </table:table-cell>
          <table:table-cell office:value-type="float" office:value="31.12" calcext:value-type="float">
            <text:p>31.12</text:p>
          </table:table-cell>
          <table:table-cell office:value-type="float" office:value="422.521" calcext:value-type="float">
            <text:p>422.52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41.23" calcext:value-type="float">
            <text:p>541.23</text:p>
          </table:table-cell>
          <table:table-cell office:value-type="float" office:value="29.4197" calcext:value-type="float">
            <text:p>29.4197</text:p>
          </table:table-cell>
          <table:table-cell office:value-type="float" office:value="429.35" calcext:value-type="float">
            <text:p>429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6.057" calcext:value-type="float">
            <text:p>536.057</text:p>
          </table:table-cell>
          <table:table-cell office:value-type="float" office:value="27.8275" calcext:value-type="float">
            <text:p>27.8275</text:p>
          </table:table-cell>
          <table:table-cell office:value-type="float" office:value="436.116" calcext:value-type="float">
            <text:p>436.116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530.848" calcext:value-type="float">
            <text:p>530.848</text:p>
          </table:table-cell>
          <table:table-cell office:value-type="float" office:value="26.3357" calcext:value-type="float">
            <text:p>26.3357</text:p>
          </table:table-cell>
          <table:table-cell office:value-type="float" office:value="442.816" calcext:value-type="float">
            <text:p>442.81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25.61" calcext:value-type="float">
            <text:p>525.61</text:p>
          </table:table-cell>
          <table:table-cell office:value-type="float" office:value="24.9377" calcext:value-type="float">
            <text:p>24.9377</text:p>
          </table:table-cell>
          <table:table-cell office:value-type="float" office:value="449.452" calcext:value-type="float">
            <text:p>449.45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20.351" calcext:value-type="float">
            <text:p>520.351</text:p>
          </table:table-cell>
          <table:table-cell office:value-type="float" office:value="23.627" calcext:value-type="float">
            <text:p>23.627</text:p>
          </table:table-cell>
          <table:table-cell office:value-type="float" office:value="456.022" calcext:value-type="float">
            <text:p>456.022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515.076" calcext:value-type="float">
            <text:p>515.076</text:p>
          </table:table-cell>
          <table:table-cell office:value-type="float" office:value="22.3975" calcext:value-type="float">
            <text:p>22.3975</text:p>
          </table:table-cell>
          <table:table-cell office:value-type="float" office:value="462.526" calcext:value-type="float">
            <text:p>462.52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09.791" calcext:value-type="float">
            <text:p>509.791</text:p>
          </table:table-cell>
          <table:table-cell office:value-type="float" office:value="21.2439" calcext:value-type="float">
            <text:p>21.2439</text:p>
          </table:table-cell>
          <table:table-cell office:value-type="float" office:value="468.965" calcext:value-type="float">
            <text:p>468.96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504.502" calcext:value-type="float">
            <text:p>504.502</text:p>
          </table:table-cell>
          <table:table-cell office:value-type="float" office:value="20.1609" calcext:value-type="float">
            <text:p>20.1609</text:p>
          </table:table-cell>
          <table:table-cell office:value-type="float" office:value="475.337" calcext:value-type="float">
            <text:p>475.33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99.213" calcext:value-type="float">
            <text:p>499.213</text:p>
          </table:table-cell>
          <table:table-cell office:value-type="float" office:value="19.1438" calcext:value-type="float">
            <text:p>19.1438</text:p>
          </table:table-cell>
          <table:table-cell office:value-type="float" office:value="481.644" calcext:value-type="float">
            <text:p>481.64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93.928" calcext:value-type="float">
            <text:p>493.928</text:p>
          </table:table-cell>
          <table:table-cell office:value-type="float" office:value="18.1881" calcext:value-type="float">
            <text:p>18.1881</text:p>
          </table:table-cell>
          <table:table-cell office:value-type="float" office:value="487.884" calcext:value-type="float">
            <text:p>487.88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88.652" calcext:value-type="float">
            <text:p>488.652</text:p>
          </table:table-cell>
          <table:table-cell office:value-type="float" office:value="17.2897" calcext:value-type="float">
            <text:p>17.2897</text:p>
          </table:table-cell>
          <table:table-cell office:value-type="float" office:value="494.058" calcext:value-type="float">
            <text:p>494.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3.389" calcext:value-type="float">
            <text:p>483.389</text:p>
          </table:table-cell>
          <table:table-cell office:value-type="float" office:value="16.4449" calcext:value-type="float">
            <text:p>16.4449</text:p>
          </table:table-cell>
          <table:table-cell office:value-type="float" office:value="500.166" calcext:value-type="float">
            <text:p>500.166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78.142" calcext:value-type="float">
            <text:p>478.142</text:p>
          </table:table-cell>
          <table:table-cell office:value-type="float" office:value="15.6499" calcext:value-type="float">
            <text:p>15.6499</text:p>
          </table:table-cell>
          <table:table-cell office:value-type="float" office:value="506.208" calcext:value-type="float">
            <text:p>506.208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72.913" calcext:value-type="float">
            <text:p>472.913</text:p>
          </table:table-cell>
          <table:table-cell office:value-type="float" office:value="14.9017" calcext:value-type="float">
            <text:p>14.9017</text:p>
          </table:table-cell>
          <table:table-cell office:value-type="float" office:value="512.185" calcext:value-type="float">
            <text:p>512.18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67.707" calcext:value-type="float">
            <text:p>467.707</text:p>
          </table:table-cell>
          <table:table-cell office:value-type="float" office:value="14.1969" calcext:value-type="float">
            <text:p>14.1969</text:p>
          </table:table-cell>
          <table:table-cell office:value-type="float" office:value="518.097" calcext:value-type="float">
            <text:p>518.09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62.524" calcext:value-type="float">
            <text:p>462.524</text:p>
          </table:table-cell>
          <table:table-cell office:value-type="float" office:value="13.5329" calcext:value-type="float">
            <text:p>13.5329</text:p>
          </table:table-cell>
          <table:table-cell office:value-type="float" office:value="523.943" calcext:value-type="float">
            <text:p>523.94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57.369" calcext:value-type="float">
            <text:p>457.369</text:p>
          </table:table-cell>
          <table:table-cell office:value-type="float" office:value="12.907" calcext:value-type="float">
            <text:p>12.907</text:p>
          </table:table-cell>
          <table:table-cell office:value-type="float" office:value="529.724" calcext:value-type="float">
            <text:p>529.72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52.242" calcext:value-type="float">
            <text:p>452.242</text:p>
          </table:table-cell>
          <table:table-cell office:value-type="float" office:value="12.3167" calcext:value-type="float">
            <text:p>12.3167</text:p>
          </table:table-cell>
          <table:table-cell office:value-type="float" office:value="535.442" calcext:value-type="float">
            <text:p>535.44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47.146" calcext:value-type="float">
            <text:p>447.146</text:p>
          </table:table-cell>
          <table:table-cell office:value-type="float" office:value="11.7597" calcext:value-type="float">
            <text:p>11.7597</text:p>
          </table:table-cell>
          <table:table-cell office:value-type="float" office:value="541.095" calcext:value-type="float">
            <text:p>541.09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42.082" calcext:value-type="float">
            <text:p>442.082</text:p>
          </table:table-cell>
          <table:table-cell office:value-type="float" office:value="11.2338" calcext:value-type="float">
            <text:p>11.2338</text:p>
          </table:table-cell>
          <table:table-cell office:value-type="float" office:value="546.684" calcext:value-type="float">
            <text:p>546.68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37.053" calcext:value-type="float">
            <text:p>437.053</text:p>
          </table:table-cell>
          <table:table-cell office:value-type="float" office:value="10.7372" calcext:value-type="float">
            <text:p>10.7372</text:p>
          </table:table-cell>
          <table:table-cell office:value-type="float" office:value="552.21" calcext:value-type="float">
            <text:p>552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2.059" calcext:value-type="float">
            <text:p>432.059</text:p>
          </table:table-cell>
          <table:table-cell office:value-type="float" office:value="10.2679" calcext:value-type="float">
            <text:p>10.2679</text:p>
          </table:table-cell>
          <table:table-cell office:value-type="float" office:value="557.673" calcext:value-type="float">
            <text:p>557.67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27.102" calcext:value-type="float">
            <text:p>427.102</text:p>
          </table:table-cell>
          <table:table-cell office:value-type="float" office:value="9.8243" calcext:value-type="float">
            <text:p>9.8243</text:p>
          </table:table-cell>
          <table:table-cell office:value-type="float" office:value="563.074" calcext:value-type="float">
            <text:p>563.07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22.183" calcext:value-type="float">
            <text:p>422.183</text:p>
          </table:table-cell>
          <table:table-cell office:value-type="float" office:value="9.4047" calcext:value-type="float">
            <text:p>9.4047</text:p>
          </table:table-cell>
          <table:table-cell office:value-type="float" office:value="568.413" calcext:value-type="float">
            <text:p>568.413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17.302" calcext:value-type="float">
            <text:p>417.302</text:p>
          </table:table-cell>
          <table:table-cell office:value-type="float" office:value="9.00765" calcext:value-type="float">
            <text:p>9.00765</text:p>
          </table:table-cell>
          <table:table-cell office:value-type="float" office:value="573.69" calcext:value-type="float">
            <text:p>573.6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12.462" calcext:value-type="float">
            <text:p>412.462</text:p>
          </table:table-cell>
          <table:table-cell office:value-type="float" office:value="8.63176" calcext:value-type="float">
            <text:p>8.63176</text:p>
          </table:table-cell>
          <table:table-cell office:value-type="float" office:value="578.906" calcext:value-type="float">
            <text:p>578.90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07.662" calcext:value-type="float">
            <text:p>407.662</text:p>
          </table:table-cell>
          <table:table-cell office:value-type="float" office:value="8.27573" calcext:value-type="float">
            <text:p>8.27573</text:p>
          </table:table-cell>
          <table:table-cell office:value-type="float" office:value="584.062" calcext:value-type="float">
            <text:p>584.06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02.904" calcext:value-type="float">
            <text:p>402.904</text:p>
          </table:table-cell>
          <table:table-cell office:value-type="float" office:value="7.93836" calcext:value-type="float">
            <text:p>7.93836</text:p>
          </table:table-cell>
          <table:table-cell office:value-type="float" office:value="589.158" calcext:value-type="float">
            <text:p>589.158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98.187" calcext:value-type="float">
            <text:p>398.187</text:p>
          </table:table-cell>
          <table:table-cell office:value-type="float" office:value="7.61852" calcext:value-type="float">
            <text:p>7.61852</text:p>
          </table:table-cell>
          <table:table-cell office:value-type="float" office:value="594.194" calcext:value-type="float">
            <text:p>594.19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93.513" calcext:value-type="float">
            <text:p>393.513</text:p>
          </table:table-cell>
          <table:table-cell office:value-type="float" office:value="7.31516" calcext:value-type="float">
            <text:p>7.31516</text:p>
          </table:table-cell>
          <table:table-cell office:value-type="float" office:value="599.171" calcext:value-type="float">
            <text:p>599.17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388.882" calcext:value-type="float">
            <text:p>388.882</text:p>
          </table:table-cell>
          <table:table-cell office:value-type="float" office:value="7.0273" calcext:value-type="float">
            <text:p>7.0273</text:p>
          </table:table-cell>
          <table:table-cell office:value-type="float" office:value="604.09" calcext:value-type="float">
            <text:p>604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4.295" calcext:value-type="float">
            <text:p>384.295</text:p>
          </table:table-cell>
          <table:table-cell office:value-type="float" office:value="6.75402" calcext:value-type="float">
            <text:p>6.75402</text:p>
          </table:table-cell>
          <table:table-cell office:value-type="float" office:value="608.951" calcext:value-type="float">
            <text:p>608.95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79.751" calcext:value-type="float">
            <text:p>379.751</text:p>
          </table:table-cell>
          <table:table-cell office:value-type="float" office:value="6.49447" calcext:value-type="float">
            <text:p>6.49447</text:p>
          </table:table-cell>
          <table:table-cell office:value-type="float" office:value="613.755" calcext:value-type="float">
            <text:p>613.75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75.25" calcext:value-type="float">
            <text:p>375.25</text:p>
          </table:table-cell>
          <table:table-cell office:value-type="float" office:value="6.24784" calcext:value-type="float">
            <text:p>6.24784</text:p>
          </table:table-cell>
          <table:table-cell office:value-type="float" office:value="618.502" calcext:value-type="float">
            <text:p>618.502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370.794" calcext:value-type="float">
            <text:p>370.794</text:p>
          </table:table-cell>
          <table:table-cell office:value-type="float" office:value="6.01339" calcext:value-type="float">
            <text:p>6.01339</text:p>
          </table:table-cell>
          <table:table-cell office:value-type="float" office:value="623.193" calcext:value-type="float">
            <text:p>623.19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66.382" calcext:value-type="float">
            <text:p>366.382</text:p>
          </table:table-cell>
          <table:table-cell office:value-type="float" office:value="5.79042" calcext:value-type="float">
            <text:p>5.79042</text:p>
          </table:table-cell>
          <table:table-cell office:value-type="float" office:value="627.827" calcext:value-type="float">
            <text:p>627.82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62.015" calcext:value-type="float">
            <text:p>362.015</text:p>
          </table:table-cell>
          <table:table-cell office:value-type="float" office:value="5.57827" calcext:value-type="float">
            <text:p>5.57827</text:p>
          </table:table-cell>
          <table:table-cell office:value-type="float" office:value="632.407" calcext:value-type="float">
            <text:p>632.407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57.691" calcext:value-type="float">
            <text:p>357.691</text:p>
          </table:table-cell>
          <table:table-cell office:value-type="float" office:value="5.37633" calcext:value-type="float">
            <text:p>5.37633</text:p>
          </table:table-cell>
          <table:table-cell office:value-type="float" office:value="636.932" calcext:value-type="float">
            <text:p>636.93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353.412" calcext:value-type="float">
            <text:p>353.412</text:p>
          </table:table-cell>
          <table:table-cell office:value-type="float" office:value="5.18402" calcext:value-type="float">
            <text:p>5.18402</text:p>
          </table:table-cell>
          <table:table-cell office:value-type="float" office:value="641.404" calcext:value-type="float">
            <text:p>641.40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49.178" calcext:value-type="float">
            <text:p>349.178</text:p>
          </table:table-cell>
          <table:table-cell office:value-type="float" office:value="5.00081" calcext:value-type="float">
            <text:p>5.00081</text:p>
          </table:table-cell>
          <table:table-cell office:value-type="float" office:value="645.821" calcext:value-type="float">
            <text:p>645.82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44.988" calcext:value-type="float">
            <text:p>344.988</text:p>
          </table:table-cell>
          <table:table-cell office:value-type="float" office:value="4.82619" calcext:value-type="float">
            <text:p>4.82619</text:p>
          </table:table-cell>
          <table:table-cell office:value-type="float" office:value="650.186" calcext:value-type="float">
            <text:p>650.1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.842" calcext:value-type="float">
            <text:p>340.842</text:p>
          </table:table-cell>
          <table:table-cell office:value-type="float" office:value="4.65969" calcext:value-type="float">
            <text:p>4.65969</text:p>
          </table:table-cell>
          <table:table-cell office:value-type="float" office:value="654.498" calcext:value-type="float">
            <text:p>654.498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336.74" calcext:value-type="float">
            <text:p>336.74</text:p>
          </table:table-cell>
          <table:table-cell office:value-type="float" office:value="4.50087" calcext:value-type="float">
            <text:p>4.50087</text:p>
          </table:table-cell>
          <table:table-cell office:value-type="float" office:value="658.759" calcext:value-type="float">
            <text:p>658.75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32.683" calcext:value-type="float">
            <text:p>332.683</text:p>
          </table:table-cell>
          <table:table-cell office:value-type="float" office:value="4.34931" calcext:value-type="float">
            <text:p>4.34931</text:p>
          </table:table-cell>
          <table:table-cell office:value-type="float" office:value="662.968" calcext:value-type="float">
            <text:p>662.968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328.669" calcext:value-type="float">
            <text:p>328.669</text:p>
          </table:table-cell>
          <table:table-cell office:value-type="float" office:value="4.20462" calcext:value-type="float">
            <text:p>4.20462</text:p>
          </table:table-cell>
          <table:table-cell office:value-type="float" office:value="667.127" calcext:value-type="float">
            <text:p>667.12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24.699" calcext:value-type="float">
            <text:p>324.699</text:p>
          </table:table-cell>
          <table:table-cell office:value-type="float" office:value="4.06642" calcext:value-type="float">
            <text:p>4.06642</text:p>
          </table:table-cell>
          <table:table-cell office:value-type="float" office:value="671.235" calcext:value-type="float">
            <text:p>671.23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320.772" calcext:value-type="float">
            <text:p>320.772</text:p>
          </table:table-cell>
          <table:table-cell office:value-type="float" office:value="3.93439" calcext:value-type="float">
            <text:p>3.93439</text:p>
          </table:table-cell>
          <table:table-cell office:value-type="float" office:value="675.294" calcext:value-type="float">
            <text:p>675.29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16.889" calcext:value-type="float">
            <text:p>316.889</text:p>
          </table:table-cell>
          <table:table-cell office:value-type="float" office:value="3.80818" calcext:value-type="float">
            <text:p>3.80818</text:p>
          </table:table-cell>
          <table:table-cell office:value-type="float" office:value="679.303" calcext:value-type="float">
            <text:p>679.30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313.048" calcext:value-type="float">
            <text:p>313.048</text:p>
          </table:table-cell>
          <table:table-cell office:value-type="float" office:value="3.68751" calcext:value-type="float">
            <text:p>3.68751</text:p>
          </table:table-cell>
          <table:table-cell office:value-type="float" office:value="683.264" calcext:value-type="float">
            <text:p>683.26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09.25" calcext:value-type="float">
            <text:p>309.25</text:p>
          </table:table-cell>
          <table:table-cell office:value-type="float" office:value="3.57207" calcext:value-type="float">
            <text:p>3.57207</text:p>
          </table:table-cell>
          <table:table-cell office:value-type="float" office:value="687.178" calcext:value-type="float">
            <text:p>687.17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305.495" calcext:value-type="float">
            <text:p>305.495</text:p>
          </table:table-cell>
          <table:table-cell office:value-type="float" office:value="3.4616" calcext:value-type="float">
            <text:p>3.4616</text:p>
          </table:table-cell>
          <table:table-cell office:value-type="float" office:value="691.043" calcext:value-type="float">
            <text:p>691.0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.782" calcext:value-type="float">
            <text:p>301.782</text:p>
          </table:table-cell>
          <table:table-cell office:value-type="float" office:value="3.35585" calcext:value-type="float">
            <text:p>3.35585</text:p>
          </table:table-cell>
          <table:table-cell office:value-type="float" office:value="694.862" calcext:value-type="float">
            <text:p>694.86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98.111" calcext:value-type="float">
            <text:p>298.111</text:p>
          </table:table-cell>
          <table:table-cell office:value-type="float" office:value="3.25458" calcext:value-type="float">
            <text:p>3.25458</text:p>
          </table:table-cell>
          <table:table-cell office:value-type="float" office:value="698.634" calcext:value-type="float">
            <text:p>698.63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94.482" calcext:value-type="float">
            <text:p>294.482</text:p>
          </table:table-cell>
          <table:table-cell office:value-type="float" office:value="3.15756" calcext:value-type="float">
            <text:p>3.15756</text:p>
          </table:table-cell>
          <table:table-cell office:value-type="float" office:value="702.361" calcext:value-type="float">
            <text:p>702.361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90.894" calcext:value-type="float">
            <text:p>290.894</text:p>
          </table:table-cell>
          <table:table-cell office:value-type="float" office:value="3.06457" calcext:value-type="float">
            <text:p>3.06457</text:p>
          </table:table-cell>
          <table:table-cell office:value-type="float" office:value="706.042" calcext:value-type="float">
            <text:p>706.042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87.347" calcext:value-type="float">
            <text:p>287.347</text:p>
          </table:table-cell>
          <table:table-cell office:value-type="float" office:value="2.97543" calcext:value-type="float">
            <text:p>2.97543</text:p>
          </table:table-cell>
          <table:table-cell office:value-type="float" office:value="709.678" calcext:value-type="float">
            <text:p>709.67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83.841" calcext:value-type="float">
            <text:p>283.841</text:p>
          </table:table-cell>
          <table:table-cell office:value-type="float" office:value="2.88993" calcext:value-type="float">
            <text:p>2.88993</text:p>
          </table:table-cell>
          <table:table-cell office:value-type="float" office:value="713.27" calcext:value-type="float">
            <text:p>713.2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80.375" calcext:value-type="float">
            <text:p>280.375</text:p>
          </table:table-cell>
          <table:table-cell office:value-type="float" office:value="2.8079" calcext:value-type="float">
            <text:p>2.8079</text:p>
          </table:table-cell>
          <table:table-cell office:value-type="float" office:value="716.818" calcext:value-type="float">
            <text:p>716.818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76.949" calcext:value-type="float">
            <text:p>276.949</text:p>
          </table:table-cell>
          <table:table-cell office:value-type="float" office:value="2.72917" calcext:value-type="float">
            <text:p>2.72917</text:p>
          </table:table-cell>
          <table:table-cell office:value-type="float" office:value="720.322" calcext:value-type="float">
            <text:p>720.32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73.562" calcext:value-type="float">
            <text:p>273.562</text:p>
          </table:table-cell>
          <table:table-cell office:value-type="float" office:value="2.65359" calcext:value-type="float">
            <text:p>2.65359</text:p>
          </table:table-cell>
          <table:table-cell office:value-type="float" office:value="723.784" calcext:value-type="float">
            <text:p>723.78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70.215" calcext:value-type="float">
            <text:p>270.215</text:p>
          </table:table-cell>
          <table:table-cell office:value-type="float" office:value="2.581" calcext:value-type="float">
            <text:p>2.581</text:p>
          </table:table-cell>
          <table:table-cell office:value-type="float" office:value="727.204" calcext:value-type="float">
            <text:p>727.2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6.907" calcext:value-type="float">
            <text:p>266.907</text:p>
          </table:table-cell>
          <table:table-cell office:value-type="float" office:value="2.51125" calcext:value-type="float">
            <text:p>2.51125</text:p>
          </table:table-cell>
          <table:table-cell office:value-type="float" office:value="730.581" calcext:value-type="float">
            <text:p>730.58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63.638" calcext:value-type="float">
            <text:p>263.638</text:p>
          </table:table-cell>
          <table:table-cell office:value-type="float" office:value="2.44423" calcext:value-type="float">
            <text:p>2.44423</text:p>
          </table:table-cell>
          <table:table-cell office:value-type="float" office:value="733.918" calcext:value-type="float">
            <text:p>733.91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60.407" calcext:value-type="float">
            <text:p>260.407</text:p>
          </table:table-cell>
          <table:table-cell office:value-type="float" office:value="2.37979" calcext:value-type="float">
            <text:p>2.37979</text:p>
          </table:table-cell>
          <table:table-cell office:value-type="float" office:value="737.213" calcext:value-type="float">
            <text:p>737.21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57.214" calcext:value-type="float">
            <text:p>257.214</text:p>
          </table:table-cell>
          <table:table-cell office:value-type="float" office:value="2.31782" calcext:value-type="float">
            <text:p>2.31782</text:p>
          </table:table-cell>
          <table:table-cell office:value-type="float" office:value="740.468" calcext:value-type="float">
            <text:p>740.46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54.058" calcext:value-type="float">
            <text:p>254.058</text:p>
          </table:table-cell>
          <table:table-cell office:value-type="float" office:value="2.2582" calcext:value-type="float">
            <text:p>2.2582</text:p>
          </table:table-cell>
          <table:table-cell office:value-type="float" office:value="743.683" calcext:value-type="float">
            <text:p>743.68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50.94" calcext:value-type="float">
            <text:p>250.94</text:p>
          </table:table-cell>
          <table:table-cell office:value-type="float" office:value="2.20083" calcext:value-type="float">
            <text:p>2.20083</text:p>
          </table:table-cell>
          <table:table-cell office:value-type="float" office:value="746.859" calcext:value-type="float">
            <text:p>746.859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47.859" calcext:value-type="float">
            <text:p>247.859</text:p>
          </table:table-cell>
          <table:table-cell office:value-type="float" office:value="2.1456" calcext:value-type="float">
            <text:p>2.1456</text:p>
          </table:table-cell>
          <table:table-cell office:value-type="float" office:value="749.996" calcext:value-type="float">
            <text:p>749.99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44.813" calcext:value-type="float">
            <text:p>244.813</text:p>
          </table:table-cell>
          <table:table-cell office:value-type="float" office:value="2.09242" calcext:value-type="float">
            <text:p>2.09242</text:p>
          </table:table-cell>
          <table:table-cell office:value-type="float" office:value="753.094" calcext:value-type="float">
            <text:p>753.09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41.805" calcext:value-type="float">
            <text:p>241.805</text:p>
          </table:table-cell>
          <table:table-cell office:value-type="float" office:value="2.04119" calcext:value-type="float">
            <text:p>2.04119</text:p>
          </table:table-cell>
          <table:table-cell office:value-type="float" office:value="756.154" calcext:value-type="float">
            <text:p>756.15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38.831" calcext:value-type="float">
            <text:p>238.831</text:p>
          </table:table-cell>
          <table:table-cell office:value-type="float" office:value="1.99184" calcext:value-type="float">
            <text:p>1.99184</text:p>
          </table:table-cell>
          <table:table-cell office:value-type="float" office:value="759.177" calcext:value-type="float">
            <text:p>759.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.894" calcext:value-type="float">
            <text:p>235.894</text:p>
          </table:table-cell>
          <table:table-cell office:value-type="float" office:value="1.94427" calcext:value-type="float">
            <text:p>1.94427</text:p>
          </table:table-cell>
          <table:table-cell office:value-type="float" office:value="762.162" calcext:value-type="float">
            <text:p>762.162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32.991" calcext:value-type="float">
            <text:p>232.991</text:p>
          </table:table-cell>
          <table:table-cell office:value-type="float" office:value="1.8984" calcext:value-type="float">
            <text:p>1.8984</text:p>
          </table:table-cell>
          <table:table-cell office:value-type="float" office:value="765.111" calcext:value-type="float">
            <text:p>765.11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30.123" calcext:value-type="float">
            <text:p>230.123</text:p>
          </table:table-cell>
          <table:table-cell office:value-type="float" office:value="1.85417" calcext:value-type="float">
            <text:p>1.85417</text:p>
          </table:table-cell>
          <table:table-cell office:value-type="float" office:value="768.023" calcext:value-type="float">
            <text:p>768.023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27.289" calcext:value-type="float">
            <text:p>227.289</text:p>
          </table:table-cell>
          <table:table-cell office:value-type="float" office:value="1.8115" calcext:value-type="float">
            <text:p>1.8115</text:p>
          </table:table-cell>
          <table:table-cell office:value-type="float" office:value="770.9" calcext:value-type="float">
            <text:p>770.9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24.489" calcext:value-type="float">
            <text:p>224.489</text:p>
          </table:table-cell>
          <table:table-cell office:value-type="float" office:value="1.77033" calcext:value-type="float">
            <text:p>1.77033</text:p>
          </table:table-cell>
          <table:table-cell office:value-type="float" office:value="773.741" calcext:value-type="float">
            <text:p>773.74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21.722" calcext:value-type="float">
            <text:p>221.722</text:p>
          </table:table-cell>
          <table:table-cell office:value-type="float" office:value="1.73059" calcext:value-type="float">
            <text:p>1.73059</text:p>
          </table:table-cell>
          <table:table-cell office:value-type="float" office:value="776.547" calcext:value-type="float">
            <text:p>776.547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18.989" calcext:value-type="float">
            <text:p>218.989</text:p>
          </table:table-cell>
          <table:table-cell office:value-type="float" office:value="1.69222" calcext:value-type="float">
            <text:p>1.69222</text:p>
          </table:table-cell>
          <table:table-cell office:value-type="float" office:value="779.319" calcext:value-type="float">
            <text:p>779.319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16.289" calcext:value-type="float">
            <text:p>216.289</text:p>
          </table:table-cell>
          <table:table-cell office:value-type="float" office:value="1.65516" calcext:value-type="float">
            <text:p>1.65516</text:p>
          </table:table-cell>
          <table:table-cell office:value-type="float" office:value="782.056" calcext:value-type="float">
            <text:p>782.05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13.621" calcext:value-type="float">
            <text:p>213.621</text:p>
          </table:table-cell>
          <table:table-cell office:value-type="float" office:value="1.61936" calcext:value-type="float">
            <text:p>1.61936</text:p>
          </table:table-cell>
          <table:table-cell office:value-type="float" office:value="784.76" calcext:value-type="float">
            <text:p>784.76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10.985" calcext:value-type="float">
            <text:p>210.985</text:p>
          </table:table-cell>
          <table:table-cell office:value-type="float" office:value="1.58477" calcext:value-type="float">
            <text:p>1.58477</text:p>
          </table:table-cell>
          <table:table-cell office:value-type="float" office:value="787.43" calcext:value-type="float">
            <text:p>787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8.382" calcext:value-type="float">
            <text:p>208.382</text:p>
          </table:table-cell>
          <table:table-cell office:value-type="float" office:value="1.55133" calcext:value-type="float">
            <text:p>1.55133</text:p>
          </table:table-cell>
          <table:table-cell office:value-type="float" office:value="790.067" calcext:value-type="float">
            <text:p>790.067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05.809" calcext:value-type="float">
            <text:p>205.809</text:p>
          </table:table-cell>
          <table:table-cell office:value-type="float" office:value="1.519" calcext:value-type="float">
            <text:p>1.519</text:p>
          </table:table-cell>
          <table:table-cell office:value-type="float" office:value="792.672" calcext:value-type="float">
            <text:p>792.672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03.268" calcext:value-type="float">
            <text:p>203.268</text:p>
          </table:table-cell>
          <table:table-cell office:value-type="float" office:value="1.48774" calcext:value-type="float">
            <text:p>1.48774</text:p>
          </table:table-cell>
          <table:table-cell office:value-type="float" office:value="795.244" calcext:value-type="float">
            <text:p>795.24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00.757" calcext:value-type="float">
            <text:p>200.757</text:p>
          </table:table-cell>
          <table:table-cell office:value-type="float" office:value="1.4575" calcext:value-type="float">
            <text:p>1.4575</text:p>
          </table:table-cell>
          <table:table-cell office:value-type="float" office:value="797.785" calcext:value-type="float">
            <text:p>797.78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98.277" calcext:value-type="float">
            <text:p>198.277</text:p>
          </table:table-cell>
          <table:table-cell office:value-type="float" office:value="1.42824" calcext:value-type="float">
            <text:p>1.42824</text:p>
          </table:table-cell>
          <table:table-cell office:value-type="float" office:value="800.295" calcext:value-type="float">
            <text:p>800.29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95.827" calcext:value-type="float">
            <text:p>195.827</text:p>
          </table:table-cell>
          <table:table-cell office:value-type="float" office:value="1.39992" calcext:value-type="float">
            <text:p>1.39992</text:p>
          </table:table-cell>
          <table:table-cell office:value-type="float" office:value="802.773" calcext:value-type="float">
            <text:p>802.77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93.406" calcext:value-type="float">
            <text:p>193.406</text:p>
          </table:table-cell>
          <table:table-cell office:value-type="float" office:value="1.37251" calcext:value-type="float">
            <text:p>1.37251</text:p>
          </table:table-cell>
          <table:table-cell office:value-type="float" office:value="805.221" calcext:value-type="float">
            <text:p>805.221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91.015" calcext:value-type="float">
            <text:p>191.015</text:p>
          </table:table-cell>
          <table:table-cell office:value-type="float" office:value="1.34596" calcext:value-type="float">
            <text:p>1.34596</text:p>
          </table:table-cell>
          <table:table-cell office:value-type="float" office:value="807.639" calcext:value-type="float">
            <text:p>807.639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88.653" calcext:value-type="float">
            <text:p>188.653</text:p>
          </table:table-cell>
          <table:table-cell office:value-type="float" office:value="1.32025" calcext:value-type="float">
            <text:p>1.32025</text:p>
          </table:table-cell>
          <table:table-cell office:value-type="float" office:value="810.026" calcext:value-type="float">
            <text:p>810.026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86.32" calcext:value-type="float">
            <text:p>186.32</text:p>
          </table:table-cell>
          <table:table-cell office:value-type="float" office:value="1.29534" calcext:value-type="float">
            <text:p>1.29534</text:p>
          </table:table-cell>
          <table:table-cell office:value-type="float" office:value="812.385" calcext:value-type="float">
            <text:p>812.3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4.015" calcext:value-type="float">
            <text:p>184.015</text:p>
          </table:table-cell>
          <table:table-cell office:value-type="float" office:value="1.27121" calcext:value-type="float">
            <text:p>1.27121</text:p>
          </table:table-cell>
          <table:table-cell office:value-type="float" office:value="814.714" calcext:value-type="float">
            <text:p>814.714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81.738" calcext:value-type="float">
            <text:p>181.738</text:p>
          </table:table-cell>
          <table:table-cell office:value-type="float" office:value="1.24782" calcext:value-type="float">
            <text:p>1.24782</text:p>
          </table:table-cell>
          <table:table-cell office:value-type="float" office:value="817.014" calcext:value-type="float">
            <text:p>817.01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9.489" calcext:value-type="float">
            <text:p>179.489</text:p>
          </table:table-cell>
          <table:table-cell office:value-type="float" office:value="1.22514" calcext:value-type="float">
            <text:p>1.22514</text:p>
          </table:table-cell>
          <table:table-cell office:value-type="float" office:value="819.285" calcext:value-type="float">
            <text:p>819.28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77.268" calcext:value-type="float">
            <text:p>177.268</text:p>
          </table:table-cell>
          <table:table-cell office:value-type="float" office:value="1.20315" calcext:value-type="float">
            <text:p>1.20315</text:p>
          </table:table-cell>
          <table:table-cell office:value-type="float" office:value="821.529" calcext:value-type="float">
            <text:p>821.52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5.073" calcext:value-type="float">
            <text:p>175.073</text:p>
          </table:table-cell>
          <table:table-cell office:value-type="float" office:value="1.18182" calcext:value-type="float">
            <text:p>1.18182</text:p>
          </table:table-cell>
          <table:table-cell office:value-type="float" office:value="823.745" calcext:value-type="float">
            <text:p>823.74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72.906" calcext:value-type="float">
            <text:p>172.906</text:p>
          </table:table-cell>
          <table:table-cell office:value-type="float" office:value="1.16113" calcext:value-type="float">
            <text:p>1.16113</text:p>
          </table:table-cell>
          <table:table-cell office:value-type="float" office:value="825.933" calcext:value-type="float">
            <text:p>825.93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0.764" calcext:value-type="float">
            <text:p>170.764</text:p>
          </table:table-cell>
          <table:table-cell office:value-type="float" office:value="1.14105" calcext:value-type="float">
            <text:p>1.14105</text:p>
          </table:table-cell>
          <table:table-cell office:value-type="float" office:value="828.095" calcext:value-type="float">
            <text:p>828.095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68.649" calcext:value-type="float">
            <text:p>168.649</text:p>
          </table:table-cell>
          <table:table-cell office:value-type="float" office:value="1.12157" calcext:value-type="float">
            <text:p>1.12157</text:p>
          </table:table-cell>
          <table:table-cell office:value-type="float" office:value="830.229" calcext:value-type="float">
            <text:p>830.22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66.56" calcext:value-type="float">
            <text:p>166.56</text:p>
          </table:table-cell>
          <table:table-cell office:value-type="float" office:value="1.10265" calcext:value-type="float">
            <text:p>1.10265</text:p>
          </table:table-cell>
          <table:table-cell office:value-type="float" office:value="832.337" calcext:value-type="float">
            <text:p>832.337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64.496" calcext:value-type="float">
            <text:p>164.496</text:p>
          </table:table-cell>
          <table:table-cell office:value-type="float" office:value="1.08429" calcext:value-type="float">
            <text:p>1.08429</text:p>
          </table:table-cell>
          <table:table-cell office:value-type="float" office:value="834.419" calcext:value-type="float">
            <text:p>834.4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2.458" calcext:value-type="float">
            <text:p>162.458</text:p>
          </table:table-cell>
          <table:table-cell office:value-type="float" office:value="1.06645" calcext:value-type="float">
            <text:p>1.06645</text:p>
          </table:table-cell>
          <table:table-cell office:value-type="float" office:value="836.476" calcext:value-type="float">
            <text:p>836.476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60.445" calcext:value-type="float">
            <text:p>160.445</text:p>
          </table:table-cell>
          <table:table-cell office:value-type="float" office:value="1.04913" calcext:value-type="float">
            <text:p>1.04913</text:p>
          </table:table-cell>
          <table:table-cell office:value-type="float" office:value="838.506" calcext:value-type="float">
            <text:p>838.506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58.456" calcext:value-type="float">
            <text:p>158.456</text:p>
          </table:table-cell>
          <table:table-cell office:value-type="float" office:value="1.03229" calcext:value-type="float">
            <text:p>1.03229</text:p>
          </table:table-cell>
          <table:table-cell office:value-type="float" office:value="840.512" calcext:value-type="float">
            <text:p>840.512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56.492" calcext:value-type="float">
            <text:p>156.492</text:p>
          </table:table-cell>
          <table:table-cell office:value-type="float" office:value="1.01594" calcext:value-type="float">
            <text:p>1.01594</text:p>
          </table:table-cell>
          <table:table-cell office:value-type="float" office:value="842.493" calcext:value-type="float">
            <text:p>842.49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54.551" calcext:value-type="float">
            <text:p>154.551</text:p>
          </table:table-cell>
          <table:table-cell office:value-type="float" office:value="1.00004" calcext:value-type="float">
            <text:p>1.00004</text:p>
          </table:table-cell>
          <table:table-cell office:value-type="float" office:value="844.449" calcext:value-type="float">
            <text:p>844.44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52.635" calcext:value-type="float">
            <text:p>152.635</text:p>
          </table:table-cell>
          <table:table-cell office:value-type="float" office:value="0.984583" calcext:value-type="float">
            <text:p>0.984583</text:p>
          </table:table-cell>
          <table:table-cell office:value-type="float" office:value="846.381" calcext:value-type="float">
            <text:p>846.381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50.742" calcext:value-type="float">
            <text:p>150.742</text:p>
          </table:table-cell>
          <table:table-cell office:value-type="float" office:value="0.969555" calcext:value-type="float">
            <text:p>0.969555</text:p>
          </table:table-cell>
          <table:table-cell office:value-type="float" office:value="848.288" calcext:value-type="float">
            <text:p>848.288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48.872" calcext:value-type="float">
            <text:p>148.872</text:p>
          </table:table-cell>
          <table:table-cell office:value-type="float" office:value="0.954939" calcext:value-type="float">
            <text:p>0.954939</text:p>
          </table:table-cell>
          <table:table-cell office:value-type="float" office:value="850.173" calcext:value-type="float">
            <text:p>850.17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47.026" calcext:value-type="float">
            <text:p>147.026</text:p>
          </table:table-cell>
          <table:table-cell office:value-type="float" office:value="0.940723" calcext:value-type="float">
            <text:p>0.940723</text:p>
          </table:table-cell>
          <table:table-cell office:value-type="float" office:value="852.034" calcext:value-type="float">
            <text:p>852.03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45.202" calcext:value-type="float">
            <text:p>145.202</text:p>
          </table:table-cell>
          <table:table-cell office:value-type="float" office:value="0.926892" calcext:value-type="float">
            <text:p>0.926892</text:p>
          </table:table-cell>
          <table:table-cell office:value-type="float" office:value="853.871" calcext:value-type="float">
            <text:p>853.8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.4" calcext:value-type="float">
            <text:p>143.4</text:p>
          </table:table-cell>
          <table:table-cell office:value-type="float" office:value="0.913433" calcext:value-type="float">
            <text:p>0.913433</text:p>
          </table:table-cell>
          <table:table-cell office:value-type="float" office:value="855.687" calcext:value-type="float">
            <text:p>855.687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41.621" calcext:value-type="float">
            <text:p>141.621</text:p>
          </table:table-cell>
          <table:table-cell office:value-type="float" office:value="0.900335" calcext:value-type="float">
            <text:p>0.900335</text:p>
          </table:table-cell>
          <table:table-cell office:value-type="float" office:value="857.479" calcext:value-type="float">
            <text:p>857.479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0.887584" calcext:value-type="float">
            <text:p>0.887584</text:p>
          </table:table-cell>
          <table:table-cell office:value-type="float" office:value="859.249" calcext:value-type="float">
            <text:p>859.249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38.127" calcext:value-type="float">
            <text:p>138.127</text:p>
          </table:table-cell>
          <table:table-cell office:value-type="float" office:value="0.87517" calcext:value-type="float">
            <text:p>0.87517</text:p>
          </table:table-cell>
          <table:table-cell office:value-type="float" office:value="860.998" calcext:value-type="float">
            <text:p>860.998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36.413" calcext:value-type="float">
            <text:p>136.413</text:p>
          </table:table-cell>
          <table:table-cell office:value-type="float" office:value="0.863082" calcext:value-type="float">
            <text:p>0.863082</text:p>
          </table:table-cell>
          <table:table-cell office:value-type="float" office:value="862.724" calcext:value-type="float">
            <text:p>862.724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34.719" calcext:value-type="float">
            <text:p>134.719</text:p>
          </table:table-cell>
          <table:table-cell office:value-type="float" office:value="0.851308" calcext:value-type="float">
            <text:p>0.851308</text:p>
          </table:table-cell>
          <table:table-cell office:value-type="float" office:value="864.429" calcext:value-type="float">
            <text:p>864.429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33.047" calcext:value-type="float">
            <text:p>133.047</text:p>
          </table:table-cell>
          <table:table-cell office:value-type="float" office:value="0.839839" calcext:value-type="float">
            <text:p>0.839839</text:p>
          </table:table-cell>
          <table:table-cell office:value-type="float" office:value="866.113" calcext:value-type="float">
            <text:p>866.11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31.395" calcext:value-type="float">
            <text:p>131.395</text:p>
          </table:table-cell>
          <table:table-cell office:value-type="float" office:value="0.828665" calcext:value-type="float">
            <text:p>0.828665</text:p>
          </table:table-cell>
          <table:table-cell office:value-type="float" office:value="867.776" calcext:value-type="float">
            <text:p>867.77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29.763" calcext:value-type="float">
            <text:p>129.763</text:p>
          </table:table-cell>
          <table:table-cell office:value-type="float" office:value="0.817777" calcext:value-type="float">
            <text:p>0.817777</text:p>
          </table:table-cell>
          <table:table-cell office:value-type="float" office:value="869.419" calcext:value-type="float">
            <text:p>869.419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28.152" calcext:value-type="float">
            <text:p>128.152</text:p>
          </table:table-cell>
          <table:table-cell office:value-type="float" office:value="0.807165" calcext:value-type="float">
            <text:p>0.807165</text:p>
          </table:table-cell>
          <table:table-cell office:value-type="float" office:value="871.041" calcext:value-type="float">
            <text:p>871.0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6.56" calcext:value-type="float">
            <text:p>126.56</text:p>
          </table:table-cell>
          <table:table-cell office:value-type="float" office:value="0.796821" calcext:value-type="float">
            <text:p>0.796821</text:p>
          </table:table-cell>
          <table:table-cell office:value-type="float" office:value="872.643" calcext:value-type="float">
            <text:p>872.643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24.988" calcext:value-type="float">
            <text:p>124.988</text:p>
          </table:table-cell>
          <table:table-cell office:value-type="float" office:value="0.786737" calcext:value-type="float">
            <text:p>0.786737</text:p>
          </table:table-cell>
          <table:table-cell office:value-type="float" office:value="874.225" calcext:value-type="float">
            <text:p>874.22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23.436" calcext:value-type="float">
            <text:p>123.436</text:p>
          </table:table-cell>
          <table:table-cell office:value-type="float" office:value="0.776904" calcext:value-type="float">
            <text:p>0.776904</text:p>
          </table:table-cell>
          <table:table-cell office:value-type="float" office:value="875.787" calcext:value-type="float">
            <text:p>875.787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21.903" calcext:value-type="float">
            <text:p>121.903</text:p>
          </table:table-cell>
          <table:table-cell office:value-type="float" office:value="0.767314" calcext:value-type="float">
            <text:p>0.767314</text:p>
          </table:table-cell>
          <table:table-cell office:value-type="float" office:value="877.33" calcext:value-type="float">
            <text:p>877.3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20.388" calcext:value-type="float">
            <text:p>120.388</text:p>
          </table:table-cell>
          <table:table-cell office:value-type="float" office:value="0.75796" calcext:value-type="float">
            <text:p>0.75796</text:p>
          </table:table-cell>
          <table:table-cell office:value-type="float" office:value="878.854" calcext:value-type="float">
            <text:p>878.85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18.892" calcext:value-type="float">
            <text:p>118.892</text:p>
          </table:table-cell>
          <table:table-cell office:value-type="float" office:value="0.748835" calcext:value-type="float">
            <text:p>0.748835</text:p>
          </table:table-cell>
          <table:table-cell office:value-type="float" office:value="880.359" calcext:value-type="float">
            <text:p>880.359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17.415" calcext:value-type="float">
            <text:p>117.415</text:p>
          </table:table-cell>
          <table:table-cell office:value-type="float" office:value="0.739932" calcext:value-type="float">
            <text:p>0.739932</text:p>
          </table:table-cell>
          <table:table-cell office:value-type="float" office:value="881.845" calcext:value-type="float">
            <text:p>881.845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15.956" calcext:value-type="float">
            <text:p>115.956</text:p>
          </table:table-cell>
          <table:table-cell office:value-type="float" office:value="0.731244" calcext:value-type="float">
            <text:p>0.731244</text:p>
          </table:table-cell>
          <table:table-cell office:value-type="float" office:value="883.313" calcext:value-type="float">
            <text:p>883.313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14.515" calcext:value-type="float">
            <text:p>114.515</text:p>
          </table:table-cell>
          <table:table-cell office:value-type="float" office:value="0.722765" calcext:value-type="float">
            <text:p>0.722765</text:p>
          </table:table-cell>
          <table:table-cell office:value-type="float" office:value="884.762" calcext:value-type="float">
            <text:p>884.762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13.092" calcext:value-type="float">
            <text:p>113.092</text:p>
          </table:table-cell>
          <table:table-cell office:value-type="float" office:value="0.714488" calcext:value-type="float">
            <text:p>0.714488</text:p>
          </table:table-cell>
          <table:table-cell office:value-type="float" office:value="886.193" calcext:value-type="float">
            <text:p>886.1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1.686" calcext:value-type="float">
            <text:p>111.686</text:p>
          </table:table-cell>
          <table:table-cell office:value-type="float" office:value="0.706408" calcext:value-type="float">
            <text:p>0.706408</text:p>
          </table:table-cell>
          <table:table-cell office:value-type="float" office:value="887.607" calcext:value-type="float">
            <text:p>887.607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10.298" calcext:value-type="float">
            <text:p>110.298</text:p>
          </table:table-cell>
          <table:table-cell office:value-type="float" office:value="0.698518" calcext:value-type="float">
            <text:p>0.698518</text:p>
          </table:table-cell>
          <table:table-cell office:value-type="float" office:value="889.003" calcext:value-type="float">
            <text:p>889.003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08.927" calcext:value-type="float">
            <text:p>108.927</text:p>
          </table:table-cell>
          <table:table-cell office:value-type="float" office:value="0.690814" calcext:value-type="float">
            <text:p>0.690814</text:p>
          </table:table-cell>
          <table:table-cell office:value-type="float" office:value="890.382" calcext:value-type="float">
            <text:p>890.382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07.573" calcext:value-type="float">
            <text:p>107.573</text:p>
          </table:table-cell>
          <table:table-cell office:value-type="float" office:value="0.683289" calcext:value-type="float">
            <text:p>0.683289</text:p>
          </table:table-cell>
          <table:table-cell office:value-type="float" office:value="891.744" calcext:value-type="float">
            <text:p>891.74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06.236" calcext:value-type="float">
            <text:p>106.236</text:p>
          </table:table-cell>
          <table:table-cell office:value-type="float" office:value="0.675938" calcext:value-type="float">
            <text:p>0.675938</text:p>
          </table:table-cell>
          <table:table-cell office:value-type="float" office:value="893.088" calcext:value-type="float">
            <text:p>893.088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04.915" calcext:value-type="float">
            <text:p>104.915</text:p>
          </table:table-cell>
          <table:table-cell office:value-type="float" office:value="0.668758" calcext:value-type="float">
            <text:p>0.668758</text:p>
          </table:table-cell>
          <table:table-cell office:value-type="float" office:value="894.416" calcext:value-type="float">
            <text:p>894.416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03.611" calcext:value-type="float">
            <text:p>103.611</text:p>
          </table:table-cell>
          <table:table-cell office:value-type="float" office:value="0.661741" calcext:value-type="float">
            <text:p>0.661741</text:p>
          </table:table-cell>
          <table:table-cell office:value-type="float" office:value="895.728" calcext:value-type="float">
            <text:p>895.728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02.322" calcext:value-type="float">
            <text:p>102.322</text:p>
          </table:table-cell>
          <table:table-cell office:value-type="float" office:value="0.654885" calcext:value-type="float">
            <text:p>0.654885</text:p>
          </table:table-cell>
          <table:table-cell office:value-type="float" office:value="897.023" calcext:value-type="float">
            <text:p>897.02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01.05" calcext:value-type="float">
            <text:p>101.05</text:p>
          </table:table-cell>
          <table:table-cell office:value-type="float" office:value="0.648184" calcext:value-type="float">
            <text:p>0.648184</text:p>
          </table:table-cell>
          <table:table-cell office:value-type="float" office:value="898.302" calcext:value-type="float">
            <text:p>898.302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99.7935" calcext:value-type="float">
            <text:p>99.7935</text:p>
          </table:table-cell>
          <table:table-cell office:value-type="float" office:value="0.641634" calcext:value-type="float">
            <text:p>0.641634</text:p>
          </table:table-cell>
          <table:table-cell office:value-type="float" office:value="899.565" calcext:value-type="float">
            <text:p>899.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.5525" calcext:value-type="float">
            <text:p>98.5525</text:p>
          </table:table-cell>
          <table:table-cell office:value-type="float" office:value="0.635231" calcext:value-type="float">
            <text:p>0.635231</text:p>
          </table:table-cell>
          <table:table-cell office:value-type="float" office:value="900.812" calcext:value-type="float">
            <text:p>900.812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97.3269" calcext:value-type="float">
            <text:p>97.3269</text:p>
          </table:table-cell>
          <table:table-cell office:value-type="float" office:value="0.628971" calcext:value-type="float">
            <text:p>0.628971</text:p>
          </table:table-cell>
          <table:table-cell office:value-type="float" office:value="902.044" calcext:value-type="float">
            <text:p>902.04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96.1164" calcext:value-type="float">
            <text:p>96.1164</text:p>
          </table:table-cell>
          <table:table-cell office:value-type="float" office:value="0.622849" calcext:value-type="float">
            <text:p>0.622849</text:p>
          </table:table-cell>
          <table:table-cell office:value-type="float" office:value="903.261" calcext:value-type="float">
            <text:p>903.261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94.9209" calcext:value-type="float">
            <text:p>94.9209</text:p>
          </table:table-cell>
          <table:table-cell office:value-type="float" office:value="0.616862" calcext:value-type="float">
            <text:p>0.616862</text:p>
          </table:table-cell>
          <table:table-cell office:value-type="float" office:value="904.462" calcext:value-type="float">
            <text:p>904.462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93.7403" calcext:value-type="float">
            <text:p>93.7403</text:p>
          </table:table-cell>
          <table:table-cell office:value-type="float" office:value="0.611007" calcext:value-type="float">
            <text:p>0.611007</text:p>
          </table:table-cell>
          <table:table-cell office:value-type="float" office:value="905.649" calcext:value-type="float">
            <text:p>905.649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92.5742" calcext:value-type="float">
            <text:p>92.5742</text:p>
          </table:table-cell>
          <table:table-cell office:value-type="float" office:value="0.60528" calcext:value-type="float">
            <text:p>0.60528</text:p>
          </table:table-cell>
          <table:table-cell office:value-type="float" office:value="906.82" calcext:value-type="float">
            <text:p>906.8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1.4227" calcext:value-type="float">
            <text:p>91.4227</text:p>
          </table:table-cell>
          <table:table-cell office:value-type="float" office:value="0.599676" calcext:value-type="float">
            <text:p>0.599676</text:p>
          </table:table-cell>
          <table:table-cell office:value-type="float" office:value="907.978" calcext:value-type="float">
            <text:p>907.978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90.2854" calcext:value-type="float">
            <text:p>90.2854</text:p>
          </table:table-cell>
          <table:table-cell office:value-type="float" office:value="0.594194" calcext:value-type="float">
            <text:p>0.594194</text:p>
          </table:table-cell>
          <table:table-cell office:value-type="float" office:value="909.12" calcext:value-type="float">
            <text:p>909.12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89.1622" calcext:value-type="float">
            <text:p>89.1622</text:p>
          </table:table-cell>
          <table:table-cell office:value-type="float" office:value="0.588829" calcext:value-type="float">
            <text:p>0.588829</text:p>
          </table:table-cell>
          <table:table-cell office:value-type="float" office:value="910.249" calcext:value-type="float">
            <text:p>910.249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88.0529" calcext:value-type="float">
            <text:p>88.0529</text:p>
          </table:table-cell>
          <table:table-cell office:value-type="float" office:value="0.583579" calcext:value-type="float">
            <text:p>0.583579</text:p>
          </table:table-cell>
          <table:table-cell office:value-type="float" office:value="911.364" calcext:value-type="float">
            <text:p>911.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.9574" calcext:value-type="float">
            <text:p>86.9574</text:p>
          </table:table-cell>
          <table:table-cell office:value-type="float" office:value="0.57844" calcext:value-type="float">
            <text:p>0.57844</text:p>
          </table:table-cell>
          <table:table-cell office:value-type="float" office:value="912.464" calcext:value-type="float">
            <text:p>912.464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85.8754" calcext:value-type="float">
            <text:p>85.8754</text:p>
          </table:table-cell>
          <table:table-cell office:value-type="float" office:value="0.57341" calcext:value-type="float">
            <text:p>0.57341</text:p>
          </table:table-cell>
          <table:table-cell office:value-type="float" office:value="913.551" calcext:value-type="float">
            <text:p>913.551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84.8069" calcext:value-type="float">
            <text:p>84.8069</text:p>
          </table:table-cell>
          <table:table-cell office:value-type="float" office:value="0.568486" calcext:value-type="float">
            <text:p>0.568486</text:p>
          </table:table-cell>
          <table:table-cell office:value-type="float" office:value="914.625" calcext:value-type="float">
            <text:p>914.62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83.7516" calcext:value-type="float">
            <text:p>83.7516</text:p>
          </table:table-cell>
          <table:table-cell office:value-type="float" office:value="0.563665" calcext:value-type="float">
            <text:p>0.563665</text:p>
          </table:table-cell>
          <table:table-cell office:value-type="float" office:value="915.685" calcext:value-type="float">
            <text:p>915.68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82.7095" calcext:value-type="float">
            <text:p>82.7095</text:p>
          </table:table-cell>
          <table:table-cell office:value-type="float" office:value="0.558944" calcext:value-type="float">
            <text:p>0.558944</text:p>
          </table:table-cell>
          <table:table-cell office:value-type="float" office:value="916.732" calcext:value-type="float">
            <text:p>916.73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1.6802" calcext:value-type="float">
            <text:p>81.6802</text:p>
          </table:table-cell>
          <table:table-cell office:value-type="float" office:value="0.554321" calcext:value-type="float">
            <text:p>0.554321</text:p>
          </table:table-cell>
          <table:table-cell office:value-type="float" office:value="917.765" calcext:value-type="float">
            <text:p>917.765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80.6638" calcext:value-type="float">
            <text:p>80.6638</text:p>
          </table:table-cell>
          <table:table-cell office:value-type="float" office:value="0.549794" calcext:value-type="float">
            <text:p>0.549794</text:p>
          </table:table-cell>
          <table:table-cell office:value-type="float" office:value="918.786" calcext:value-type="float">
            <text:p>918.786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79.6599" calcext:value-type="float">
            <text:p>79.6599</text:p>
          </table:table-cell>
          <table:table-cell office:value-type="float" office:value="0.545359" calcext:value-type="float">
            <text:p>0.545359</text:p>
          </table:table-cell>
          <table:table-cell office:value-type="float" office:value="919.795" calcext:value-type="float">
            <text:p>919.795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78.6685" calcext:value-type="float">
            <text:p>78.6685</text:p>
          </table:table-cell>
          <table:table-cell office:value-type="float" office:value="0.541014" calcext:value-type="float">
            <text:p>0.541014</text:p>
          </table:table-cell>
          <table:table-cell office:value-type="float" office:value="920.791" calcext:value-type="float">
            <text:p>920.791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77.6894" calcext:value-type="float">
            <text:p>77.6894</text:p>
          </table:table-cell>
          <table:table-cell office:value-type="float" office:value="0.536758" calcext:value-type="float">
            <text:p>0.536758</text:p>
          </table:table-cell>
          <table:table-cell office:value-type="float" office:value="921.774" calcext:value-type="float">
            <text:p>921.7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.7224" calcext:value-type="float">
            <text:p>76.7224</text:p>
          </table:table-cell>
          <table:table-cell office:value-type="float" office:value="0.532588" calcext:value-type="float">
            <text:p>0.532588</text:p>
          </table:table-cell>
          <table:table-cell office:value-type="float" office:value="922.745" calcext:value-type="float">
            <text:p>922.745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75.7675" calcext:value-type="float">
            <text:p>75.7675</text:p>
          </table:table-cell>
          <table:table-cell office:value-type="float" office:value="0.528502" calcext:value-type="float">
            <text:p>0.528502</text:p>
          </table:table-cell>
          <table:table-cell office:value-type="float" office:value="923.704" calcext:value-type="float">
            <text:p>923.704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74.8244" calcext:value-type="float">
            <text:p>74.8244</text:p>
          </table:table-cell>
          <table:table-cell office:value-type="float" office:value="0.524498" calcext:value-type="float">
            <text:p>0.524498</text:p>
          </table:table-cell>
          <table:table-cell office:value-type="float" office:value="924.651" calcext:value-type="float">
            <text:p>924.651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73.893" calcext:value-type="float">
            <text:p>73.893</text:p>
          </table:table-cell>
          <table:table-cell office:value-type="float" office:value="0.520573" calcext:value-type="float">
            <text:p>0.520573</text:p>
          </table:table-cell>
          <table:table-cell office:value-type="float" office:value="925.586" calcext:value-type="float">
            <text:p>925.58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72.9732" calcext:value-type="float">
            <text:p>72.9732</text:p>
          </table:table-cell>
          <table:table-cell office:value-type="float" office:value="0.516727" calcext:value-type="float">
            <text:p>0.516727</text:p>
          </table:table-cell>
          <table:table-cell office:value-type="float" office:value="926.51" calcext:value-type="float">
            <text:p>926.5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72.0648" calcext:value-type="float">
            <text:p>72.0648</text:p>
          </table:table-cell>
          <table:table-cell office:value-type="float" office:value="0.512956" calcext:value-type="float">
            <text:p>0.512956</text:p>
          </table:table-cell>
          <table:table-cell office:value-type="float" office:value="927.422" calcext:value-type="float">
            <text:p>927.42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71.1677" calcext:value-type="float">
            <text:p>71.1677</text:p>
          </table:table-cell>
          <table:table-cell office:value-type="float" office:value="0.509259" calcext:value-type="float">
            <text:p>0.509259</text:p>
          </table:table-cell>
          <table:table-cell office:value-type="float" office:value="928.323" calcext:value-type="float">
            <text:p>928.323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70.2817" calcext:value-type="float">
            <text:p>70.2817</text:p>
          </table:table-cell>
          <table:table-cell office:value-type="float" office:value="0.505635" calcext:value-type="float">
            <text:p>0.505635</text:p>
          </table:table-cell>
          <table:table-cell office:value-type="float" office:value="929.213" calcext:value-type="float">
            <text:p>929.21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69.4068" calcext:value-type="float">
            <text:p>69.4068</text:p>
          </table:table-cell>
          <table:table-cell office:value-type="float" office:value="0.502081" calcext:value-type="float">
            <text:p>0.502081</text:p>
          </table:table-cell>
          <table:table-cell office:value-type="float" office:value="930.091" calcext:value-type="float">
            <text:p>930.091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68.5427" calcext:value-type="float">
            <text:p>68.5427</text:p>
          </table:table-cell>
          <table:table-cell office:value-type="float" office:value="0.498597" calcext:value-type="float">
            <text:p>0.498597</text:p>
          </table:table-cell>
          <table:table-cell office:value-type="float" office:value="930.959" calcext:value-type="float">
            <text:p>930.9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6893" calcext:value-type="float">
            <text:p>67.6893</text:p>
          </table:table-cell>
          <table:table-cell office:value-type="float" office:value="0.495179" calcext:value-type="float">
            <text:p>0.495179</text:p>
          </table:table-cell>
          <table:table-cell office:value-type="float" office:value="931.816" calcext:value-type="float">
            <text:p>931.816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66.8465" calcext:value-type="float">
            <text:p>66.8465</text:p>
          </table:table-cell>
          <table:table-cell office:value-type="float" office:value="0.491827" calcext:value-type="float">
            <text:p>0.491827</text:p>
          </table:table-cell>
          <table:table-cell office:value-type="float" office:value="932.662" calcext:value-type="float">
            <text:p>932.66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66.0142" calcext:value-type="float">
            <text:p>66.0142</text:p>
          </table:table-cell>
          <table:table-cell office:value-type="float" office:value="0.48854" calcext:value-type="float">
            <text:p>0.48854</text:p>
          </table:table-cell>
          <table:table-cell office:value-type="float" office:value="933.497" calcext:value-type="float">
            <text:p>933.49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65.1923" calcext:value-type="float">
            <text:p>65.1923</text:p>
          </table:table-cell>
          <table:table-cell office:value-type="float" office:value="0.485314" calcext:value-type="float">
            <text:p>0.485314</text:p>
          </table:table-cell>
          <table:table-cell office:value-type="float" office:value="934.322" calcext:value-type="float">
            <text:p>934.32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64.3805" calcext:value-type="float">
            <text:p>64.3805</text:p>
          </table:table-cell>
          <table:table-cell office:value-type="float" office:value="0.482151" calcext:value-type="float">
            <text:p>0.482151</text:p>
          </table:table-cell>
          <table:table-cell office:value-type="float" office:value="935.137" calcext:value-type="float">
            <text:p>935.13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63.5789" calcext:value-type="float">
            <text:p>63.5789</text:p>
          </table:table-cell>
          <table:table-cell office:value-type="float" office:value="0.479046" calcext:value-type="float">
            <text:p>0.479046</text:p>
          </table:table-cell>
          <table:table-cell office:value-type="float" office:value="935.942" calcext:value-type="float">
            <text:p>935.942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62.7872" calcext:value-type="float">
            <text:p>62.7872</text:p>
          </table:table-cell>
          <table:table-cell office:value-type="float" office:value="0.476001" calcext:value-type="float">
            <text:p>0.476001</text:p>
          </table:table-cell>
          <table:table-cell office:value-type="float" office:value="936.737" calcext:value-type="float">
            <text:p>936.737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62.0053" calcext:value-type="float">
            <text:p>62.0053</text:p>
          </table:table-cell>
          <table:table-cell office:value-type="float" office:value="0.473012" calcext:value-type="float">
            <text:p>0.473012</text:p>
          </table:table-cell>
          <table:table-cell office:value-type="float" office:value="937.522" calcext:value-type="float">
            <text:p>937.522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61.2332" calcext:value-type="float">
            <text:p>61.2332</text:p>
          </table:table-cell>
          <table:table-cell office:value-type="float" office:value="0.470079" calcext:value-type="float">
            <text:p>0.470079</text:p>
          </table:table-cell>
          <table:table-cell office:value-type="float" office:value="938.297" calcext:value-type="float">
            <text:p>938.29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60.4707" calcext:value-type="float">
            <text:p>60.4707</text:p>
          </table:table-cell>
          <table:table-cell office:value-type="float" office:value="0.467201" calcext:value-type="float">
            <text:p>0.467201</text:p>
          </table:table-cell>
          <table:table-cell office:value-type="float" office:value="939.062" calcext:value-type="float">
            <text:p>939.0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.7176" calcext:value-type="float">
            <text:p>59.7176</text:p>
          </table:table-cell>
          <table:table-cell office:value-type="float" office:value="0.464375" calcext:value-type="float">
            <text:p>0.464375</text:p>
          </table:table-cell>
          <table:table-cell office:value-type="float" office:value="939.818" calcext:value-type="float">
            <text:p>939.818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58.9739" calcext:value-type="float">
            <text:p>58.9739</text:p>
          </table:table-cell>
          <table:table-cell office:value-type="float" office:value="0.461602" calcext:value-type="float">
            <text:p>0.461602</text:p>
          </table:table-cell>
          <table:table-cell office:value-type="float" office:value="940.564" calcext:value-type="float">
            <text:p>940.564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58.2395" calcext:value-type="float">
            <text:p>58.2395</text:p>
          </table:table-cell>
          <table:table-cell office:value-type="float" office:value="0.45888" calcext:value-type="float">
            <text:p>0.45888</text:p>
          </table:table-cell>
          <table:table-cell office:value-type="float" office:value="941.302" calcext:value-type="float">
            <text:p>941.302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57.5141" calcext:value-type="float">
            <text:p>57.5141</text:p>
          </table:table-cell>
          <table:table-cell office:value-type="float" office:value="0.456208" calcext:value-type="float">
            <text:p>0.456208</text:p>
          </table:table-cell>
          <table:table-cell office:value-type="float" office:value="942.03" calcext:value-type="float">
            <text:p>942.03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56.7978" calcext:value-type="float">
            <text:p>56.7978</text:p>
          </table:table-cell>
          <table:table-cell office:value-type="float" office:value="0.453584" calcext:value-type="float">
            <text:p>0.453584</text:p>
          </table:table-cell>
          <table:table-cell office:value-type="float" office:value="942.749" calcext:value-type="float">
            <text:p>942.74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56.0904" calcext:value-type="float">
            <text:p>56.0904</text:p>
          </table:table-cell>
          <table:table-cell office:value-type="float" office:value="0.451008" calcext:value-type="float">
            <text:p>0.451008</text:p>
          </table:table-cell>
          <table:table-cell office:value-type="float" office:value="943.459" calcext:value-type="float">
            <text:p>943.459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55.3918" calcext:value-type="float">
            <text:p>55.3918</text:p>
          </table:table-cell>
          <table:table-cell office:value-type="float" office:value="0.448478" calcext:value-type="float">
            <text:p>0.448478</text:p>
          </table:table-cell>
          <table:table-cell office:value-type="float" office:value="944.16" calcext:value-type="float">
            <text:p>944.16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54.7019" calcext:value-type="float">
            <text:p>54.7019</text:p>
          </table:table-cell>
          <table:table-cell office:value-type="float" office:value="0.445994" calcext:value-type="float">
            <text:p>0.445994</text:p>
          </table:table-cell>
          <table:table-cell office:value-type="float" office:value="944.852" calcext:value-type="float">
            <text:p>944.852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54.0206" calcext:value-type="float">
            <text:p>54.0206</text:p>
          </table:table-cell>
          <table:table-cell office:value-type="float" office:value="0.443554" calcext:value-type="float">
            <text:p>0.443554</text:p>
          </table:table-cell>
          <table:table-cell office:value-type="float" office:value="945.536" calcext:value-type="float">
            <text:p>945.536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53.3477" calcext:value-type="float">
            <text:p>53.3477</text:p>
          </table:table-cell>
          <table:table-cell office:value-type="float" office:value="0.441158" calcext:value-type="float">
            <text:p>0.441158</text:p>
          </table:table-cell>
          <table:table-cell office:value-type="float" office:value="946.211" calcext:value-type="float">
            <text:p>946.2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.6832" calcext:value-type="float">
            <text:p>52.6832</text:p>
          </table:table-cell>
          <table:table-cell office:value-type="float" office:value="0.438804" calcext:value-type="float">
            <text:p>0.438804</text:p>
          </table:table-cell>
          <table:table-cell office:value-type="float" office:value="946.878" calcext:value-type="float">
            <text:p>946.878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52.027" calcext:value-type="float">
            <text:p>52.027</text:p>
          </table:table-cell>
          <table:table-cell office:value-type="float" office:value="0.436493" calcext:value-type="float">
            <text:p>0.436493</text:p>
          </table:table-cell>
          <table:table-cell office:value-type="float" office:value="947.536" calcext:value-type="float">
            <text:p>947.53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51.3789" calcext:value-type="float">
            <text:p>51.3789</text:p>
          </table:table-cell>
          <table:table-cell office:value-type="float" office:value="0.434222" calcext:value-type="float">
            <text:p>0.434222</text:p>
          </table:table-cell>
          <table:table-cell office:value-type="float" office:value="948.187" calcext:value-type="float">
            <text:p>948.187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50.7389" calcext:value-type="float">
            <text:p>50.7389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948.829" calcext:value-type="float">
            <text:p>948.829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50.1069" calcext:value-type="float">
            <text:p>50.1069</text:p>
          </table:table-cell>
          <table:table-cell office:value-type="float" office:value="0.429799" calcext:value-type="float">
            <text:p>0.429799</text:p>
          </table:table-cell>
          <table:table-cell office:value-type="float" office:value="949.463" calcext:value-type="float">
            <text:p>949.463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9.4827" calcext:value-type="float">
            <text:p>49.4827</text:p>
          </table:table-cell>
          <table:table-cell office:value-type="float" office:value="0.427645" calcext:value-type="float">
            <text:p>0.427645</text:p>
          </table:table-cell>
          <table:table-cell office:value-type="float" office:value="950.09" calcext:value-type="float">
            <text:p>950.09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48.8663" calcext:value-type="float">
            <text:p>48.8663</text:p>
          </table:table-cell>
          <table:table-cell office:value-type="float" office:value="0.425529" calcext:value-type="float">
            <text:p>0.425529</text:p>
          </table:table-cell>
          <table:table-cell office:value-type="float" office:value="950.708" calcext:value-type="float">
            <text:p>950.708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8.2575" calcext:value-type="float">
            <text:p>48.2575</text:p>
          </table:table-cell>
          <table:table-cell office:value-type="float" office:value="0.42345" calcext:value-type="float">
            <text:p>0.42345</text:p>
          </table:table-cell>
          <table:table-cell office:value-type="float" office:value="951.319" calcext:value-type="float">
            <text:p>951.31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7.6564" calcext:value-type="float">
            <text:p>47.6564</text:p>
          </table:table-cell>
          <table:table-cell office:value-type="float" office:value="0.421406" calcext:value-type="float">
            <text:p>0.421406</text:p>
          </table:table-cell>
          <table:table-cell office:value-type="float" office:value="951.922" calcext:value-type="float">
            <text:p>951.922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7.0627" calcext:value-type="float">
            <text:p>47.0627</text:p>
          </table:table-cell>
          <table:table-cell office:value-type="float" office:value="0.419398" calcext:value-type="float">
            <text:p>0.419398</text:p>
          </table:table-cell>
          <table:table-cell office:value-type="float" office:value="952.518" calcext:value-type="float">
            <text:p>952.5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.4764" calcext:value-type="float">
            <text:p>46.4764</text:p>
          </table:table-cell>
          <table:table-cell office:value-type="float" office:value="0.417424" calcext:value-type="float">
            <text:p>0.417424</text:p>
          </table:table-cell>
          <table:table-cell office:value-type="float" office:value="953.106" calcext:value-type="float">
            <text:p>953.106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45.8974" calcext:value-type="float">
            <text:p>45.8974</text:p>
          </table:table-cell>
          <table:table-cell office:value-type="float" office:value="0.415484" calcext:value-type="float">
            <text:p>0.415484</text:p>
          </table:table-cell>
          <table:table-cell office:value-type="float" office:value="953.687" calcext:value-type="float">
            <text:p>953.68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45.3255" calcext:value-type="float">
            <text:p>45.3255</text:p>
          </table:table-cell>
          <table:table-cell office:value-type="float" office:value="0.413577" calcext:value-type="float">
            <text:p>0.413577</text:p>
          </table:table-cell>
          <table:table-cell office:value-type="float" office:value="954.261" calcext:value-type="float">
            <text:p>954.261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4.7608" calcext:value-type="float">
            <text:p>44.7608</text:p>
          </table:table-cell>
          <table:table-cell office:value-type="float" office:value="0.411703" calcext:value-type="float">
            <text:p>0.411703</text:p>
          </table:table-cell>
          <table:table-cell office:value-type="float" office:value="954.827" calcext:value-type="float">
            <text:p>954.827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44.2032" calcext:value-type="float">
            <text:p>44.2032</text:p>
          </table:table-cell>
          <table:table-cell office:value-type="float" office:value="0.40986" calcext:value-type="float">
            <text:p>0.40986</text:p>
          </table:table-cell>
          <table:table-cell office:value-type="float" office:value="955.387" calcext:value-type="float">
            <text:p>955.38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3.6525" calcext:value-type="float">
            <text:p>43.6525</text:p>
          </table:table-cell>
          <table:table-cell office:value-type="float" office:value="0.408048" calcext:value-type="float">
            <text:p>0.408048</text:p>
          </table:table-cell>
          <table:table-cell office:value-type="float" office:value="955.939" calcext:value-type="float">
            <text:p>955.939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43.1086" calcext:value-type="float">
            <text:p>43.1086</text:p>
          </table:table-cell>
          <table:table-cell office:value-type="float" office:value="0.406267" calcext:value-type="float">
            <text:p>0.406267</text:p>
          </table:table-cell>
          <table:table-cell office:value-type="float" office:value="956.485" calcext:value-type="float">
            <text:p>956.485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2.5715" calcext:value-type="float">
            <text:p>42.5715</text:p>
          </table:table-cell>
          <table:table-cell office:value-type="float" office:value="0.404515" calcext:value-type="float">
            <text:p>0.404515</text:p>
          </table:table-cell>
          <table:table-cell office:value-type="float" office:value="957.024" calcext:value-type="float">
            <text:p>957.024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42.0411" calcext:value-type="float">
            <text:p>42.0411</text:p>
          </table:table-cell>
          <table:table-cell office:value-type="float" office:value="0.402793" calcext:value-type="float">
            <text:p>0.402793</text:p>
          </table:table-cell>
          <table:table-cell office:value-type="float" office:value="957.556" calcext:value-type="float">
            <text:p>957.556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41.5172" calcext:value-type="float">
            <text:p>41.5172</text:p>
          </table:table-cell>
          <table:table-cell office:value-type="float" office:value="0.4011" calcext:value-type="float">
            <text:p>0.4011</text:p>
          </table:table-cell>
          <table:table-cell office:value-type="float" office:value="958.082" calcext:value-type="float">
            <text:p>958.0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.9999" calcext:value-type="float">
            <text:p>40.9999</text:p>
          </table:table-cell>
          <table:table-cell office:value-type="float" office:value="0.399435" calcext:value-type="float">
            <text:p>0.399435</text:p>
          </table:table-cell>
          <table:table-cell office:value-type="float" office:value="958.601" calcext:value-type="float">
            <text:p>958.60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40.4891" calcext:value-type="float">
            <text:p>40.4891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959.113" calcext:value-type="float">
            <text:p>959.113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9.9846" calcext:value-type="float">
            <text:p>39.9846</text:p>
          </table:table-cell>
          <table:table-cell office:value-type="float" office:value="0.396186" calcext:value-type="float">
            <text:p>0.396186</text:p>
          </table:table-cell>
          <table:table-cell office:value-type="float" office:value="959.619" calcext:value-type="float">
            <text:p>959.619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9.4863" calcext:value-type="float">
            <text:p>39.4863</text:p>
          </table:table-cell>
          <table:table-cell office:value-type="float" office:value="0.394602" calcext:value-type="float">
            <text:p>0.394602</text:p>
          </table:table-cell>
          <table:table-cell office:value-type="float" office:value="960.119" calcext:value-type="float">
            <text:p>960.119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8.9943" calcext:value-type="float">
            <text:p>38.9943</text:p>
          </table:table-cell>
          <table:table-cell office:value-type="float" office:value="0.393044" calcext:value-type="float">
            <text:p>0.393044</text:p>
          </table:table-cell>
          <table:table-cell office:value-type="float" office:value="960.613" calcext:value-type="float">
            <text:p>960.61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8.5084" calcext:value-type="float">
            <text:p>38.5084</text:p>
          </table:table-cell>
          <table:table-cell office:value-type="float" office:value="0.391511" calcext:value-type="float">
            <text:p>0.391511</text:p>
          </table:table-cell>
          <table:table-cell office:value-type="float" office:value="961.1" calcext:value-type="float">
            <text:p>961.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8.0286" calcext:value-type="float">
            <text:p>38.0286</text:p>
          </table:table-cell>
          <table:table-cell office:value-type="float" office:value="0.390004" calcext:value-type="float">
            <text:p>0.390004</text:p>
          </table:table-cell>
          <table:table-cell office:value-type="float" office:value="961.581" calcext:value-type="float">
            <text:p>961.581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7.5547" calcext:value-type="float">
            <text:p>37.5547</text:p>
          </table:table-cell>
          <table:table-cell office:value-type="float" office:value="0.388521" calcext:value-type="float">
            <text:p>0.388521</text:p>
          </table:table-cell>
          <table:table-cell office:value-type="float" office:value="962.057" calcext:value-type="float">
            <text:p>962.05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7.0867" calcext:value-type="float">
            <text:p>37.0867</text:p>
          </table:table-cell>
          <table:table-cell office:value-type="float" office:value="0.387062" calcext:value-type="float">
            <text:p>0.387062</text:p>
          </table:table-cell>
          <table:table-cell office:value-type="float" office:value="962.526" calcext:value-type="float">
            <text:p>962.526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6.6246" calcext:value-type="float">
            <text:p>36.6246</text:p>
          </table:table-cell>
          <table:table-cell office:value-type="float" office:value="0.385626" calcext:value-type="float">
            <text:p>0.385626</text:p>
          </table:table-cell>
          <table:table-cell office:value-type="float" office:value="962.99" calcext:value-type="float">
            <text:p>962.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.1682" calcext:value-type="float">
            <text:p>36.1682</text:p>
          </table:table-cell>
          <table:table-cell office:value-type="float" office:value="0.384214" calcext:value-type="float">
            <text:p>0.384214</text:p>
          </table:table-cell>
          <table:table-cell office:value-type="float" office:value="963.448" calcext:value-type="float">
            <text:p>963.448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5.7175" calcext:value-type="float">
            <text:p>35.7175</text:p>
          </table:table-cell>
          <table:table-cell office:value-type="float" office:value="0.382824" calcext:value-type="float">
            <text:p>0.382824</text:p>
          </table:table-cell>
          <table:table-cell office:value-type="float" office:value="963.9" calcext:value-type="float">
            <text:p>963.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5.2724" calcext:value-type="float">
            <text:p>35.2724</text:p>
          </table:table-cell>
          <table:table-cell office:value-type="float" office:value="0.381457" calcext:value-type="float">
            <text:p>0.381457</text:p>
          </table:table-cell>
          <table:table-cell office:value-type="float" office:value="964.346" calcext:value-type="float">
            <text:p>964.346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4.8328" calcext:value-type="float">
            <text:p>34.8328</text:p>
          </table:table-cell>
          <table:table-cell office:value-type="float" office:value="0.380111" calcext:value-type="float">
            <text:p>0.380111</text:p>
          </table:table-cell>
          <table:table-cell office:value-type="float" office:value="964.787" calcext:value-type="float">
            <text:p>964.787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4.3987" calcext:value-type="float">
            <text:p>34.3987</text:p>
          </table:table-cell>
          <table:table-cell office:value-type="float" office:value="0.378787" calcext:value-type="float">
            <text:p>0.378787</text:p>
          </table:table-cell>
          <table:table-cell office:value-type="float" office:value="965.222" calcext:value-type="float">
            <text:p>965.22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3.97" calcext:value-type="float">
            <text:p>33.97</text:p>
          </table:table-cell>
          <table:table-cell office:value-type="float" office:value="0.377484" calcext:value-type="float">
            <text:p>0.377484</text:p>
          </table:table-cell>
          <table:table-cell office:value-type="float" office:value="965.652" calcext:value-type="float">
            <text:p>965.652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3.5467" calcext:value-type="float">
            <text:p>33.5467</text:p>
          </table:table-cell>
          <table:table-cell office:value-type="float" office:value="0.376202" calcext:value-type="float">
            <text:p>0.376202</text:p>
          </table:table-cell>
          <table:table-cell office:value-type="float" office:value="966.077" calcext:value-type="float">
            <text:p>966.077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3.1286" calcext:value-type="float">
            <text:p>33.1286</text:p>
          </table:table-cell>
          <table:table-cell office:value-type="float" office:value="0.37494" calcext:value-type="float">
            <text:p>0.37494</text:p>
          </table:table-cell>
          <table:table-cell office:value-type="float" office:value="966.496" calcext:value-type="float">
            <text:p>966.496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2.7158" calcext:value-type="float">
            <text:p>32.7158</text:p>
          </table:table-cell>
          <table:table-cell office:value-type="float" office:value="0.373698" calcext:value-type="float">
            <text:p>0.373698</text:p>
          </table:table-cell>
          <table:table-cell office:value-type="float" office:value="966.911" calcext:value-type="float">
            <text:p>966.911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2.308" calcext:value-type="float">
            <text:p>32.308</text:p>
          </table:table-cell>
          <table:table-cell office:value-type="float" office:value="0.372475" calcext:value-type="float">
            <text:p>0.372475</text:p>
          </table:table-cell>
          <table:table-cell office:value-type="float" office:value="967.319" calcext:value-type="float">
            <text:p>967.3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.9054" calcext:value-type="float">
            <text:p>31.9054</text:p>
          </table:table-cell>
          <table:table-cell office:value-type="float" office:value="0.371272" calcext:value-type="float">
            <text:p>0.371272</text:p>
          </table:table-cell>
          <table:table-cell office:value-type="float" office:value="967.723" calcext:value-type="float">
            <text:p>967.723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1.5078" calcext:value-type="float">
            <text:p>31.5078</text:p>
          </table:table-cell>
          <table:table-cell office:value-type="float" office:value="0.370087" calcext:value-type="float">
            <text:p>0.370087</text:p>
          </table:table-cell>
          <table:table-cell office:value-type="float" office:value="968.122" calcext:value-type="float">
            <text:p>968.122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1.1151" calcext:value-type="float">
            <text:p>31.1151</text:p>
          </table:table-cell>
          <table:table-cell office:value-type="float" office:value="0.368921" calcext:value-type="float">
            <text:p>0.368921</text:p>
          </table:table-cell>
          <table:table-cell office:value-type="float" office:value="968.516" calcext:value-type="float">
            <text:p>968.516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0.7273" calcext:value-type="float">
            <text:p>30.7273</text:p>
          </table:table-cell>
          <table:table-cell office:value-type="float" office:value="0.367773" calcext:value-type="float">
            <text:p>0.367773</text:p>
          </table:table-cell>
          <table:table-cell office:value-type="float" office:value="968.905" calcext:value-type="float">
            <text:p>968.905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0.3443" calcext:value-type="float">
            <text:p>30.3443</text:p>
          </table:table-cell>
          <table:table-cell office:value-type="float" office:value="0.366643" calcext:value-type="float">
            <text:p>0.366643</text:p>
          </table:table-cell>
          <table:table-cell office:value-type="float" office:value="969.289" calcext:value-type="float">
            <text:p>969.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4:16:45.621393990</dc:date>
    <meta:editing-duration>PT3M29S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43cm" svg:height="14.212cm" xlink:href=".." xlink:type="simple" chart:class="chart:line" chart:style-name="ch1">
        <chart:title svg:x="8.672cm" svg:y="0.42cm" chart:style-name="ch2">
          <text:p>Euler</text:p>
        </chart:title>
        <chart:legend chart:legend-position="end" svg:x="16.961cm" svg:y="6.309cm" style:legend-expansion="high" chart:style-name="ch3"/>
        <chart:plot-area chart:style-name="ch4" table:cell-range-address="euler.A1:euler.D366" chart:data-source-has-labels="both" svg:x="1.381cm" svg:y="1.483cm" svg:width="15.21cm" svg:height="11.464cm">
          <chart:coordinate-region svg:x="2.373cm" svg:y="1.682cm" svg:width="14.218cm" svg:height="10.267cm"/>
          <chart:axis chart:dimension="x" chart:name="primary-x" chart:style-name="ch5" chartooo:axis-type="auto">
            <chartooo:date-scale/>
            <chart:title svg:x="7.712cm" svg:y="13.231cm" chart:style-name="ch6">
              <text:p>Tiempo (en días)</text:p>
            </chart:title>
            <chart:categories table:cell-range-address="euler.A2:euler.A366"/>
          </chart:axis>
          <chart:axis chart:dimension="y" chart:name="primary-y" chart:style-name="ch5">
            <chart:title svg:x="0.451cm" svg:y="8.86cm" chart:style-name="ch7">
              <text:p>Número de individuos</text:p>
            </chart:title>
            <chart:grid chart:style-name="ch8" chart:class="major"/>
          </chart:axis>
          <chart:series chart:style-name="ch9" chart:values-cell-range-address="euler.B2:euler.B366" chart:label-cell-address="euler.B1:euler.B1" chart:class="chart:line">
            <chart:data-point chart:repeated="365"/>
          </chart:series>
          <chart:series chart:style-name="ch10" chart:values-cell-range-address="euler.C2:euler.C366" chart:label-cell-address="euler.C1:euler.C1" chart:class="chart:line">
            <chart:data-point chart:repeated="365"/>
          </chart:series>
          <chart:series chart:style-name="ch11" chart:values-cell-range-address="euler.D2:euler.D366" chart:label-cell-address="euler.D1:euler.D1" chart:class="chart:line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euler.B1:euler.B1</svg:desc>
                </draw:g>
              </table:table-cell>
              <table:table-cell office:value-type="string">
                <text:p>S</text:p>
                <draw:g>
                  <svg:desc>euler.C1:euler.C1</svg:desc>
                </draw:g>
              </table:table-cell>
              <table:table-cell office:value-type="string">
                <text:p>R</text:p>
                <draw:g>
                  <svg:desc>euler.D1:eule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uler.A2:euler.A366</svg:desc>
                </draw:g>
              </table:table-cell>
              <table:table-cell office:value-type="float" office:value="1">
                <text:p>1</text:p>
                <draw:g>
                  <svg:desc>euler.B2:euler.B366</svg:desc>
                </draw:g>
              </table:table-cell>
              <table:table-cell office:value-type="float" office:value="999">
                <text:p>999</text:p>
                <draw:g>
                  <svg:desc>euler.C2:euler.C366</svg:desc>
                </draw:g>
              </table:table-cell>
              <table:table-cell office:value-type="float" office:value="0">
                <text:p>0</text:p>
                <draw:g>
                  <svg:desc>euler.D2:euler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0874">
                <text:p>1.0874</text:p>
              </table:table-cell>
              <table:table-cell office:value-type="float" office:value="998.9">
                <text:p>998.9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18243">
                <text:p>1.18243</text:p>
              </table:table-cell>
              <table:table-cell office:value-type="float" office:value="998.791">
                <text:p>998.791</text:p>
              </table:table-cell>
              <table:table-cell office:value-type="float" office:value="0.0260925">
                <text:p>0.02609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28575">
                <text:p>1.28575</text:p>
              </table:table-cell>
              <table:table-cell office:value-type="float" office:value="998.673">
                <text:p>998.673</text:p>
              </table:table-cell>
              <table:table-cell office:value-type="float" office:value="0.0408728">
                <text:p>0.040872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39808">
                <text:p>1.39808</text:p>
              </table:table-cell>
              <table:table-cell office:value-type="float" office:value="998.545">
                <text:p>998.545</text:p>
              </table:table-cell>
              <table:table-cell office:value-type="float" office:value="0.0569447">
                <text:p>0.05694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52021">
                <text:p>1.52021</text:p>
              </table:table-cell>
              <table:table-cell office:value-type="float" office:value="998.405">
                <text:p>998.405</text:p>
              </table:table-cell>
              <table:table-cell office:value-type="float" office:value="0.0744207">
                <text:p>0.074420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65298">
                <text:p>1.65298</text:p>
              </table:table-cell>
              <table:table-cell office:value-type="float" office:value="998.254">
                <text:p>998.254</text:p>
              </table:table-cell>
              <table:table-cell office:value-type="float" office:value="0.0934233">
                <text:p>0.093423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79733">
                <text:p>1.79733</text:p>
              </table:table-cell>
              <table:table-cell office:value-type="float" office:value="998.089">
                <text:p>998.089</text:p>
              </table:table-cell>
              <table:table-cell office:value-type="float" office:value="0.114086">
                <text:p>0.11408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95425">
                <text:p>1.95425</text:p>
              </table:table-cell>
              <table:table-cell office:value-type="float" office:value="997.909">
                <text:p>997.909</text:p>
              </table:table-cell>
              <table:table-cell office:value-type="float" office:value="0.136552">
                <text:p>0.13655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12484">
                <text:p>2.12484</text:p>
              </table:table-cell>
              <table:table-cell office:value-type="float" office:value="997.714">
                <text:p>997.714</text:p>
              </table:table-cell>
              <table:table-cell office:value-type="float" office:value="0.16098">
                <text:p>0.160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31028">
                <text:p>2.31028</text:p>
              </table:table-cell>
              <table:table-cell office:value-type="float" office:value="997.502">
                <text:p>997.502</text:p>
              </table:table-cell>
              <table:table-cell office:value-type="float" office:value="0.187541">
                <text:p>0.18754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51185">
                <text:p>2.51185</text:p>
              </table:table-cell>
              <table:table-cell office:value-type="float" office:value="997.272">
                <text:p>997.272</text:p>
              </table:table-cell>
              <table:table-cell office:value-type="float" office:value="0.216419">
                <text:p>0.21641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73096">
                <text:p>2.73096</text:p>
              </table:table-cell>
              <table:table-cell office:value-type="float" office:value="997.021">
                <text:p>997.021</text:p>
              </table:table-cell>
              <table:table-cell office:value-type="float" office:value="0.247818">
                <text:p>0.24781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9691">
                <text:p>2.9691</text:p>
              </table:table-cell>
              <table:table-cell office:value-type="float" office:value="996.749">
                <text:p>996.749</text:p>
              </table:table-cell>
              <table:table-cell office:value-type="float" office:value="0.281955">
                <text:p>0.28195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22793">
                <text:p>3.22793</text:p>
              </table:table-cell>
              <table:table-cell office:value-type="float" office:value="996.453">
                <text:p>996.453</text:p>
              </table:table-cell>
              <table:table-cell office:value-type="float" office:value="0.319068">
                <text:p>0.31906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50923">
                <text:p>3.50923</text:p>
              </table:table-cell>
              <table:table-cell office:value-type="float" office:value="996.131">
                <text:p>996.131</text:p>
              </table:table-cell>
              <table:table-cell office:value-type="float" office:value="0.359418">
                <text:p>0.35941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.81493">
                <text:p>3.81493</text:p>
              </table:table-cell>
              <table:table-cell office:value-type="float" office:value="995.782">
                <text:p>995.782</text:p>
              </table:table-cell>
              <table:table-cell office:value-type="float" office:value="0.403283">
                <text:p>0.40328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.14713">
                <text:p>4.14713</text:p>
              </table:table-cell>
              <table:table-cell office:value-type="float" office:value="995.402">
                <text:p>995.402</text:p>
              </table:table-cell>
              <table:table-cell office:value-type="float" office:value="0.45097">
                <text:p>0.4509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.5081">
                <text:p>4.5081</text:p>
              </table:table-cell>
              <table:table-cell office:value-type="float" office:value="994.989">
                <text:p>994.989</text:p>
              </table:table-cell>
              <table:table-cell office:value-type="float" office:value="0.502809">
                <text:p>0.50280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.90029">
                <text:p>4.90029</text:p>
              </table:table-cell>
              <table:table-cell office:value-type="float" office:value="994.541">
                <text:p>994.541</text:p>
              </table:table-cell>
              <table:table-cell office:value-type="float" office:value="0.55916">
                <text:p>0.559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264">
                <text:p>5.3264</text:p>
              </table:table-cell>
              <table:table-cell office:value-type="float" office:value="994.053">
                <text:p>994.053</text:p>
              </table:table-cell>
              <table:table-cell office:value-type="float" office:value="0.620414">
                <text:p>0.62041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5.78929">
                <text:p>5.78929</text:p>
              </table:table-cell>
              <table:table-cell office:value-type="float" office:value="993.524">
                <text:p>993.524</text:p>
              </table:table-cell>
              <table:table-cell office:value-type="float" office:value="0.686993">
                <text:p>0.68699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2921">
                <text:p>6.2921</text:p>
              </table:table-cell>
              <table:table-cell office:value-type="float" office:value="992.949">
                <text:p>992.949</text:p>
              </table:table-cell>
              <table:table-cell office:value-type="float" office:value="0.75936">
                <text:p>0.7593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.83822">
                <text:p>6.83822</text:p>
              </table:table-cell>
              <table:table-cell office:value-type="float" office:value="992.324">
                <text:p>992.324</text:p>
              </table:table-cell>
              <table:table-cell office:value-type="float" office:value="0.838011">
                <text:p>0.83801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7.43132">
                <text:p>7.43132</text:p>
              </table:table-cell>
              <table:table-cell office:value-type="float" office:value="991.645">
                <text:p>991.645</text:p>
              </table:table-cell>
              <table:table-cell office:value-type="float" office:value="0.923489">
                <text:p>0.92348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.07535">
                <text:p>8.07535</text:p>
              </table:table-cell>
              <table:table-cell office:value-type="float" office:value="990.908">
                <text:p>990.908</text:p>
              </table:table-cell>
              <table:table-cell office:value-type="float" office:value="1.01638">
                <text:p>1.0163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8.7746">
                <text:p>8.7746</text:p>
              </table:table-cell>
              <table:table-cell office:value-type="float" office:value="990.108">
                <text:p>990.108</text:p>
              </table:table-cell>
              <table:table-cell office:value-type="float" office:value="1.11732">
                <text:p>1.1173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9.5337">
                <text:p>9.5337</text:p>
              </table:table-cell>
              <table:table-cell office:value-type="float" office:value="989.239">
                <text:p>989.239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0.3576">
                <text:p>10.3576</text:p>
              </table:table-cell>
              <table:table-cell office:value-type="float" office:value="988.296">
                <text:p>988.296</text:p>
              </table:table-cell>
              <table:table-cell office:value-type="float" office:value="1.34618">
                <text:p>1.3461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1.2518">
                <text:p>11.2518</text:p>
              </table:table-cell>
              <table:table-cell office:value-type="float" office:value="987.273">
                <text:p>987.273</text:p>
              </table:table-cell>
              <table:table-cell office:value-type="float" office:value="1.47565">
                <text:p>1.475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222">
                <text:p>12.222</text:p>
              </table:table-cell>
              <table:table-cell office:value-type="float" office:value="986.162">
                <text:p>986.162</text:p>
              </table:table-cell>
              <table:table-cell office:value-type="float" office:value="1.61629">
                <text:p>1.6162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3.2745">
                <text:p>13.2745</text:p>
              </table:table-cell>
              <table:table-cell office:value-type="float" office:value="984.956">
                <text:p>984.956</text:p>
              </table:table-cell>
              <table:table-cell office:value-type="float" office:value="1.76907">
                <text:p>1.7690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4.4161">
                <text:p>14.4161</text:p>
              </table:table-cell>
              <table:table-cell office:value-type="float" office:value="983.649">
                <text:p>983.649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5.6539">
                <text:p>15.6539</text:p>
              </table:table-cell>
              <table:table-cell office:value-type="float" office:value="982.231">
                <text:p>982.231</text:p>
              </table:table-cell>
              <table:table-cell office:value-type="float" office:value="2.1152">
                <text:p>2.115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6.9958">
                <text:p>16.9958</text:p>
              </table:table-cell>
              <table:table-cell office:value-type="float" office:value="980.693">
                <text:p>980.693</text:p>
              </table:table-cell>
              <table:table-cell office:value-type="float" office:value="2.31088">
                <text:p>2.3108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8.4501">
                <text:p>18.4501</text:p>
              </table:table-cell>
              <table:table-cell office:value-type="float" office:value="979.027">
                <text:p>979.027</text:p>
              </table:table-cell>
              <table:table-cell office:value-type="float" office:value="2.52332">
                <text:p>2.5233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0.0258">
                <text:p>20.0258</text:p>
              </table:table-cell>
              <table:table-cell office:value-type="float" office:value="977.22">
                <text:p>977.22</text:p>
              </table:table-cell>
              <table:table-cell office:value-type="float" office:value="2.75395">
                <text:p>2.7539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1.7325">
                <text:p>21.7325</text:p>
              </table:table-cell>
              <table:table-cell office:value-type="float" office:value="975.263">
                <text:p>975.263</text:p>
              </table:table-cell>
              <table:table-cell office:value-type="float" office:value="3.00427">
                <text:p>3.0042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3.5803">
                <text:p>23.5803</text:p>
              </table:table-cell>
              <table:table-cell office:value-type="float" office:value="973.144">
                <text:p>973.144</text:p>
              </table:table-cell>
              <table:table-cell office:value-type="float" office:value="3.27593">
                <text:p>3.2759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5.5803">
                <text:p>25.5803</text:p>
              </table:table-cell>
              <table:table-cell office:value-type="float" office:value="970.849">
                <text:p>970.849</text:p>
              </table:table-cell>
              <table:table-cell office:value-type="float" office:value="3.57068">
                <text:p>3.570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.744">
                <text:p>27.744</text:p>
              </table:table-cell>
              <table:table-cell office:value-type="float" office:value="968.366">
                <text:p>968.366</text:p>
              </table:table-cell>
              <table:table-cell office:value-type="float" office:value="3.89044">
                <text:p>3.89044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0.0838">
                <text:p>30.0838</text:p>
              </table:table-cell>
              <table:table-cell office:value-type="float" office:value="965.679">
                <text:p>965.679</text:p>
              </table:table-cell>
              <table:table-cell office:value-type="float" office:value="4.23724">
                <text:p>4.2372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2.6129">
                <text:p>32.6129</text:p>
              </table:table-cell>
              <table:table-cell office:value-type="float" office:value="962.774">
                <text:p>962.774</text:p>
              </table:table-cell>
              <table:table-cell office:value-type="float" office:value="4.61328">
                <text:p>4.61328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5.3451">
                <text:p>35.3451</text:p>
              </table:table-cell>
              <table:table-cell office:value-type="float" office:value="959.634">
                <text:p>959.634</text:p>
              </table:table-cell>
              <table:table-cell office:value-type="float" office:value="5.02094">
                <text:p>5.0209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8.2951">
                <text:p>38.2951</text:p>
              </table:table-cell>
              <table:table-cell office:value-type="float" office:value="956.242">
                <text:p>956.242</text:p>
              </table:table-cell>
              <table:table-cell office:value-type="float" office:value="5.46276">
                <text:p>5.4627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1.4784">
                <text:p>41.4784</text:p>
              </table:table-cell>
              <table:table-cell office:value-type="float" office:value="952.58">
                <text:p>952.58</text:p>
              </table:table-cell>
              <table:table-cell office:value-type="float" office:value="5.94145">
                <text:p>5.9414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44.911">
                <text:p>44.911</text:p>
              </table:table-cell>
              <table:table-cell office:value-type="float" office:value="948.629">
                <text:p>948.629</text:p>
              </table:table-cell>
              <table:table-cell office:value-type="float" office:value="6.45993">
                <text:p>6.45993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8.61">
                <text:p>48.61</text:p>
              </table:table-cell>
              <table:table-cell office:value-type="float" office:value="944.369">
                <text:p>944.369</text:p>
              </table:table-cell>
              <table:table-cell office:value-type="float" office:value="7.02132">
                <text:p>7.0213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52.593">
                <text:p>52.593</text:p>
              </table:table-cell>
              <table:table-cell office:value-type="float" office:value="939.778">
                <text:p>939.778</text:p>
              </table:table-cell>
              <table:table-cell office:value-type="float" office:value="7.62894">
                <text:p>7.62894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56.8782">
                <text:p>56.8782</text:p>
              </table:table-cell>
              <table:table-cell office:value-type="float" office:value="934.835">
                <text:p>934.835</text:p>
              </table:table-cell>
              <table:table-cell office:value-type="float" office:value="8.28635">
                <text:p>8.28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.4844">
                <text:p>61.4844</text:p>
              </table:table-cell>
              <table:table-cell office:value-type="float" office:value="929.518">
                <text:p>929.518</text:p>
              </table:table-cell>
              <table:table-cell office:value-type="float" office:value="8.99733">
                <text:p>8.9973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66.4309">
                <text:p>66.4309</text:p>
              </table:table-cell>
              <table:table-cell office:value-type="float" office:value="923.803">
                <text:p>923.803</text:p>
              </table:table-cell>
              <table:table-cell office:value-type="float" office:value="9.76589">
                <text:p>9.7658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1.7374">
                <text:p>71.7374</text:p>
              </table:table-cell>
              <table:table-cell office:value-type="float" office:value="917.666">
                <text:p>917.666</text:p>
              </table:table-cell>
              <table:table-cell office:value-type="float" office:value="10.5963">
                <text:p>10.596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77.4238">
                <text:p>77.4238</text:p>
              </table:table-cell>
              <table:table-cell office:value-type="float" office:value="911.083">
                <text:p>911.083</text:p>
              </table:table-cell>
              <table:table-cell office:value-type="float" office:value="11.493">
                <text:p>11.49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83.5099">
                <text:p>83.5099</text:p>
              </table:table-cell>
              <table:table-cell office:value-type="float" office:value="904.029">
                <text:p>904.029</text:p>
              </table:table-cell>
              <table:table-cell office:value-type="float" office:value="12.4608">
                <text:p>12.460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90.0156">
                <text:p>90.0156</text:p>
              </table:table-cell>
              <table:table-cell office:value-type="float" office:value="896.48">
                <text:p>896.48</text:p>
              </table:table-cell>
              <table:table-cell office:value-type="float" office:value="13.5047">
                <text:p>13.504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96.9601">
                <text:p>96.9601</text:p>
              </table:table-cell>
              <table:table-cell office:value-type="float" office:value="888.41">
                <text:p>888.41</text:p>
              </table:table-cell>
              <table:table-cell office:value-type="float" office:value="14.6299">
                <text:p>14.629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04.362">
                <text:p>104.362</text:p>
              </table:table-cell>
              <table:table-cell office:value-type="float" office:value="879.796">
                <text:p>879.796</text:p>
              </table:table-cell>
              <table:table-cell office:value-type="float" office:value="15.8419">
                <text:p>15.841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12.239">
                <text:p>112.239</text:p>
              </table:table-cell>
              <table:table-cell office:value-type="float" office:value="870.614">
                <text:p>870.614</text:p>
              </table:table-cell>
              <table:table-cell office:value-type="float" office:value="17.1464">
                <text:p>17.146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20.608">
                <text:p>120.608</text:p>
              </table:table-cell>
              <table:table-cell office:value-type="float" office:value="860.843">
                <text:p>860.843</text:p>
              </table:table-cell>
              <table:table-cell office:value-type="float" office:value="18.5494">
                <text:p>18.54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.483">
                <text:p>129.483</text:p>
              </table:table-cell>
              <table:table-cell office:value-type="float" office:value="850.46">
                <text:p>850.46</text:p>
              </table:table-cell>
              <table:table-cell office:value-type="float" office:value="20.057">
                <text:p>20.057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38.876">
                <text:p>138.876</text:p>
              </table:table-cell>
              <table:table-cell office:value-type="float" office:value="839.448">
                <text:p>839.448</text:p>
              </table:table-cell>
              <table:table-cell office:value-type="float" office:value="21.6755">
                <text:p>21.675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8.798">
                <text:p>148.798</text:p>
              </table:table-cell>
              <table:table-cell office:value-type="float" office:value="827.79">
                <text:p>827.79</text:p>
              </table:table-cell>
              <table:table-cell office:value-type="float" office:value="23.4115">
                <text:p>23.411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59.256">
                <text:p>159.256</text:p>
              </table:table-cell>
              <table:table-cell office:value-type="float" office:value="815.473">
                <text:p>815.473</text:p>
              </table:table-cell>
              <table:table-cell office:value-type="float" office:value="25.2715">
                <text:p>25.271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70.252">
                <text:p>170.252</text:p>
              </table:table-cell>
              <table:table-cell office:value-type="float" office:value="802.486">
                <text:p>802.486</text:p>
              </table:table-cell>
              <table:table-cell office:value-type="float" office:value="27.2622">
                <text:p>27.262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81.786">
                <text:p>181.786</text:p>
              </table:table-cell>
              <table:table-cell office:value-type="float" office:value="788.823">
                <text:p>788.823</text:p>
              </table:table-cell>
              <table:table-cell office:value-type="float" office:value="29.3903">
                <text:p>29.390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93.854">
                <text:p>193.854</text:p>
              </table:table-cell>
              <table:table-cell office:value-type="float" office:value="774.484">
                <text:p>774.484</text:p>
              </table:table-cell>
              <table:table-cell office:value-type="float" office:value="31.6626">
                <text:p>31.6626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06.444">
                <text:p>206.444</text:p>
              </table:table-cell>
              <table:table-cell office:value-type="float" office:value="759.47">
                <text:p>759.47</text:p>
              </table:table-cell>
              <table:table-cell office:value-type="float" office:value="34.0858">
                <text:p>34.085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19.543">
                <text:p>219.543</text:p>
              </table:table-cell>
              <table:table-cell office:value-type="float" office:value="743.791">
                <text:p>743.791</text:p>
              </table:table-cell>
              <table:table-cell office:value-type="float" office:value="36.6664">
                <text:p>36.6664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33.128">
                <text:p>233.128</text:p>
              </table:table-cell>
              <table:table-cell office:value-type="float" office:value="727.462">
                <text:p>727.462</text:p>
              </table:table-cell>
              <table:table-cell office:value-type="float" office:value="39.4106">
                <text:p>39.41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7.173">
                <text:p>247.173</text:p>
              </table:table-cell>
              <table:table-cell office:value-type="float" office:value="710.503">
                <text:p>710.503</text:p>
              </table:table-cell>
              <table:table-cell office:value-type="float" office:value="42.3247">
                <text:p>42.3247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61.645">
                <text:p>261.645</text:p>
              </table:table-cell>
              <table:table-cell office:value-type="float" office:value="692.941">
                <text:p>692.941</text:p>
              </table:table-cell>
              <table:table-cell office:value-type="float" office:value="45.4144">
                <text:p>45.4144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76.505">
                <text:p>276.505</text:p>
              </table:table-cell>
              <table:table-cell office:value-type="float" office:value="674.81">
                <text:p>674.81</text:p>
              </table:table-cell>
              <table:table-cell office:value-type="float" office:value="48.685">
                <text:p>48.68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91.707">
                <text:p>291.707</text:p>
              </table:table-cell>
              <table:table-cell office:value-type="float" office:value="656.152">
                <text:p>656.152</text:p>
              </table:table-cell>
              <table:table-cell office:value-type="float" office:value="52.1413">
                <text:p>52.1413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307.201">
                <text:p>307.201</text:p>
              </table:table-cell>
              <table:table-cell office:value-type="float" office:value="637.011">
                <text:p>637.011</text:p>
              </table:table-cell>
              <table:table-cell office:value-type="float" office:value="55.7876">
                <text:p>55.787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322.93">
                <text:p>322.93</text:p>
              </table:table-cell>
              <table:table-cell office:value-type="float" office:value="617.442">
                <text:p>617.442</text:p>
              </table:table-cell>
              <table:table-cell office:value-type="float" office:value="59.6276">
                <text:p>59.6276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338.833">
                <text:p>338.833</text:p>
              </table:table-cell>
              <table:table-cell office:value-type="float" office:value="597.503">
                <text:p>597.503</text:p>
              </table:table-cell>
              <table:table-cell office:value-type="float" office:value="63.6642">
                <text:p>63.6642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354.843">
                <text:p>354.843</text:p>
              </table:table-cell>
              <table:table-cell office:value-type="float" office:value="577.258">
                <text:p>577.258</text:p>
              </table:table-cell>
              <table:table-cell office:value-type="float" office:value="67.8996">
                <text:p>67.8996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370.891">
                <text:p>370.891</text:p>
              </table:table-cell>
              <table:table-cell office:value-type="float" office:value="556.774">
                <text:p>556.774</text:p>
              </table:table-cell>
              <table:table-cell office:value-type="float" office:value="72.3352">
                <text:p>72.3352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386.905">
                <text:p>386.905</text:p>
              </table:table-cell>
              <table:table-cell office:value-type="float" office:value="536.124">
                <text:p>536.124</text:p>
              </table:table-cell>
              <table:table-cell office:value-type="float" office:value="76.9713">
                <text:p>76.97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2.811">
                <text:p>402.811</text:p>
              </table:table-cell>
              <table:table-cell office:value-type="float" office:value="515.381">
                <text:p>515.381</text:p>
              </table:table-cell>
              <table:table-cell office:value-type="float" office:value="81.8076">
                <text:p>81.8076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418.536">
                <text:p>418.536</text:p>
              </table:table-cell>
              <table:table-cell office:value-type="float" office:value="494.621">
                <text:p>494.621</text:p>
              </table:table-cell>
              <table:table-cell office:value-type="float" office:value="86.8428">
                <text:p>86.842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34.006">
                <text:p>434.006</text:p>
              </table:table-cell>
              <table:table-cell office:value-type="float" office:value="473.919">
                <text:p>473.919</text:p>
              </table:table-cell>
              <table:table-cell office:value-type="float" office:value="92.0745">
                <text:p>92.074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449.15">
                <text:p>449.15</text:p>
              </table:table-cell>
              <table:table-cell office:value-type="float" office:value="453.351">
                <text:p>453.351</text:p>
              </table:table-cell>
              <table:table-cell office:value-type="float" office:value="97.4995">
                <text:p>97.499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463.897">
                <text:p>463.897</text:p>
              </table:table-cell>
              <table:table-cell office:value-type="float" office:value="432.989">
                <text:p>432.989</text:p>
              </table:table-cell>
              <table:table-cell office:value-type="float" office:value="103.114">
                <text:p>103.11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78.185">
                <text:p>478.185</text:p>
              </table:table-cell>
              <table:table-cell office:value-type="float" office:value="412.902">
                <text:p>412.902</text:p>
              </table:table-cell>
              <table:table-cell office:value-type="float" office:value="108.913">
                <text:p>108.913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491.952">
                <text:p>491.952</text:p>
              </table:table-cell>
              <table:table-cell office:value-type="float" office:value="393.158">
                <text:p>393.158</text:p>
              </table:table-cell>
              <table:table-cell office:value-type="float" office:value="114.89">
                <text:p>114.8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05.144">
                <text:p>505.144</text:p>
              </table:table-cell>
              <table:table-cell office:value-type="float" office:value="373.817">
                <text:p>373.817</text:p>
              </table:table-cell>
              <table:table-cell office:value-type="float" office:value="121.039">
                <text:p>121.03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517.713">
                <text:p>517.713</text:p>
              </table:table-cell>
              <table:table-cell office:value-type="float" office:value="354.933">
                <text:p>354.933</text:p>
              </table:table-cell>
              <table:table-cell office:value-type="float" office:value="127.354">
                <text:p>127.354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529.617">
                <text:p>529.617</text:p>
              </table:table-cell>
              <table:table-cell office:value-type="float" office:value="336.558">
                <text:p>336.558</text:p>
              </table:table-cell>
              <table:table-cell office:value-type="float" office:value="133.825">
                <text:p>133.8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0.821">
                <text:p>540.821</text:p>
              </table:table-cell>
              <table:table-cell office:value-type="float" office:value="318.733">
                <text:p>318.733</text:p>
              </table:table-cell>
              <table:table-cell office:value-type="float" office:value="140.445">
                <text:p>140.44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551.299">
                <text:p>551.299</text:p>
              </table:table-cell>
              <table:table-cell office:value-type="float" office:value="301.496">
                <text:p>301.496</text:p>
              </table:table-cell>
              <table:table-cell office:value-type="float" office:value="147.206">
                <text:p>147.206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561.029">
                <text:p>561.029</text:p>
              </table:table-cell>
              <table:table-cell office:value-type="float" office:value="284.874">
                <text:p>284.874</text:p>
              </table:table-cell>
              <table:table-cell office:value-type="float" office:value="154.097">
                <text:p>154.09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569.998">
                <text:p>569.998</text:p>
              </table:table-cell>
              <table:table-cell office:value-type="float" office:value="268.892">
                <text:p>268.892</text:p>
              </table:table-cell>
              <table:table-cell office:value-type="float" office:value="161.11">
                <text:p>161.11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578.2">
                <text:p>578.2</text:p>
              </table:table-cell>
              <table:table-cell office:value-type="float" office:value="253.565">
                <text:p>253.565</text:p>
              </table:table-cell>
              <table:table-cell office:value-type="float" office:value="168.235">
                <text:p>168.23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585.634">
                <text:p>585.634</text:p>
              </table:table-cell>
              <table:table-cell office:value-type="float" office:value="238.904">
                <text:p>238.904</text:p>
              </table:table-cell>
              <table:table-cell office:value-type="float" office:value="175.462">
                <text:p>175.462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592.305">
                <text:p>592.305</text:p>
              </table:table-cell>
              <table:table-cell office:value-type="float" office:value="224.913">
                <text:p>224.913</text:p>
              </table:table-cell>
              <table:table-cell office:value-type="float" office:value="182.783">
                <text:p>182.783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598.222">
                <text:p>598.222</text:p>
              </table:table-cell>
              <table:table-cell office:value-type="float" office:value="211.591">
                <text:p>211.591</text:p>
              </table:table-cell>
              <table:table-cell office:value-type="float" office:value="190.186">
                <text:p>190.18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603.402">
                <text:p>603.402</text:p>
              </table:table-cell>
              <table:table-cell office:value-type="float" office:value="198.933">
                <text:p>198.933</text:p>
              </table:table-cell>
              <table:table-cell office:value-type="float" office:value="197.664">
                <text:p>197.664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607.864">
                <text:p>607.864</text:p>
              </table:table-cell>
              <table:table-cell office:value-type="float" office:value="186.93">
                <text:p>186.93</text:p>
              </table:table-cell>
              <table:table-cell office:value-type="float" office:value="205.207">
                <text:p>205.2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1.628">
                <text:p>611.628</text:p>
              </table:table-cell>
              <table:table-cell office:value-type="float" office:value="175.567">
                <text:p>175.567</text:p>
              </table:table-cell>
              <table:table-cell office:value-type="float" office:value="212.805">
                <text:p>212.805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614.721">
                <text:p>614.721</text:p>
              </table:table-cell>
              <table:table-cell office:value-type="float" office:value="164.829">
                <text:p>164.829</text:p>
              </table:table-cell>
              <table:table-cell office:value-type="float" office:value="220.45">
                <text:p>220.45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617.169">
                <text:p>617.169</text:p>
              </table:table-cell>
              <table:table-cell office:value-type="float" office:value="154.696">
                <text:p>154.696</text:p>
              </table:table-cell>
              <table:table-cell office:value-type="float" office:value="228.134">
                <text:p>228.134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619.002">
                <text:p>619.002</text:p>
              </table:table-cell>
              <table:table-cell office:value-type="float" office:value="145.149">
                <text:p>145.149</text:p>
              </table:table-cell>
              <table:table-cell office:value-type="float" office:value="235.849">
                <text:p>235.84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620.249">
                <text:p>620.249</text:p>
              </table:table-cell>
              <table:table-cell office:value-type="float" office:value="136.164">
                <text:p>136.164</text:p>
              </table:table-cell>
              <table:table-cell office:value-type="float" office:value="243.586">
                <text:p>243.586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620.942">
                <text:p>620.942</text:p>
              </table:table-cell>
              <table:table-cell office:value-type="float" office:value="127.719">
                <text:p>127.719</text:p>
              </table:table-cell>
              <table:table-cell office:value-type="float" office:value="251.34">
                <text:p>251.3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21.111">
                <text:p>621.111</text:p>
              </table:table-cell>
              <table:table-cell office:value-type="float" office:value="119.788">
                <text:p>119.788</text:p>
              </table:table-cell>
              <table:table-cell office:value-type="float" office:value="259.101">
                <text:p>259.101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20.787">
                <text:p>620.787</text:p>
              </table:table-cell>
              <table:table-cell office:value-type="float" office:value="112.348">
                <text:p>112.348</text:p>
              </table:table-cell>
              <table:table-cell office:value-type="float" office:value="266.865">
                <text:p>266.86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20.001">
                <text:p>620.001</text:p>
              </table:table-cell>
              <table:table-cell office:value-type="float" office:value="105.374">
                <text:p>105.374</text:p>
              </table:table-cell>
              <table:table-cell office:value-type="float" office:value="274.625">
                <text:p>274.625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618.785">
                <text:p>618.785</text:p>
              </table:table-cell>
              <table:table-cell office:value-type="float" office:value="98.8403">
                <text:p>98.8403</text:p>
              </table:table-cell>
              <table:table-cell office:value-type="float" office:value="282.375">
                <text:p>282.3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7.166">
                <text:p>617.166</text:p>
              </table:table-cell>
              <table:table-cell office:value-type="float" office:value="92.7242">
                <text:p>92.7242</text:p>
              </table:table-cell>
              <table:table-cell office:value-type="float" office:value="290.11">
                <text:p>290.11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615.174">
                <text:p>615.174</text:p>
              </table:table-cell>
              <table:table-cell office:value-type="float" office:value="87.0016">
                <text:p>87.0016</text:p>
              </table:table-cell>
              <table:table-cell office:value-type="float" office:value="297.824">
                <text:p>297.82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12.836">
                <text:p>612.836</text:p>
              </table:table-cell>
              <table:table-cell office:value-type="float" office:value="81.6495">
                <text:p>81.6495</text:p>
              </table:table-cell>
              <table:table-cell office:value-type="float" office:value="305.514">
                <text:p>305.514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610.18">
                <text:p>610.18</text:p>
              </table:table-cell>
              <table:table-cell office:value-type="float" office:value="76.6457">
                <text:p>76.6457</text:p>
              </table:table-cell>
              <table:table-cell office:value-type="float" office:value="313.175">
                <text:p>313.1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07.229">
                <text:p>607.229</text:p>
              </table:table-cell>
              <table:table-cell office:value-type="float" office:value="71.969">
                <text:p>71.969</text:p>
              </table:table-cell>
              <table:table-cell office:value-type="float" office:value="320.802">
                <text:p>320.80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04.009">
                <text:p>604.009</text:p>
              </table:table-cell>
              <table:table-cell office:value-type="float" office:value="67.5988">
                <text:p>67.5988</text:p>
              </table:table-cell>
              <table:table-cell office:value-type="float" office:value="328.392">
                <text:p>328.392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600.542">
                <text:p>600.542</text:p>
              </table:table-cell>
              <table:table-cell office:value-type="float" office:value="63.5158">
                <text:p>63.5158</text:p>
              </table:table-cell>
              <table:table-cell office:value-type="float" office:value="335.942">
                <text:p>335.942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596.85">
                <text:p>596.85</text:p>
              </table:table-cell>
              <table:table-cell office:value-type="float" office:value="59.7014">
                <text:p>59.7014</text:p>
              </table:table-cell>
              <table:table-cell office:value-type="float" office:value="343.449">
                <text:p>343.44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592.952">
                <text:p>592.952</text:p>
              </table:table-cell>
              <table:table-cell office:value-type="float" office:value="56.1381">
                <text:p>56.1381</text:p>
              </table:table-cell>
              <table:table-cell office:value-type="float" office:value="350.91">
                <text:p>350.91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588.869">
                <text:p>588.869</text:p>
              </table:table-cell>
              <table:table-cell office:value-type="float" office:value="52.8094">
                <text:p>52.8094</text:p>
              </table:table-cell>
              <table:table-cell office:value-type="float" office:value="358.322">
                <text:p>358.3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84.618">
                <text:p>584.618</text:p>
              </table:table-cell>
              <table:table-cell office:value-type="float" office:value="49.6996">
                <text:p>49.6996</text:p>
              </table:table-cell>
              <table:table-cell office:value-type="float" office:value="365.682">
                <text:p>365.682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580.216">
                <text:p>580.216</text:p>
              </table:table-cell>
              <table:table-cell office:value-type="float" office:value="46.7941">
                <text:p>46.7941</text:p>
              </table:table-cell>
              <table:table-cell office:value-type="float" office:value="372.99">
                <text:p>372.9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575.678">
                <text:p>575.678</text:p>
              </table:table-cell>
              <table:table-cell office:value-type="float" office:value="44.079">
                <text:p>44.079</text:p>
              </table:table-cell>
              <table:table-cell office:value-type="float" office:value="380.243">
                <text:p>380.243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571.02">
                <text:p>571.02</text:p>
              </table:table-cell>
              <table:table-cell office:value-type="float" office:value="41.5415">
                <text:p>41.5415</text:p>
              </table:table-cell>
              <table:table-cell office:value-type="float" office:value="387.439">
                <text:p>387.439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566.254">
                <text:p>566.254</text:p>
              </table:table-cell>
              <table:table-cell office:value-type="float" office:value="39.1694">
                <text:p>39.1694</text:p>
              </table:table-cell>
              <table:table-cell office:value-type="float" office:value="394.577">
                <text:p>394.57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561.394">
                <text:p>561.394</text:p>
              </table:table-cell>
              <table:table-cell office:value-type="float" office:value="36.9514">
                <text:p>36.9514</text:p>
              </table:table-cell>
              <table:table-cell office:value-type="float" office:value="401.655">
                <text:p>401.655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556.451">
                <text:p>556.451</text:p>
              </table:table-cell>
              <table:table-cell office:value-type="float" office:value="34.877">
                <text:p>34.877</text:p>
              </table:table-cell>
              <table:table-cell office:value-type="float" office:value="408.672">
                <text:p>408.672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551.436">
                <text:p>551.436</text:p>
              </table:table-cell>
              <table:table-cell office:value-type="float" office:value="32.9362">
                <text:p>32.9362</text:p>
              </table:table-cell>
              <table:table-cell office:value-type="float" office:value="415.628">
                <text:p>415.62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546.359">
                <text:p>546.359</text:p>
              </table:table-cell>
              <table:table-cell office:value-type="float" office:value="31.12">
                <text:p>31.12</text:p>
              </table:table-cell>
              <table:table-cell office:value-type="float" office:value="422.521">
                <text:p>422.52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541.23">
                <text:p>541.23</text:p>
              </table:table-cell>
              <table:table-cell office:value-type="float" office:value="29.4197">
                <text:p>29.4197</text:p>
              </table:table-cell>
              <table:table-cell office:value-type="float" office:value="429.35">
                <text:p>429.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36.057">
                <text:p>536.057</text:p>
              </table:table-cell>
              <table:table-cell office:value-type="float" office:value="27.8275">
                <text:p>27.8275</text:p>
              </table:table-cell>
              <table:table-cell office:value-type="float" office:value="436.116">
                <text:p>436.116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530.848">
                <text:p>530.848</text:p>
              </table:table-cell>
              <table:table-cell office:value-type="float" office:value="26.3357">
                <text:p>26.3357</text:p>
              </table:table-cell>
              <table:table-cell office:value-type="float" office:value="442.816">
                <text:p>442.816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525.61">
                <text:p>525.61</text:p>
              </table:table-cell>
              <table:table-cell office:value-type="float" office:value="24.9377">
                <text:p>24.9377</text:p>
              </table:table-cell>
              <table:table-cell office:value-type="float" office:value="449.452">
                <text:p>449.452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520.351">
                <text:p>520.351</text:p>
              </table:table-cell>
              <table:table-cell office:value-type="float" office:value="23.627">
                <text:p>23.627</text:p>
              </table:table-cell>
              <table:table-cell office:value-type="float" office:value="456.022">
                <text:p>456.022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515.076">
                <text:p>515.076</text:p>
              </table:table-cell>
              <table:table-cell office:value-type="float" office:value="22.3975">
                <text:p>22.3975</text:p>
              </table:table-cell>
              <table:table-cell office:value-type="float" office:value="462.526">
                <text:p>462.52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509.791">
                <text:p>509.791</text:p>
              </table:table-cell>
              <table:table-cell office:value-type="float" office:value="21.2439">
                <text:p>21.2439</text:p>
              </table:table-cell>
              <table:table-cell office:value-type="float" office:value="468.965">
                <text:p>468.965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504.502">
                <text:p>504.502</text:p>
              </table:table-cell>
              <table:table-cell office:value-type="float" office:value="20.1609">
                <text:p>20.1609</text:p>
              </table:table-cell>
              <table:table-cell office:value-type="float" office:value="475.337">
                <text:p>475.337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499.213">
                <text:p>499.213</text:p>
              </table:table-cell>
              <table:table-cell office:value-type="float" office:value="19.1438">
                <text:p>19.1438</text:p>
              </table:table-cell>
              <table:table-cell office:value-type="float" office:value="481.644">
                <text:p>481.644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93.928">
                <text:p>493.928</text:p>
              </table:table-cell>
              <table:table-cell office:value-type="float" office:value="18.1881">
                <text:p>18.1881</text:p>
              </table:table-cell>
              <table:table-cell office:value-type="float" office:value="487.884">
                <text:p>487.88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88.652">
                <text:p>488.652</text:p>
              </table:table-cell>
              <table:table-cell office:value-type="float" office:value="17.2897">
                <text:p>17.2897</text:p>
              </table:table-cell>
              <table:table-cell office:value-type="float" office:value="494.058">
                <text:p>494.0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83.389">
                <text:p>483.389</text:p>
              </table:table-cell>
              <table:table-cell office:value-type="float" office:value="16.4449">
                <text:p>16.4449</text:p>
              </table:table-cell>
              <table:table-cell office:value-type="float" office:value="500.166">
                <text:p>500.166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78.142">
                <text:p>478.142</text:p>
              </table:table-cell>
              <table:table-cell office:value-type="float" office:value="15.6499">
                <text:p>15.6499</text:p>
              </table:table-cell>
              <table:table-cell office:value-type="float" office:value="506.208">
                <text:p>506.208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72.913">
                <text:p>472.913</text:p>
              </table:table-cell>
              <table:table-cell office:value-type="float" office:value="14.9017">
                <text:p>14.9017</text:p>
              </table:table-cell>
              <table:table-cell office:value-type="float" office:value="512.185">
                <text:p>512.18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67.707">
                <text:p>467.707</text:p>
              </table:table-cell>
              <table:table-cell office:value-type="float" office:value="14.1969">
                <text:p>14.1969</text:p>
              </table:table-cell>
              <table:table-cell office:value-type="float" office:value="518.097">
                <text:p>518.097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462.524">
                <text:p>462.524</text:p>
              </table:table-cell>
              <table:table-cell office:value-type="float" office:value="13.5329">
                <text:p>13.5329</text:p>
              </table:table-cell>
              <table:table-cell office:value-type="float" office:value="523.943">
                <text:p>523.94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57.369">
                <text:p>457.369</text:p>
              </table:table-cell>
              <table:table-cell office:value-type="float" office:value="12.907">
                <text:p>12.907</text:p>
              </table:table-cell>
              <table:table-cell office:value-type="float" office:value="529.724">
                <text:p>529.724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452.242">
                <text:p>452.242</text:p>
              </table:table-cell>
              <table:table-cell office:value-type="float" office:value="12.3167">
                <text:p>12.3167</text:p>
              </table:table-cell>
              <table:table-cell office:value-type="float" office:value="535.442">
                <text:p>535.442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447.146">
                <text:p>447.146</text:p>
              </table:table-cell>
              <table:table-cell office:value-type="float" office:value="11.7597">
                <text:p>11.7597</text:p>
              </table:table-cell>
              <table:table-cell office:value-type="float" office:value="541.095">
                <text:p>541.095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442.082">
                <text:p>442.082</text:p>
              </table:table-cell>
              <table:table-cell office:value-type="float" office:value="11.2338">
                <text:p>11.2338</text:p>
              </table:table-cell>
              <table:table-cell office:value-type="float" office:value="546.684">
                <text:p>546.684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437.053">
                <text:p>437.053</text:p>
              </table:table-cell>
              <table:table-cell office:value-type="float" office:value="10.7372">
                <text:p>10.7372</text:p>
              </table:table-cell>
              <table:table-cell office:value-type="float" office:value="552.21">
                <text:p>552.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2.059">
                <text:p>432.059</text:p>
              </table:table-cell>
              <table:table-cell office:value-type="float" office:value="10.2679">
                <text:p>10.2679</text:p>
              </table:table-cell>
              <table:table-cell office:value-type="float" office:value="557.673">
                <text:p>557.673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427.102">
                <text:p>427.102</text:p>
              </table:table-cell>
              <table:table-cell office:value-type="float" office:value="9.8243">
                <text:p>9.8243</text:p>
              </table:table-cell>
              <table:table-cell office:value-type="float" office:value="563.074">
                <text:p>563.074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422.183">
                <text:p>422.183</text:p>
              </table:table-cell>
              <table:table-cell office:value-type="float" office:value="9.4047">
                <text:p>9.4047</text:p>
              </table:table-cell>
              <table:table-cell office:value-type="float" office:value="568.413">
                <text:p>568.413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417.302">
                <text:p>417.302</text:p>
              </table:table-cell>
              <table:table-cell office:value-type="float" office:value="9.00765">
                <text:p>9.00765</text:p>
              </table:table-cell>
              <table:table-cell office:value-type="float" office:value="573.69">
                <text:p>573.6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412.462">
                <text:p>412.462</text:p>
              </table:table-cell>
              <table:table-cell office:value-type="float" office:value="8.63176">
                <text:p>8.63176</text:p>
              </table:table-cell>
              <table:table-cell office:value-type="float" office:value="578.906">
                <text:p>578.90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07.662">
                <text:p>407.662</text:p>
              </table:table-cell>
              <table:table-cell office:value-type="float" office:value="8.27573">
                <text:p>8.27573</text:p>
              </table:table-cell>
              <table:table-cell office:value-type="float" office:value="584.062">
                <text:p>584.062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402.904">
                <text:p>402.904</text:p>
              </table:table-cell>
              <table:table-cell office:value-type="float" office:value="7.93836">
                <text:p>7.93836</text:p>
              </table:table-cell>
              <table:table-cell office:value-type="float" office:value="589.158">
                <text:p>589.158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398.187">
                <text:p>398.187</text:p>
              </table:table-cell>
              <table:table-cell office:value-type="float" office:value="7.61852">
                <text:p>7.61852</text:p>
              </table:table-cell>
              <table:table-cell office:value-type="float" office:value="594.194">
                <text:p>594.194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393.513">
                <text:p>393.513</text:p>
              </table:table-cell>
              <table:table-cell office:value-type="float" office:value="7.31516">
                <text:p>7.31516</text:p>
              </table:table-cell>
              <table:table-cell office:value-type="float" office:value="599.171">
                <text:p>599.171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388.882">
                <text:p>388.882</text:p>
              </table:table-cell>
              <table:table-cell office:value-type="float" office:value="7.0273">
                <text:p>7.0273</text:p>
              </table:table-cell>
              <table:table-cell office:value-type="float" office:value="604.09">
                <text:p>604.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4.295">
                <text:p>384.295</text:p>
              </table:table-cell>
              <table:table-cell office:value-type="float" office:value="6.75402">
                <text:p>6.75402</text:p>
              </table:table-cell>
              <table:table-cell office:value-type="float" office:value="608.951">
                <text:p>608.951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379.751">
                <text:p>379.751</text:p>
              </table:table-cell>
              <table:table-cell office:value-type="float" office:value="6.49447">
                <text:p>6.49447</text:p>
              </table:table-cell>
              <table:table-cell office:value-type="float" office:value="613.755">
                <text:p>613.755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375.25">
                <text:p>375.25</text:p>
              </table:table-cell>
              <table:table-cell office:value-type="float" office:value="6.24784">
                <text:p>6.24784</text:p>
              </table:table-cell>
              <table:table-cell office:value-type="float" office:value="618.502">
                <text:p>618.502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370.794">
                <text:p>370.794</text:p>
              </table:table-cell>
              <table:table-cell office:value-type="float" office:value="6.01339">
                <text:p>6.01339</text:p>
              </table:table-cell>
              <table:table-cell office:value-type="float" office:value="623.193">
                <text:p>623.19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366.382">
                <text:p>366.382</text:p>
              </table:table-cell>
              <table:table-cell office:value-type="float" office:value="5.79042">
                <text:p>5.79042</text:p>
              </table:table-cell>
              <table:table-cell office:value-type="float" office:value="627.827">
                <text:p>627.82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62.015">
                <text:p>362.015</text:p>
              </table:table-cell>
              <table:table-cell office:value-type="float" office:value="5.57827">
                <text:p>5.57827</text:p>
              </table:table-cell>
              <table:table-cell office:value-type="float" office:value="632.407">
                <text:p>632.40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357.691">
                <text:p>357.691</text:p>
              </table:table-cell>
              <table:table-cell office:value-type="float" office:value="5.37633">
                <text:p>5.37633</text:p>
              </table:table-cell>
              <table:table-cell office:value-type="float" office:value="636.932">
                <text:p>636.93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353.412">
                <text:p>353.412</text:p>
              </table:table-cell>
              <table:table-cell office:value-type="float" office:value="5.18402">
                <text:p>5.18402</text:p>
              </table:table-cell>
              <table:table-cell office:value-type="float" office:value="641.404">
                <text:p>641.404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349.178">
                <text:p>349.178</text:p>
              </table:table-cell>
              <table:table-cell office:value-type="float" office:value="5.00081">
                <text:p>5.00081</text:p>
              </table:table-cell>
              <table:table-cell office:value-type="float" office:value="645.821">
                <text:p>645.821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344.988">
                <text:p>344.988</text:p>
              </table:table-cell>
              <table:table-cell office:value-type="float" office:value="4.82619">
                <text:p>4.82619</text:p>
              </table:table-cell>
              <table:table-cell office:value-type="float" office:value="650.186">
                <text:p>650.1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0.842">
                <text:p>340.842</text:p>
              </table:table-cell>
              <table:table-cell office:value-type="float" office:value="4.65969">
                <text:p>4.65969</text:p>
              </table:table-cell>
              <table:table-cell office:value-type="float" office:value="654.498">
                <text:p>654.498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336.74">
                <text:p>336.74</text:p>
              </table:table-cell>
              <table:table-cell office:value-type="float" office:value="4.50087">
                <text:p>4.50087</text:p>
              </table:table-cell>
              <table:table-cell office:value-type="float" office:value="658.759">
                <text:p>658.759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332.683">
                <text:p>332.683</text:p>
              </table:table-cell>
              <table:table-cell office:value-type="float" office:value="4.34931">
                <text:p>4.34931</text:p>
              </table:table-cell>
              <table:table-cell office:value-type="float" office:value="662.968">
                <text:p>662.968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328.669">
                <text:p>328.669</text:p>
              </table:table-cell>
              <table:table-cell office:value-type="float" office:value="4.20462">
                <text:p>4.20462</text:p>
              </table:table-cell>
              <table:table-cell office:value-type="float" office:value="667.127">
                <text:p>667.127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324.699">
                <text:p>324.699</text:p>
              </table:table-cell>
              <table:table-cell office:value-type="float" office:value="4.06642">
                <text:p>4.06642</text:p>
              </table:table-cell>
              <table:table-cell office:value-type="float" office:value="671.235">
                <text:p>671.23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20.772">
                <text:p>320.772</text:p>
              </table:table-cell>
              <table:table-cell office:value-type="float" office:value="3.93439">
                <text:p>3.93439</text:p>
              </table:table-cell>
              <table:table-cell office:value-type="float" office:value="675.294">
                <text:p>675.294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316.889">
                <text:p>316.889</text:p>
              </table:table-cell>
              <table:table-cell office:value-type="float" office:value="3.80818">
                <text:p>3.80818</text:p>
              </table:table-cell>
              <table:table-cell office:value-type="float" office:value="679.303">
                <text:p>679.30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313.048">
                <text:p>313.048</text:p>
              </table:table-cell>
              <table:table-cell office:value-type="float" office:value="3.68751">
                <text:p>3.68751</text:p>
              </table:table-cell>
              <table:table-cell office:value-type="float" office:value="683.264">
                <text:p>683.264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309.25">
                <text:p>309.25</text:p>
              </table:table-cell>
              <table:table-cell office:value-type="float" office:value="3.57207">
                <text:p>3.57207</text:p>
              </table:table-cell>
              <table:table-cell office:value-type="float" office:value="687.178">
                <text:p>687.178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305.495">
                <text:p>305.495</text:p>
              </table:table-cell>
              <table:table-cell office:value-type="float" office:value="3.4616">
                <text:p>3.4616</text:p>
              </table:table-cell>
              <table:table-cell office:value-type="float" office:value="691.043">
                <text:p>691.0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1.782">
                <text:p>301.782</text:p>
              </table:table-cell>
              <table:table-cell office:value-type="float" office:value="3.35585">
                <text:p>3.35585</text:p>
              </table:table-cell>
              <table:table-cell office:value-type="float" office:value="694.862">
                <text:p>694.862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298.111">
                <text:p>298.111</text:p>
              </table:table-cell>
              <table:table-cell office:value-type="float" office:value="3.25458">
                <text:p>3.25458</text:p>
              </table:table-cell>
              <table:table-cell office:value-type="float" office:value="698.634">
                <text:p>698.63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294.482">
                <text:p>294.482</text:p>
              </table:table-cell>
              <table:table-cell office:value-type="float" office:value="3.15756">
                <text:p>3.15756</text:p>
              </table:table-cell>
              <table:table-cell office:value-type="float" office:value="702.361">
                <text:p>702.361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290.894">
                <text:p>290.894</text:p>
              </table:table-cell>
              <table:table-cell office:value-type="float" office:value="3.06457">
                <text:p>3.06457</text:p>
              </table:table-cell>
              <table:table-cell office:value-type="float" office:value="706.042">
                <text:p>706.042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287.347">
                <text:p>287.347</text:p>
              </table:table-cell>
              <table:table-cell office:value-type="float" office:value="2.97543">
                <text:p>2.97543</text:p>
              </table:table-cell>
              <table:table-cell office:value-type="float" office:value="709.678">
                <text:p>709.67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83.841">
                <text:p>283.841</text:p>
              </table:table-cell>
              <table:table-cell office:value-type="float" office:value="2.88993">
                <text:p>2.88993</text:p>
              </table:table-cell>
              <table:table-cell office:value-type="float" office:value="713.27">
                <text:p>713.27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280.375">
                <text:p>280.375</text:p>
              </table:table-cell>
              <table:table-cell office:value-type="float" office:value="2.8079">
                <text:p>2.8079</text:p>
              </table:table-cell>
              <table:table-cell office:value-type="float" office:value="716.818">
                <text:p>716.81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276.949">
                <text:p>276.949</text:p>
              </table:table-cell>
              <table:table-cell office:value-type="float" office:value="2.72917">
                <text:p>2.72917</text:p>
              </table:table-cell>
              <table:table-cell office:value-type="float" office:value="720.322">
                <text:p>720.322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73.562">
                <text:p>273.562</text:p>
              </table:table-cell>
              <table:table-cell office:value-type="float" office:value="2.65359">
                <text:p>2.65359</text:p>
              </table:table-cell>
              <table:table-cell office:value-type="float" office:value="723.784">
                <text:p>723.78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70.215">
                <text:p>270.215</text:p>
              </table:table-cell>
              <table:table-cell office:value-type="float" office:value="2.581">
                <text:p>2.581</text:p>
              </table:table-cell>
              <table:table-cell office:value-type="float" office:value="727.204">
                <text:p>727.2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6.907">
                <text:p>266.907</text:p>
              </table:table-cell>
              <table:table-cell office:value-type="float" office:value="2.51125">
                <text:p>2.51125</text:p>
              </table:table-cell>
              <table:table-cell office:value-type="float" office:value="730.581">
                <text:p>730.58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63.638">
                <text:p>263.638</text:p>
              </table:table-cell>
              <table:table-cell office:value-type="float" office:value="2.44423">
                <text:p>2.44423</text:p>
              </table:table-cell>
              <table:table-cell office:value-type="float" office:value="733.918">
                <text:p>733.918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60.407">
                <text:p>260.407</text:p>
              </table:table-cell>
              <table:table-cell office:value-type="float" office:value="2.37979">
                <text:p>2.37979</text:p>
              </table:table-cell>
              <table:table-cell office:value-type="float" office:value="737.213">
                <text:p>737.213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57.214">
                <text:p>257.214</text:p>
              </table:table-cell>
              <table:table-cell office:value-type="float" office:value="2.31782">
                <text:p>2.31782</text:p>
              </table:table-cell>
              <table:table-cell office:value-type="float" office:value="740.468">
                <text:p>740.468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54.058">
                <text:p>254.058</text:p>
              </table:table-cell>
              <table:table-cell office:value-type="float" office:value="2.2582">
                <text:p>2.2582</text:p>
              </table:table-cell>
              <table:table-cell office:value-type="float" office:value="743.683">
                <text:p>743.6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50.94">
                <text:p>250.94</text:p>
              </table:table-cell>
              <table:table-cell office:value-type="float" office:value="2.20083">
                <text:p>2.20083</text:p>
              </table:table-cell>
              <table:table-cell office:value-type="float" office:value="746.859">
                <text:p>746.859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47.859">
                <text:p>247.859</text:p>
              </table:table-cell>
              <table:table-cell office:value-type="float" office:value="2.1456">
                <text:p>2.1456</text:p>
              </table:table-cell>
              <table:table-cell office:value-type="float" office:value="749.996">
                <text:p>749.996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244.813">
                <text:p>244.813</text:p>
              </table:table-cell>
              <table:table-cell office:value-type="float" office:value="2.09242">
                <text:p>2.09242</text:p>
              </table:table-cell>
              <table:table-cell office:value-type="float" office:value="753.094">
                <text:p>753.094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41.805">
                <text:p>241.805</text:p>
              </table:table-cell>
              <table:table-cell office:value-type="float" office:value="2.04119">
                <text:p>2.04119</text:p>
              </table:table-cell>
              <table:table-cell office:value-type="float" office:value="756.154">
                <text:p>756.154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238.831">
                <text:p>238.831</text:p>
              </table:table-cell>
              <table:table-cell office:value-type="float" office:value="1.99184">
                <text:p>1.99184</text:p>
              </table:table-cell>
              <table:table-cell office:value-type="float" office:value="759.177">
                <text:p>759.1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5.894">
                <text:p>235.894</text:p>
              </table:table-cell>
              <table:table-cell office:value-type="float" office:value="1.94427">
                <text:p>1.94427</text:p>
              </table:table-cell>
              <table:table-cell office:value-type="float" office:value="762.162">
                <text:p>762.162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32.991">
                <text:p>232.991</text:p>
              </table:table-cell>
              <table:table-cell office:value-type="float" office:value="1.8984">
                <text:p>1.8984</text:p>
              </table:table-cell>
              <table:table-cell office:value-type="float" office:value="765.111">
                <text:p>765.111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230.123">
                <text:p>230.123</text:p>
              </table:table-cell>
              <table:table-cell office:value-type="float" office:value="1.85417">
                <text:p>1.85417</text:p>
              </table:table-cell>
              <table:table-cell office:value-type="float" office:value="768.023">
                <text:p>768.023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27.289">
                <text:p>227.289</text:p>
              </table:table-cell>
              <table:table-cell office:value-type="float" office:value="1.8115">
                <text:p>1.8115</text:p>
              </table:table-cell>
              <table:table-cell office:value-type="float" office:value="770.9">
                <text:p>770.9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24.489">
                <text:p>224.489</text:p>
              </table:table-cell>
              <table:table-cell office:value-type="float" office:value="1.77033">
                <text:p>1.77033</text:p>
              </table:table-cell>
              <table:table-cell office:value-type="float" office:value="773.741">
                <text:p>773.74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21.722">
                <text:p>221.722</text:p>
              </table:table-cell>
              <table:table-cell office:value-type="float" office:value="1.73059">
                <text:p>1.73059</text:p>
              </table:table-cell>
              <table:table-cell office:value-type="float" office:value="776.547">
                <text:p>776.547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18.989">
                <text:p>218.989</text:p>
              </table:table-cell>
              <table:table-cell office:value-type="float" office:value="1.69222">
                <text:p>1.69222</text:p>
              </table:table-cell>
              <table:table-cell office:value-type="float" office:value="779.319">
                <text:p>779.319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16.289">
                <text:p>216.289</text:p>
              </table:table-cell>
              <table:table-cell office:value-type="float" office:value="1.65516">
                <text:p>1.65516</text:p>
              </table:table-cell>
              <table:table-cell office:value-type="float" office:value="782.056">
                <text:p>782.056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13.621">
                <text:p>213.621</text:p>
              </table:table-cell>
              <table:table-cell office:value-type="float" office:value="1.61936">
                <text:p>1.61936</text:p>
              </table:table-cell>
              <table:table-cell office:value-type="float" office:value="784.76">
                <text:p>784.76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10.985">
                <text:p>210.985</text:p>
              </table:table-cell>
              <table:table-cell office:value-type="float" office:value="1.58477">
                <text:p>1.58477</text:p>
              </table:table-cell>
              <table:table-cell office:value-type="float" office:value="787.43">
                <text:p>787.4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8.382">
                <text:p>208.382</text:p>
              </table:table-cell>
              <table:table-cell office:value-type="float" office:value="1.55133">
                <text:p>1.55133</text:p>
              </table:table-cell>
              <table:table-cell office:value-type="float" office:value="790.067">
                <text:p>790.067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205.809">
                <text:p>205.809</text:p>
              </table:table-cell>
              <table:table-cell office:value-type="float" office:value="1.519">
                <text:p>1.519</text:p>
              </table:table-cell>
              <table:table-cell office:value-type="float" office:value="792.672">
                <text:p>792.672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203.268">
                <text:p>203.268</text:p>
              </table:table-cell>
              <table:table-cell office:value-type="float" office:value="1.48774">
                <text:p>1.48774</text:p>
              </table:table-cell>
              <table:table-cell office:value-type="float" office:value="795.244">
                <text:p>795.244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00.757">
                <text:p>200.757</text:p>
              </table:table-cell>
              <table:table-cell office:value-type="float" office:value="1.4575">
                <text:p>1.4575</text:p>
              </table:table-cell>
              <table:table-cell office:value-type="float" office:value="797.785">
                <text:p>797.785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98.277">
                <text:p>198.277</text:p>
              </table:table-cell>
              <table:table-cell office:value-type="float" office:value="1.42824">
                <text:p>1.42824</text:p>
              </table:table-cell>
              <table:table-cell office:value-type="float" office:value="800.295">
                <text:p>800.295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95.827">
                <text:p>195.827</text:p>
              </table:table-cell>
              <table:table-cell office:value-type="float" office:value="1.39992">
                <text:p>1.39992</text:p>
              </table:table-cell>
              <table:table-cell office:value-type="float" office:value="802.773">
                <text:p>802.773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93.406">
                <text:p>193.406</text:p>
              </table:table-cell>
              <table:table-cell office:value-type="float" office:value="1.37251">
                <text:p>1.37251</text:p>
              </table:table-cell>
              <table:table-cell office:value-type="float" office:value="805.221">
                <text:p>805.221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191.015">
                <text:p>191.015</text:p>
              </table:table-cell>
              <table:table-cell office:value-type="float" office:value="1.34596">
                <text:p>1.34596</text:p>
              </table:table-cell>
              <table:table-cell office:value-type="float" office:value="807.639">
                <text:p>807.639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88.653">
                <text:p>188.653</text:p>
              </table:table-cell>
              <table:table-cell office:value-type="float" office:value="1.32025">
                <text:p>1.32025</text:p>
              </table:table-cell>
              <table:table-cell office:value-type="float" office:value="810.026">
                <text:p>810.026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186.32">
                <text:p>186.32</text:p>
              </table:table-cell>
              <table:table-cell office:value-type="float" office:value="1.29534">
                <text:p>1.29534</text:p>
              </table:table-cell>
              <table:table-cell office:value-type="float" office:value="812.385">
                <text:p>812.3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4.015">
                <text:p>184.015</text:p>
              </table:table-cell>
              <table:table-cell office:value-type="float" office:value="1.27121">
                <text:p>1.27121</text:p>
              </table:table-cell>
              <table:table-cell office:value-type="float" office:value="814.714">
                <text:p>814.714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181.738">
                <text:p>181.738</text:p>
              </table:table-cell>
              <table:table-cell office:value-type="float" office:value="1.24782">
                <text:p>1.24782</text:p>
              </table:table-cell>
              <table:table-cell office:value-type="float" office:value="817.014">
                <text:p>817.014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79.489">
                <text:p>179.489</text:p>
              </table:table-cell>
              <table:table-cell office:value-type="float" office:value="1.22514">
                <text:p>1.22514</text:p>
              </table:table-cell>
              <table:table-cell office:value-type="float" office:value="819.285">
                <text:p>819.285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177.268">
                <text:p>177.268</text:p>
              </table:table-cell>
              <table:table-cell office:value-type="float" office:value="1.20315">
                <text:p>1.20315</text:p>
              </table:table-cell>
              <table:table-cell office:value-type="float" office:value="821.529">
                <text:p>821.529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75.073">
                <text:p>175.073</text:p>
              </table:table-cell>
              <table:table-cell office:value-type="float" office:value="1.18182">
                <text:p>1.18182</text:p>
              </table:table-cell>
              <table:table-cell office:value-type="float" office:value="823.745">
                <text:p>823.74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72.906">
                <text:p>172.906</text:p>
              </table:table-cell>
              <table:table-cell office:value-type="float" office:value="1.16113">
                <text:p>1.16113</text:p>
              </table:table-cell>
              <table:table-cell office:value-type="float" office:value="825.933">
                <text:p>825.933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70.764">
                <text:p>170.764</text:p>
              </table:table-cell>
              <table:table-cell office:value-type="float" office:value="1.14105">
                <text:p>1.14105</text:p>
              </table:table-cell>
              <table:table-cell office:value-type="float" office:value="828.095">
                <text:p>828.095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168.649">
                <text:p>168.649</text:p>
              </table:table-cell>
              <table:table-cell office:value-type="float" office:value="1.12157">
                <text:p>1.12157</text:p>
              </table:table-cell>
              <table:table-cell office:value-type="float" office:value="830.229">
                <text:p>830.229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66.56">
                <text:p>166.56</text:p>
              </table:table-cell>
              <table:table-cell office:value-type="float" office:value="1.10265">
                <text:p>1.10265</text:p>
              </table:table-cell>
              <table:table-cell office:value-type="float" office:value="832.337">
                <text:p>832.337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164.496">
                <text:p>164.496</text:p>
              </table:table-cell>
              <table:table-cell office:value-type="float" office:value="1.08429">
                <text:p>1.08429</text:p>
              </table:table-cell>
              <table:table-cell office:value-type="float" office:value="834.419">
                <text:p>834.4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2.458">
                <text:p>162.458</text:p>
              </table:table-cell>
              <table:table-cell office:value-type="float" office:value="1.06645">
                <text:p>1.06645</text:p>
              </table:table-cell>
              <table:table-cell office:value-type="float" office:value="836.476">
                <text:p>836.476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160.445">
                <text:p>160.445</text:p>
              </table:table-cell>
              <table:table-cell office:value-type="float" office:value="1.04913">
                <text:p>1.04913</text:p>
              </table:table-cell>
              <table:table-cell office:value-type="float" office:value="838.506">
                <text:p>838.506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58.456">
                <text:p>158.456</text:p>
              </table:table-cell>
              <table:table-cell office:value-type="float" office:value="1.03229">
                <text:p>1.03229</text:p>
              </table:table-cell>
              <table:table-cell office:value-type="float" office:value="840.512">
                <text:p>840.512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156.492">
                <text:p>156.492</text:p>
              </table:table-cell>
              <table:table-cell office:value-type="float" office:value="1.01594">
                <text:p>1.01594</text:p>
              </table:table-cell>
              <table:table-cell office:value-type="float" office:value="842.493">
                <text:p>842.493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54.551">
                <text:p>154.551</text:p>
              </table:table-cell>
              <table:table-cell office:value-type="float" office:value="1.00004">
                <text:p>1.00004</text:p>
              </table:table-cell>
              <table:table-cell office:value-type="float" office:value="844.449">
                <text:p>844.44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52.635">
                <text:p>152.635</text:p>
              </table:table-cell>
              <table:table-cell office:value-type="float" office:value="0.984583">
                <text:p>0.984583</text:p>
              </table:table-cell>
              <table:table-cell office:value-type="float" office:value="846.381">
                <text:p>846.381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50.742">
                <text:p>150.742</text:p>
              </table:table-cell>
              <table:table-cell office:value-type="float" office:value="0.969555">
                <text:p>0.969555</text:p>
              </table:table-cell>
              <table:table-cell office:value-type="float" office:value="848.288">
                <text:p>848.288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148.872">
                <text:p>148.872</text:p>
              </table:table-cell>
              <table:table-cell office:value-type="float" office:value="0.954939">
                <text:p>0.954939</text:p>
              </table:table-cell>
              <table:table-cell office:value-type="float" office:value="850.173">
                <text:p>850.173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47.026">
                <text:p>147.026</text:p>
              </table:table-cell>
              <table:table-cell office:value-type="float" office:value="0.940723">
                <text:p>0.940723</text:p>
              </table:table-cell>
              <table:table-cell office:value-type="float" office:value="852.034">
                <text:p>852.034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145.202">
                <text:p>145.202</text:p>
              </table:table-cell>
              <table:table-cell office:value-type="float" office:value="0.926892">
                <text:p>0.926892</text:p>
              </table:table-cell>
              <table:table-cell office:value-type="float" office:value="853.871">
                <text:p>853.8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3.4">
                <text:p>143.4</text:p>
              </table:table-cell>
              <table:table-cell office:value-type="float" office:value="0.913433">
                <text:p>0.913433</text:p>
              </table:table-cell>
              <table:table-cell office:value-type="float" office:value="855.687">
                <text:p>855.687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141.621">
                <text:p>141.621</text:p>
              </table:table-cell>
              <table:table-cell office:value-type="float" office:value="0.900335">
                <text:p>0.900335</text:p>
              </table:table-cell>
              <table:table-cell office:value-type="float" office:value="857.479">
                <text:p>857.479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39.863">
                <text:p>139.863</text:p>
              </table:table-cell>
              <table:table-cell office:value-type="float" office:value="0.887584">
                <text:p>0.887584</text:p>
              </table:table-cell>
              <table:table-cell office:value-type="float" office:value="859.249">
                <text:p>859.249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138.127">
                <text:p>138.127</text:p>
              </table:table-cell>
              <table:table-cell office:value-type="float" office:value="0.87517">
                <text:p>0.87517</text:p>
              </table:table-cell>
              <table:table-cell office:value-type="float" office:value="860.998">
                <text:p>860.998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36.413">
                <text:p>136.413</text:p>
              </table:table-cell>
              <table:table-cell office:value-type="float" office:value="0.863082">
                <text:p>0.863082</text:p>
              </table:table-cell>
              <table:table-cell office:value-type="float" office:value="862.724">
                <text:p>862.724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34.719">
                <text:p>134.719</text:p>
              </table:table-cell>
              <table:table-cell office:value-type="float" office:value="0.851308">
                <text:p>0.851308</text:p>
              </table:table-cell>
              <table:table-cell office:value-type="float" office:value="864.429">
                <text:p>864.429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33.047">
                <text:p>133.047</text:p>
              </table:table-cell>
              <table:table-cell office:value-type="float" office:value="0.839839">
                <text:p>0.839839</text:p>
              </table:table-cell>
              <table:table-cell office:value-type="float" office:value="866.113">
                <text:p>866.113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131.395">
                <text:p>131.395</text:p>
              </table:table-cell>
              <table:table-cell office:value-type="float" office:value="0.828665">
                <text:p>0.828665</text:p>
              </table:table-cell>
              <table:table-cell office:value-type="float" office:value="867.776">
                <text:p>867.77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29.763">
                <text:p>129.763</text:p>
              </table:table-cell>
              <table:table-cell office:value-type="float" office:value="0.817777">
                <text:p>0.817777</text:p>
              </table:table-cell>
              <table:table-cell office:value-type="float" office:value="869.419">
                <text:p>869.419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128.152">
                <text:p>128.152</text:p>
              </table:table-cell>
              <table:table-cell office:value-type="float" office:value="0.807165">
                <text:p>0.807165</text:p>
              </table:table-cell>
              <table:table-cell office:value-type="float" office:value="871.041">
                <text:p>871.0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6.56">
                <text:p>126.56</text:p>
              </table:table-cell>
              <table:table-cell office:value-type="float" office:value="0.796821">
                <text:p>0.796821</text:p>
              </table:table-cell>
              <table:table-cell office:value-type="float" office:value="872.643">
                <text:p>872.643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124.988">
                <text:p>124.988</text:p>
              </table:table-cell>
              <table:table-cell office:value-type="float" office:value="0.786737">
                <text:p>0.786737</text:p>
              </table:table-cell>
              <table:table-cell office:value-type="float" office:value="874.225">
                <text:p>874.225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23.436">
                <text:p>123.436</text:p>
              </table:table-cell>
              <table:table-cell office:value-type="float" office:value="0.776904">
                <text:p>0.776904</text:p>
              </table:table-cell>
              <table:table-cell office:value-type="float" office:value="875.787">
                <text:p>875.787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121.903">
                <text:p>121.903</text:p>
              </table:table-cell>
              <table:table-cell office:value-type="float" office:value="0.767314">
                <text:p>0.767314</text:p>
              </table:table-cell>
              <table:table-cell office:value-type="float" office:value="877.33">
                <text:p>877.33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20.388">
                <text:p>120.388</text:p>
              </table:table-cell>
              <table:table-cell office:value-type="float" office:value="0.75796">
                <text:p>0.75796</text:p>
              </table:table-cell>
              <table:table-cell office:value-type="float" office:value="878.854">
                <text:p>878.854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18.892">
                <text:p>118.892</text:p>
              </table:table-cell>
              <table:table-cell office:value-type="float" office:value="0.748835">
                <text:p>0.748835</text:p>
              </table:table-cell>
              <table:table-cell office:value-type="float" office:value="880.359">
                <text:p>880.359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17.415">
                <text:p>117.415</text:p>
              </table:table-cell>
              <table:table-cell office:value-type="float" office:value="0.739932">
                <text:p>0.739932</text:p>
              </table:table-cell>
              <table:table-cell office:value-type="float" office:value="881.845">
                <text:p>881.845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115.956">
                <text:p>115.956</text:p>
              </table:table-cell>
              <table:table-cell office:value-type="float" office:value="0.731244">
                <text:p>0.731244</text:p>
              </table:table-cell>
              <table:table-cell office:value-type="float" office:value="883.313">
                <text:p>883.313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14.515">
                <text:p>114.515</text:p>
              </table:table-cell>
              <table:table-cell office:value-type="float" office:value="0.722765">
                <text:p>0.722765</text:p>
              </table:table-cell>
              <table:table-cell office:value-type="float" office:value="884.762">
                <text:p>884.762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113.092">
                <text:p>113.092</text:p>
              </table:table-cell>
              <table:table-cell office:value-type="float" office:value="0.714488">
                <text:p>0.714488</text:p>
              </table:table-cell>
              <table:table-cell office:value-type="float" office:value="886.193">
                <text:p>886.19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1.686">
                <text:p>111.686</text:p>
              </table:table-cell>
              <table:table-cell office:value-type="float" office:value="0.706408">
                <text:p>0.706408</text:p>
              </table:table-cell>
              <table:table-cell office:value-type="float" office:value="887.607">
                <text:p>887.607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110.298">
                <text:p>110.298</text:p>
              </table:table-cell>
              <table:table-cell office:value-type="float" office:value="0.698518">
                <text:p>0.698518</text:p>
              </table:table-cell>
              <table:table-cell office:value-type="float" office:value="889.003">
                <text:p>889.003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08.927">
                <text:p>108.927</text:p>
              </table:table-cell>
              <table:table-cell office:value-type="float" office:value="0.690814">
                <text:p>0.690814</text:p>
              </table:table-cell>
              <table:table-cell office:value-type="float" office:value="890.382">
                <text:p>890.382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107.573">
                <text:p>107.573</text:p>
              </table:table-cell>
              <table:table-cell office:value-type="float" office:value="0.683289">
                <text:p>0.683289</text:p>
              </table:table-cell>
              <table:table-cell office:value-type="float" office:value="891.744">
                <text:p>891.744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06.236">
                <text:p>106.236</text:p>
              </table:table-cell>
              <table:table-cell office:value-type="float" office:value="0.675938">
                <text:p>0.675938</text:p>
              </table:table-cell>
              <table:table-cell office:value-type="float" office:value="893.088">
                <text:p>893.088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04.915">
                <text:p>104.915</text:p>
              </table:table-cell>
              <table:table-cell office:value-type="float" office:value="0.668758">
                <text:p>0.668758</text:p>
              </table:table-cell>
              <table:table-cell office:value-type="float" office:value="894.416">
                <text:p>894.416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03.611">
                <text:p>103.611</text:p>
              </table:table-cell>
              <table:table-cell office:value-type="float" office:value="0.661741">
                <text:p>0.661741</text:p>
              </table:table-cell>
              <table:table-cell office:value-type="float" office:value="895.728">
                <text:p>895.728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102.322">
                <text:p>102.322</text:p>
              </table:table-cell>
              <table:table-cell office:value-type="float" office:value="0.654885">
                <text:p>0.654885</text:p>
              </table:table-cell>
              <table:table-cell office:value-type="float" office:value="897.023">
                <text:p>897.023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01.05">
                <text:p>101.05</text:p>
              </table:table-cell>
              <table:table-cell office:value-type="float" office:value="0.648184">
                <text:p>0.648184</text:p>
              </table:table-cell>
              <table:table-cell office:value-type="float" office:value="898.302">
                <text:p>898.302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99.7935">
                <text:p>99.7935</text:p>
              </table:table-cell>
              <table:table-cell office:value-type="float" office:value="0.641634">
                <text:p>0.641634</text:p>
              </table:table-cell>
              <table:table-cell office:value-type="float" office:value="899.565">
                <text:p>899.5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8.5525">
                <text:p>98.5525</text:p>
              </table:table-cell>
              <table:table-cell office:value-type="float" office:value="0.635231">
                <text:p>0.635231</text:p>
              </table:table-cell>
              <table:table-cell office:value-type="float" office:value="900.812">
                <text:p>900.812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97.3269">
                <text:p>97.3269</text:p>
              </table:table-cell>
              <table:table-cell office:value-type="float" office:value="0.628971">
                <text:p>0.628971</text:p>
              </table:table-cell>
              <table:table-cell office:value-type="float" office:value="902.044">
                <text:p>902.044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96.1164">
                <text:p>96.1164</text:p>
              </table:table-cell>
              <table:table-cell office:value-type="float" office:value="0.622849">
                <text:p>0.622849</text:p>
              </table:table-cell>
              <table:table-cell office:value-type="float" office:value="903.261">
                <text:p>903.261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94.9209">
                <text:p>94.9209</text:p>
              </table:table-cell>
              <table:table-cell office:value-type="float" office:value="0.616862">
                <text:p>0.616862</text:p>
              </table:table-cell>
              <table:table-cell office:value-type="float" office:value="904.462">
                <text:p>904.462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93.7403">
                <text:p>93.7403</text:p>
              </table:table-cell>
              <table:table-cell office:value-type="float" office:value="0.611007">
                <text:p>0.611007</text:p>
              </table:table-cell>
              <table:table-cell office:value-type="float" office:value="905.649">
                <text:p>905.64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92.5742">
                <text:p>92.5742</text:p>
              </table:table-cell>
              <table:table-cell office:value-type="float" office:value="0.60528">
                <text:p>0.60528</text:p>
              </table:table-cell>
              <table:table-cell office:value-type="float" office:value="906.82">
                <text:p>906.82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91.4227">
                <text:p>91.4227</text:p>
              </table:table-cell>
              <table:table-cell office:value-type="float" office:value="0.599676">
                <text:p>0.599676</text:p>
              </table:table-cell>
              <table:table-cell office:value-type="float" office:value="907.978">
                <text:p>907.978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90.2854">
                <text:p>90.2854</text:p>
              </table:table-cell>
              <table:table-cell office:value-type="float" office:value="0.594194">
                <text:p>0.594194</text:p>
              </table:table-cell>
              <table:table-cell office:value-type="float" office:value="909.12">
                <text:p>909.12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89.1622">
                <text:p>89.1622</text:p>
              </table:table-cell>
              <table:table-cell office:value-type="float" office:value="0.588829">
                <text:p>0.588829</text:p>
              </table:table-cell>
              <table:table-cell office:value-type="float" office:value="910.249">
                <text:p>910.249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88.0529">
                <text:p>88.0529</text:p>
              </table:table-cell>
              <table:table-cell office:value-type="float" office:value="0.583579">
                <text:p>0.583579</text:p>
              </table:table-cell>
              <table:table-cell office:value-type="float" office:value="911.364">
                <text:p>911.3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6.9574">
                <text:p>86.9574</text:p>
              </table:table-cell>
              <table:table-cell office:value-type="float" office:value="0.57844">
                <text:p>0.57844</text:p>
              </table:table-cell>
              <table:table-cell office:value-type="float" office:value="912.464">
                <text:p>912.464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85.8754">
                <text:p>85.8754</text:p>
              </table:table-cell>
              <table:table-cell office:value-type="float" office:value="0.57341">
                <text:p>0.57341</text:p>
              </table:table-cell>
              <table:table-cell office:value-type="float" office:value="913.551">
                <text:p>913.551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84.8069">
                <text:p>84.8069</text:p>
              </table:table-cell>
              <table:table-cell office:value-type="float" office:value="0.568486">
                <text:p>0.568486</text:p>
              </table:table-cell>
              <table:table-cell office:value-type="float" office:value="914.625">
                <text:p>914.625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83.7516">
                <text:p>83.7516</text:p>
              </table:table-cell>
              <table:table-cell office:value-type="float" office:value="0.563665">
                <text:p>0.563665</text:p>
              </table:table-cell>
              <table:table-cell office:value-type="float" office:value="915.685">
                <text:p>915.685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82.7095">
                <text:p>82.7095</text:p>
              </table:table-cell>
              <table:table-cell office:value-type="float" office:value="0.558944">
                <text:p>0.558944</text:p>
              </table:table-cell>
              <table:table-cell office:value-type="float" office:value="916.732">
                <text:p>916.732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1.6802">
                <text:p>81.6802</text:p>
              </table:table-cell>
              <table:table-cell office:value-type="float" office:value="0.554321">
                <text:p>0.554321</text:p>
              </table:table-cell>
              <table:table-cell office:value-type="float" office:value="917.765">
                <text:p>917.765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80.6638">
                <text:p>80.6638</text:p>
              </table:table-cell>
              <table:table-cell office:value-type="float" office:value="0.549794">
                <text:p>0.549794</text:p>
              </table:table-cell>
              <table:table-cell office:value-type="float" office:value="918.786">
                <text:p>918.786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79.6599">
                <text:p>79.6599</text:p>
              </table:table-cell>
              <table:table-cell office:value-type="float" office:value="0.545359">
                <text:p>0.545359</text:p>
              </table:table-cell>
              <table:table-cell office:value-type="float" office:value="919.795">
                <text:p>919.795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78.6685">
                <text:p>78.6685</text:p>
              </table:table-cell>
              <table:table-cell office:value-type="float" office:value="0.541014">
                <text:p>0.541014</text:p>
              </table:table-cell>
              <table:table-cell office:value-type="float" office:value="920.791">
                <text:p>920.791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77.6894">
                <text:p>77.6894</text:p>
              </table:table-cell>
              <table:table-cell office:value-type="float" office:value="0.536758">
                <text:p>0.536758</text:p>
              </table:table-cell>
              <table:table-cell office:value-type="float" office:value="921.774">
                <text:p>921.7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6.7224">
                <text:p>76.7224</text:p>
              </table:table-cell>
              <table:table-cell office:value-type="float" office:value="0.532588">
                <text:p>0.532588</text:p>
              </table:table-cell>
              <table:table-cell office:value-type="float" office:value="922.745">
                <text:p>922.745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75.7675">
                <text:p>75.7675</text:p>
              </table:table-cell>
              <table:table-cell office:value-type="float" office:value="0.528502">
                <text:p>0.528502</text:p>
              </table:table-cell>
              <table:table-cell office:value-type="float" office:value="923.704">
                <text:p>923.704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74.8244">
                <text:p>74.8244</text:p>
              </table:table-cell>
              <table:table-cell office:value-type="float" office:value="0.524498">
                <text:p>0.524498</text:p>
              </table:table-cell>
              <table:table-cell office:value-type="float" office:value="924.651">
                <text:p>924.651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73.893">
                <text:p>73.893</text:p>
              </table:table-cell>
              <table:table-cell office:value-type="float" office:value="0.520573">
                <text:p>0.520573</text:p>
              </table:table-cell>
              <table:table-cell office:value-type="float" office:value="925.586">
                <text:p>925.586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72.9732">
                <text:p>72.9732</text:p>
              </table:table-cell>
              <table:table-cell office:value-type="float" office:value="0.516727">
                <text:p>0.516727</text:p>
              </table:table-cell>
              <table:table-cell office:value-type="float" office:value="926.51">
                <text:p>926.51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72.0648">
                <text:p>72.0648</text:p>
              </table:table-cell>
              <table:table-cell office:value-type="float" office:value="0.512956">
                <text:p>0.512956</text:p>
              </table:table-cell>
              <table:table-cell office:value-type="float" office:value="927.422">
                <text:p>927.422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71.1677">
                <text:p>71.1677</text:p>
              </table:table-cell>
              <table:table-cell office:value-type="float" office:value="0.509259">
                <text:p>0.509259</text:p>
              </table:table-cell>
              <table:table-cell office:value-type="float" office:value="928.323">
                <text:p>928.323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70.2817">
                <text:p>70.2817</text:p>
              </table:table-cell>
              <table:table-cell office:value-type="float" office:value="0.505635">
                <text:p>0.505635</text:p>
              </table:table-cell>
              <table:table-cell office:value-type="float" office:value="929.213">
                <text:p>929.213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69.4068">
                <text:p>69.4068</text:p>
              </table:table-cell>
              <table:table-cell office:value-type="float" office:value="0.502081">
                <text:p>0.502081</text:p>
              </table:table-cell>
              <table:table-cell office:value-type="float" office:value="930.091">
                <text:p>930.091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68.5427">
                <text:p>68.5427</text:p>
              </table:table-cell>
              <table:table-cell office:value-type="float" office:value="0.498597">
                <text:p>0.498597</text:p>
              </table:table-cell>
              <table:table-cell office:value-type="float" office:value="930.959">
                <text:p>930.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.6893">
                <text:p>67.6893</text:p>
              </table:table-cell>
              <table:table-cell office:value-type="float" office:value="0.495179">
                <text:p>0.495179</text:p>
              </table:table-cell>
              <table:table-cell office:value-type="float" office:value="931.816">
                <text:p>931.816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66.8465">
                <text:p>66.8465</text:p>
              </table:table-cell>
              <table:table-cell office:value-type="float" office:value="0.491827">
                <text:p>0.491827</text:p>
              </table:table-cell>
              <table:table-cell office:value-type="float" office:value="932.662">
                <text:p>932.662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66.0142">
                <text:p>66.0142</text:p>
              </table:table-cell>
              <table:table-cell office:value-type="float" office:value="0.48854">
                <text:p>0.48854</text:p>
              </table:table-cell>
              <table:table-cell office:value-type="float" office:value="933.497">
                <text:p>933.497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65.1923">
                <text:p>65.1923</text:p>
              </table:table-cell>
              <table:table-cell office:value-type="float" office:value="0.485314">
                <text:p>0.485314</text:p>
              </table:table-cell>
              <table:table-cell office:value-type="float" office:value="934.322">
                <text:p>934.322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64.3805">
                <text:p>64.3805</text:p>
              </table:table-cell>
              <table:table-cell office:value-type="float" office:value="0.482151">
                <text:p>0.482151</text:p>
              </table:table-cell>
              <table:table-cell office:value-type="float" office:value="935.137">
                <text:p>935.13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63.5789">
                <text:p>63.5789</text:p>
              </table:table-cell>
              <table:table-cell office:value-type="float" office:value="0.479046">
                <text:p>0.479046</text:p>
              </table:table-cell>
              <table:table-cell office:value-type="float" office:value="935.942">
                <text:p>935.942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62.7872">
                <text:p>62.7872</text:p>
              </table:table-cell>
              <table:table-cell office:value-type="float" office:value="0.476001">
                <text:p>0.476001</text:p>
              </table:table-cell>
              <table:table-cell office:value-type="float" office:value="936.737">
                <text:p>936.737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62.0053">
                <text:p>62.0053</text:p>
              </table:table-cell>
              <table:table-cell office:value-type="float" office:value="0.473012">
                <text:p>0.473012</text:p>
              </table:table-cell>
              <table:table-cell office:value-type="float" office:value="937.522">
                <text:p>937.522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61.2332">
                <text:p>61.2332</text:p>
              </table:table-cell>
              <table:table-cell office:value-type="float" office:value="0.470079">
                <text:p>0.470079</text:p>
              </table:table-cell>
              <table:table-cell office:value-type="float" office:value="938.297">
                <text:p>938.297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60.4707">
                <text:p>60.4707</text:p>
              </table:table-cell>
              <table:table-cell office:value-type="float" office:value="0.467201">
                <text:p>0.467201</text:p>
              </table:table-cell>
              <table:table-cell office:value-type="float" office:value="939.062">
                <text:p>939.0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9.7176">
                <text:p>59.7176</text:p>
              </table:table-cell>
              <table:table-cell office:value-type="float" office:value="0.464375">
                <text:p>0.464375</text:p>
              </table:table-cell>
              <table:table-cell office:value-type="float" office:value="939.818">
                <text:p>939.818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58.9739">
                <text:p>58.9739</text:p>
              </table:table-cell>
              <table:table-cell office:value-type="float" office:value="0.461602">
                <text:p>0.461602</text:p>
              </table:table-cell>
              <table:table-cell office:value-type="float" office:value="940.564">
                <text:p>940.564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58.2395">
                <text:p>58.2395</text:p>
              </table:table-cell>
              <table:table-cell office:value-type="float" office:value="0.45888">
                <text:p>0.45888</text:p>
              </table:table-cell>
              <table:table-cell office:value-type="float" office:value="941.302">
                <text:p>941.302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57.5141">
                <text:p>57.5141</text:p>
              </table:table-cell>
              <table:table-cell office:value-type="float" office:value="0.456208">
                <text:p>0.456208</text:p>
              </table:table-cell>
              <table:table-cell office:value-type="float" office:value="942.03">
                <text:p>942.03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56.7978">
                <text:p>56.7978</text:p>
              </table:table-cell>
              <table:table-cell office:value-type="float" office:value="0.453584">
                <text:p>0.453584</text:p>
              </table:table-cell>
              <table:table-cell office:value-type="float" office:value="942.749">
                <text:p>942.749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6.0904">
                <text:p>56.0904</text:p>
              </table:table-cell>
              <table:table-cell office:value-type="float" office:value="0.451008">
                <text:p>0.451008</text:p>
              </table:table-cell>
              <table:table-cell office:value-type="float" office:value="943.459">
                <text:p>943.459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55.3918">
                <text:p>55.3918</text:p>
              </table:table-cell>
              <table:table-cell office:value-type="float" office:value="0.448478">
                <text:p>0.448478</text:p>
              </table:table-cell>
              <table:table-cell office:value-type="float" office:value="944.16">
                <text:p>944.16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54.7019">
                <text:p>54.7019</text:p>
              </table:table-cell>
              <table:table-cell office:value-type="float" office:value="0.445994">
                <text:p>0.445994</text:p>
              </table:table-cell>
              <table:table-cell office:value-type="float" office:value="944.852">
                <text:p>944.852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54.0206">
                <text:p>54.0206</text:p>
              </table:table-cell>
              <table:table-cell office:value-type="float" office:value="0.443554">
                <text:p>0.443554</text:p>
              </table:table-cell>
              <table:table-cell office:value-type="float" office:value="945.536">
                <text:p>945.536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53.3477">
                <text:p>53.3477</text:p>
              </table:table-cell>
              <table:table-cell office:value-type="float" office:value="0.441158">
                <text:p>0.441158</text:p>
              </table:table-cell>
              <table:table-cell office:value-type="float" office:value="946.211">
                <text:p>946.2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2.6832">
                <text:p>52.6832</text:p>
              </table:table-cell>
              <table:table-cell office:value-type="float" office:value="0.438804">
                <text:p>0.438804</text:p>
              </table:table-cell>
              <table:table-cell office:value-type="float" office:value="946.878">
                <text:p>946.878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52.027">
                <text:p>52.027</text:p>
              </table:table-cell>
              <table:table-cell office:value-type="float" office:value="0.436493">
                <text:p>0.436493</text:p>
              </table:table-cell>
              <table:table-cell office:value-type="float" office:value="947.536">
                <text:p>947.536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51.3789">
                <text:p>51.3789</text:p>
              </table:table-cell>
              <table:table-cell office:value-type="float" office:value="0.434222">
                <text:p>0.434222</text:p>
              </table:table-cell>
              <table:table-cell office:value-type="float" office:value="948.187">
                <text:p>948.187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50.7389">
                <text:p>50.7389</text:p>
              </table:table-cell>
              <table:table-cell office:value-type="float" office:value="0.431991">
                <text:p>0.431991</text:p>
              </table:table-cell>
              <table:table-cell office:value-type="float" office:value="948.829">
                <text:p>948.829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50.1069">
                <text:p>50.1069</text:p>
              </table:table-cell>
              <table:table-cell office:value-type="float" office:value="0.429799">
                <text:p>0.429799</text:p>
              </table:table-cell>
              <table:table-cell office:value-type="float" office:value="949.463">
                <text:p>949.463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9.4827">
                <text:p>49.4827</text:p>
              </table:table-cell>
              <table:table-cell office:value-type="float" office:value="0.427645">
                <text:p>0.427645</text:p>
              </table:table-cell>
              <table:table-cell office:value-type="float" office:value="950.09">
                <text:p>950.09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48.8663">
                <text:p>48.8663</text:p>
              </table:table-cell>
              <table:table-cell office:value-type="float" office:value="0.425529">
                <text:p>0.425529</text:p>
              </table:table-cell>
              <table:table-cell office:value-type="float" office:value="950.708">
                <text:p>950.708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48.2575">
                <text:p>48.2575</text:p>
              </table:table-cell>
              <table:table-cell office:value-type="float" office:value="0.42345">
                <text:p>0.42345</text:p>
              </table:table-cell>
              <table:table-cell office:value-type="float" office:value="951.319">
                <text:p>951.319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47.6564">
                <text:p>47.6564</text:p>
              </table:table-cell>
              <table:table-cell office:value-type="float" office:value="0.421406">
                <text:p>0.421406</text:p>
              </table:table-cell>
              <table:table-cell office:value-type="float" office:value="951.922">
                <text:p>951.922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47.0627">
                <text:p>47.0627</text:p>
              </table:table-cell>
              <table:table-cell office:value-type="float" office:value="0.419398">
                <text:p>0.419398</text:p>
              </table:table-cell>
              <table:table-cell office:value-type="float" office:value="952.518">
                <text:p>952.5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6.4764">
                <text:p>46.4764</text:p>
              </table:table-cell>
              <table:table-cell office:value-type="float" office:value="0.417424">
                <text:p>0.417424</text:p>
              </table:table-cell>
              <table:table-cell office:value-type="float" office:value="953.106">
                <text:p>953.106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45.8974">
                <text:p>45.8974</text:p>
              </table:table-cell>
              <table:table-cell office:value-type="float" office:value="0.415484">
                <text:p>0.415484</text:p>
              </table:table-cell>
              <table:table-cell office:value-type="float" office:value="953.687">
                <text:p>953.687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45.3255">
                <text:p>45.3255</text:p>
              </table:table-cell>
              <table:table-cell office:value-type="float" office:value="0.413577">
                <text:p>0.413577</text:p>
              </table:table-cell>
              <table:table-cell office:value-type="float" office:value="954.261">
                <text:p>954.261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44.7608">
                <text:p>44.7608</text:p>
              </table:table-cell>
              <table:table-cell office:value-type="float" office:value="0.411703">
                <text:p>0.411703</text:p>
              </table:table-cell>
              <table:table-cell office:value-type="float" office:value="954.827">
                <text:p>954.827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44.2032">
                <text:p>44.2032</text:p>
              </table:table-cell>
              <table:table-cell office:value-type="float" office:value="0.40986">
                <text:p>0.40986</text:p>
              </table:table-cell>
              <table:table-cell office:value-type="float" office:value="955.387">
                <text:p>955.38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43.6525">
                <text:p>43.6525</text:p>
              </table:table-cell>
              <table:table-cell office:value-type="float" office:value="0.408048">
                <text:p>0.408048</text:p>
              </table:table-cell>
              <table:table-cell office:value-type="float" office:value="955.939">
                <text:p>955.939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43.1086">
                <text:p>43.1086</text:p>
              </table:table-cell>
              <table:table-cell office:value-type="float" office:value="0.406267">
                <text:p>0.406267</text:p>
              </table:table-cell>
              <table:table-cell office:value-type="float" office:value="956.485">
                <text:p>956.485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42.5715">
                <text:p>42.5715</text:p>
              </table:table-cell>
              <table:table-cell office:value-type="float" office:value="0.404515">
                <text:p>0.404515</text:p>
              </table:table-cell>
              <table:table-cell office:value-type="float" office:value="957.024">
                <text:p>957.024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42.0411">
                <text:p>42.0411</text:p>
              </table:table-cell>
              <table:table-cell office:value-type="float" office:value="0.402793">
                <text:p>0.402793</text:p>
              </table:table-cell>
              <table:table-cell office:value-type="float" office:value="957.556">
                <text:p>957.556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41.5172">
                <text:p>41.5172</text:p>
              </table:table-cell>
              <table:table-cell office:value-type="float" office:value="0.4011">
                <text:p>0.4011</text:p>
              </table:table-cell>
              <table:table-cell office:value-type="float" office:value="958.082">
                <text:p>958.0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.9999">
                <text:p>40.9999</text:p>
              </table:table-cell>
              <table:table-cell office:value-type="float" office:value="0.399435">
                <text:p>0.399435</text:p>
              </table:table-cell>
              <table:table-cell office:value-type="float" office:value="958.601">
                <text:p>958.601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40.4891">
                <text:p>40.4891</text:p>
              </table:table-cell>
              <table:table-cell office:value-type="float" office:value="0.397797">
                <text:p>0.397797</text:p>
              </table:table-cell>
              <table:table-cell office:value-type="float" office:value="959.113">
                <text:p>959.113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39.9846">
                <text:p>39.9846</text:p>
              </table:table-cell>
              <table:table-cell office:value-type="float" office:value="0.396186">
                <text:p>0.396186</text:p>
              </table:table-cell>
              <table:table-cell office:value-type="float" office:value="959.619">
                <text:p>959.619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39.4863">
                <text:p>39.4863</text:p>
              </table:table-cell>
              <table:table-cell office:value-type="float" office:value="0.394602">
                <text:p>0.394602</text:p>
              </table:table-cell>
              <table:table-cell office:value-type="float" office:value="960.119">
                <text:p>960.119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38.9943">
                <text:p>38.9943</text:p>
              </table:table-cell>
              <table:table-cell office:value-type="float" office:value="0.393044">
                <text:p>0.393044</text:p>
              </table:table-cell>
              <table:table-cell office:value-type="float" office:value="960.613">
                <text:p>960.61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8.5084">
                <text:p>38.5084</text:p>
              </table:table-cell>
              <table:table-cell office:value-type="float" office:value="0.391511">
                <text:p>0.391511</text:p>
              </table:table-cell>
              <table:table-cell office:value-type="float" office:value="961.1">
                <text:p>961.1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38.0286">
                <text:p>38.0286</text:p>
              </table:table-cell>
              <table:table-cell office:value-type="float" office:value="0.390004">
                <text:p>0.390004</text:p>
              </table:table-cell>
              <table:table-cell office:value-type="float" office:value="961.581">
                <text:p>961.581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37.5547">
                <text:p>37.5547</text:p>
              </table:table-cell>
              <table:table-cell office:value-type="float" office:value="0.388521">
                <text:p>0.388521</text:p>
              </table:table-cell>
              <table:table-cell office:value-type="float" office:value="962.057">
                <text:p>962.057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37.0867">
                <text:p>37.0867</text:p>
              </table:table-cell>
              <table:table-cell office:value-type="float" office:value="0.387062">
                <text:p>0.387062</text:p>
              </table:table-cell>
              <table:table-cell office:value-type="float" office:value="962.526">
                <text:p>962.526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36.6246">
                <text:p>36.6246</text:p>
              </table:table-cell>
              <table:table-cell office:value-type="float" office:value="0.385626">
                <text:p>0.385626</text:p>
              </table:table-cell>
              <table:table-cell office:value-type="float" office:value="962.99">
                <text:p>962.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.1682">
                <text:p>36.1682</text:p>
              </table:table-cell>
              <table:table-cell office:value-type="float" office:value="0.384214">
                <text:p>0.384214</text:p>
              </table:table-cell>
              <table:table-cell office:value-type="float" office:value="963.448">
                <text:p>963.448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35.7175">
                <text:p>35.7175</text:p>
              </table:table-cell>
              <table:table-cell office:value-type="float" office:value="0.382824">
                <text:p>0.382824</text:p>
              </table:table-cell>
              <table:table-cell office:value-type="float" office:value="963.9">
                <text:p>963.9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35.2724">
                <text:p>35.2724</text:p>
              </table:table-cell>
              <table:table-cell office:value-type="float" office:value="0.381457">
                <text:p>0.381457</text:p>
              </table:table-cell>
              <table:table-cell office:value-type="float" office:value="964.346">
                <text:p>964.346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34.8328">
                <text:p>34.8328</text:p>
              </table:table-cell>
              <table:table-cell office:value-type="float" office:value="0.380111">
                <text:p>0.380111</text:p>
              </table:table-cell>
              <table:table-cell office:value-type="float" office:value="964.787">
                <text:p>964.787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4.3987">
                <text:p>34.3987</text:p>
              </table:table-cell>
              <table:table-cell office:value-type="float" office:value="0.378787">
                <text:p>0.378787</text:p>
              </table:table-cell>
              <table:table-cell office:value-type="float" office:value="965.222">
                <text:p>965.22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3.97">
                <text:p>33.97</text:p>
              </table:table-cell>
              <table:table-cell office:value-type="float" office:value="0.377484">
                <text:p>0.377484</text:p>
              </table:table-cell>
              <table:table-cell office:value-type="float" office:value="965.652">
                <text:p>965.652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3.5467">
                <text:p>33.5467</text:p>
              </table:table-cell>
              <table:table-cell office:value-type="float" office:value="0.376202">
                <text:p>0.376202</text:p>
              </table:table-cell>
              <table:table-cell office:value-type="float" office:value="966.077">
                <text:p>966.077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3.1286">
                <text:p>33.1286</text:p>
              </table:table-cell>
              <table:table-cell office:value-type="float" office:value="0.37494">
                <text:p>0.37494</text:p>
              </table:table-cell>
              <table:table-cell office:value-type="float" office:value="966.496">
                <text:p>966.496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2.7158">
                <text:p>32.7158</text:p>
              </table:table-cell>
              <table:table-cell office:value-type="float" office:value="0.373698">
                <text:p>0.373698</text:p>
              </table:table-cell>
              <table:table-cell office:value-type="float" office:value="966.911">
                <text:p>966.911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2.308">
                <text:p>32.308</text:p>
              </table:table-cell>
              <table:table-cell office:value-type="float" office:value="0.372475">
                <text:p>0.372475</text:p>
              </table:table-cell>
              <table:table-cell office:value-type="float" office:value="967.319">
                <text:p>967.3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1.9054">
                <text:p>31.9054</text:p>
              </table:table-cell>
              <table:table-cell office:value-type="float" office:value="0.371272">
                <text:p>0.371272</text:p>
              </table:table-cell>
              <table:table-cell office:value-type="float" office:value="967.723">
                <text:p>967.723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1.5078">
                <text:p>31.5078</text:p>
              </table:table-cell>
              <table:table-cell office:value-type="float" office:value="0.370087">
                <text:p>0.370087</text:p>
              </table:table-cell>
              <table:table-cell office:value-type="float" office:value="968.122">
                <text:p>968.122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1.1151">
                <text:p>31.1151</text:p>
              </table:table-cell>
              <table:table-cell office:value-type="float" office:value="0.368921">
                <text:p>0.368921</text:p>
              </table:table-cell>
              <table:table-cell office:value-type="float" office:value="968.516">
                <text:p>968.516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0.7273">
                <text:p>30.7273</text:p>
              </table:table-cell>
              <table:table-cell office:value-type="float" office:value="0.367773">
                <text:p>0.367773</text:p>
              </table:table-cell>
              <table:table-cell office:value-type="float" office:value="968.905">
                <text:p>968.905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0.3443">
                <text:p>30.3443</text:p>
              </table:table-cell>
              <table:table-cell office:value-type="float" office:value="0.366643">
                <text:p>0.366643</text:p>
              </table:table-cell>
              <table:table-cell office:value-type="float" office:value="969.289">
                <text:p>969.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